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text-properties fo:font-weight="bold" officeooo:rsid="013022fb" officeooo:paragraph-rsid="01302905" style:font-weight-asian="bold" style:font-weight-complex="bold"/>
    </style:style>
    <style:style style:name="P6" style:family="paragraph" style:parent-style-name="Standard">
      <style:paragraph-properties fo:text-align="start" style:justify-single-word="false"/>
      <style:text-properties fo:font-weight="bold" officeooo:rsid="0035bee7" officeooo:paragraph-rsid="01a41f11" style:font-weight-asian="bold" style:font-weight-complex="bold"/>
    </style:style>
    <style:style style:name="P7" style:family="paragraph" style:parent-style-name="Standard">
      <style:text-properties officeooo:rsid="0039ee2d" officeooo:paragraph-rsid="0064b407"/>
    </style:style>
    <style:style style:name="P8" style:family="paragraph" style:parent-style-name="Standard">
      <style:text-properties officeooo:rsid="0039ee2d" officeooo:paragraph-rsid="00c612a9"/>
    </style:style>
    <style:style style:name="P9" style:family="paragraph" style:parent-style-name="Standard">
      <style:text-properties officeooo:rsid="003a0e3e" officeooo:paragraph-rsid="00a4466c"/>
    </style:style>
    <style:style style:name="P10" style:family="paragraph" style:parent-style-name="Standard">
      <style:text-properties officeooo:rsid="003a0e3e" officeooo:paragraph-rsid="0064b407"/>
    </style:style>
    <style:style style:name="P11" style:family="paragraph" style:parent-style-name="Standard">
      <style:text-properties officeooo:rsid="0020392f" officeooo:paragraph-rsid="00ab9406"/>
    </style:style>
    <style:style style:name="P12" style:family="paragraph" style:parent-style-name="Standard">
      <style:text-properties officeooo:rsid="0081d615" officeooo:paragraph-rsid="007c5b53"/>
    </style:style>
    <style:style style:name="P13" style:family="paragraph" style:parent-style-name="Standard">
      <style:text-properties officeooo:rsid="0084f3d8" officeooo:paragraph-rsid="007c5b53"/>
    </style:style>
    <style:style style:name="P14" style:family="paragraph" style:parent-style-name="Standard">
      <style:text-properties officeooo:rsid="007fbb41" officeooo:paragraph-rsid="007fbb41"/>
    </style:style>
    <style:style style:name="P15" style:family="paragraph" style:parent-style-name="Standard">
      <style:text-properties officeooo:rsid="00a6518d" officeooo:paragraph-rsid="00a6518d"/>
    </style:style>
    <style:style style:name="P16" style:family="paragraph" style:parent-style-name="Standard">
      <style:text-properties officeooo:rsid="00aa249f" officeooo:paragraph-rsid="00aa249f"/>
    </style:style>
    <style:style style:name="P17" style:family="paragraph" style:parent-style-name="Standard">
      <style:text-properties officeooo:rsid="00b7638d" officeooo:paragraph-rsid="00aa249f"/>
    </style:style>
    <style:style style:name="P18" style:family="paragraph" style:parent-style-name="Standard">
      <style:text-properties officeooo:paragraph-rsid="00aa249f"/>
    </style:style>
    <style:style style:name="P19" style:family="paragraph" style:parent-style-name="Standard">
      <style:text-properties officeooo:rsid="008d7593" officeooo:paragraph-rsid="00ab9406"/>
    </style:style>
    <style:style style:name="P20" style:family="paragraph" style:parent-style-name="Standard">
      <style:text-properties officeooo:rsid="00bb9a92" officeooo:paragraph-rsid="00ab9406"/>
    </style:style>
    <style:style style:name="P21" style:family="paragraph" style:parent-style-name="Standard">
      <style:text-properties officeooo:rsid="00bb9a92" officeooo:paragraph-rsid="01af0f46"/>
    </style:style>
    <style:style style:name="P22" style:family="paragraph" style:parent-style-name="Standard">
      <style:text-properties officeooo:rsid="00bc4efb" officeooo:paragraph-rsid="00ab9406"/>
    </style:style>
    <style:style style:name="P23" style:family="paragraph" style:parent-style-name="Standard">
      <style:text-properties officeooo:rsid="00bceae6" officeooo:paragraph-rsid="00ab9406"/>
    </style:style>
    <style:style style:name="P24" style:family="paragraph" style:parent-style-name="Standard">
      <style:text-properties officeooo:rsid="00b843b7" officeooo:paragraph-rsid="00b843b7"/>
    </style:style>
    <style:style style:name="P25" style:family="paragraph" style:parent-style-name="Standard">
      <style:text-properties officeooo:rsid="00b843b7" officeooo:paragraph-rsid="00c54827"/>
    </style:style>
    <style:style style:name="P26" style:family="paragraph" style:parent-style-name="Standard">
      <style:text-properties officeooo:rsid="00b843b7" officeooo:paragraph-rsid="00c8d8df"/>
    </style:style>
    <style:style style:name="P27" style:family="paragraph" style:parent-style-name="Standard">
      <style:text-properties officeooo:rsid="00bf15de" officeooo:paragraph-rsid="00bf15de"/>
    </style:style>
    <style:style style:name="P28" style:family="paragraph" style:parent-style-name="Standard">
      <style:text-properties officeooo:rsid="00bf15de" officeooo:paragraph-rsid="00c0c374"/>
    </style:style>
    <style:style style:name="P29" style:family="paragraph" style:parent-style-name="Standard">
      <style:text-properties officeooo:rsid="00bf15de" officeooo:paragraph-rsid="00c612a9"/>
    </style:style>
    <style:style style:name="P30" style:family="paragraph" style:parent-style-name="Standard">
      <style:text-properties officeooo:rsid="00c0c374" officeooo:paragraph-rsid="00c0c374"/>
    </style:style>
    <style:style style:name="P31" style:family="paragraph" style:parent-style-name="Standard">
      <style:text-properties officeooo:rsid="00c0c374" officeooo:paragraph-rsid="00c67cd5"/>
    </style:style>
    <style:style style:name="P32" style:family="paragraph" style:parent-style-name="Standard">
      <style:text-properties officeooo:rsid="00c0c374" officeooo:paragraph-rsid="00c612a9"/>
    </style:style>
    <style:style style:name="P33" style:family="paragraph" style:parent-style-name="Standard">
      <style:text-properties officeooo:rsid="00c612a9" officeooo:paragraph-rsid="00c612a9"/>
    </style:style>
    <style:style style:name="P34" style:family="paragraph" style:parent-style-name="Standard">
      <style:text-properties officeooo:rsid="00d49cdd" officeooo:paragraph-rsid="00d49cdd"/>
    </style:style>
    <style:style style:name="P35" style:family="paragraph" style:parent-style-name="Standard">
      <style:text-properties officeooo:rsid="00b11a16" officeooo:paragraph-rsid="010b7069"/>
    </style:style>
    <style:style style:name="P36" style:family="paragraph" style:parent-style-name="Standard">
      <style:text-properties officeooo:paragraph-rsid="01257917"/>
    </style:style>
    <style:style style:name="P37" style:family="paragraph" style:parent-style-name="Standard">
      <style:text-properties officeooo:rsid="01257917" officeooo:paragraph-rsid="01257917"/>
    </style:style>
    <style:style style:name="P38" style:family="paragraph" style:parent-style-name="Standard">
      <style:text-properties officeooo:rsid="01257917" officeooo:paragraph-rsid="01302905"/>
    </style:style>
    <style:style style:name="P39" style:family="paragraph" style:parent-style-name="Standard">
      <style:text-properties officeooo:rsid="011f75cb" officeooo:paragraph-rsid="011f75cb"/>
    </style:style>
    <style:style style:name="P40" style:family="paragraph" style:parent-style-name="Standard">
      <style:text-properties officeooo:rsid="013022fb" officeooo:paragraph-rsid="01302905"/>
    </style:style>
    <style:style style:name="P41" style:family="paragraph" style:parent-style-name="Standard">
      <style:text-properties officeooo:rsid="003b5dae" officeooo:paragraph-rsid="00ab3866"/>
    </style:style>
    <style:style style:name="P42" style:family="paragraph" style:parent-style-name="Standard">
      <style:text-properties officeooo:rsid="01711c38" officeooo:paragraph-rsid="01711c38"/>
    </style:style>
    <style:style style:name="P43" style:family="paragraph" style:parent-style-name="Standard">
      <style:text-properties officeooo:rsid="008190ae" officeooo:paragraph-rsid="008190ae"/>
    </style:style>
    <style:style style:name="P44" style:family="paragraph" style:parent-style-name="Standard">
      <style:text-properties fo:font-weight="normal" officeooo:rsid="008267e4" officeooo:paragraph-rsid="01a2b08e" style:font-weight-asian="normal" style:font-weight-complex="normal"/>
    </style:style>
    <style:style style:name="P45" style:family="paragraph" style:parent-style-name="Standard">
      <style:text-properties officeooo:paragraph-rsid="01adb6c2"/>
    </style:style>
    <style:style style:name="P46" style:family="paragraph" style:parent-style-name="Standard">
      <style:text-properties officeooo:paragraph-rsid="01bdb17d"/>
    </style:style>
    <style:style style:name="P47" style:family="paragraph" style:parent-style-name="Standard">
      <style:text-properties officeooo:rsid="0026d1a6" officeooo:paragraph-rsid="01cddd96"/>
    </style:style>
    <style:style style:name="P48" style:family="paragraph" style:parent-style-name="Standard">
      <style:text-properties officeooo:rsid="00bb4f2d" officeooo:paragraph-rsid="01cebe53"/>
    </style:style>
    <style:style style:name="P49" style:family="paragraph" style:parent-style-name="Standard">
      <style:paragraph-properties fo:margin-left="0in" fo:margin-right="0in" fo:text-indent="0in" style:auto-text-indent="false"/>
      <style:text-properties officeooo:rsid="0020392f" officeooo:paragraph-rsid="00ab9406"/>
    </style:style>
    <style:style style:name="P50" style:family="paragraph" style:parent-style-name="Standard">
      <style:paragraph-properties fo:margin-left="0in" fo:margin-right="0in" fo:text-indent="0in" style:auto-text-indent="false"/>
      <style:text-properties officeooo:rsid="0020392f" officeooo:paragraph-rsid="00b0c82d"/>
    </style:style>
    <style:style style:name="P51"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52" style:family="paragraph" style:parent-style-name="Standard">
      <style:paragraph-properties fo:margin-left="0in" fo:margin-right="0in" fo:text-indent="0in" style:auto-text-indent="false"/>
      <style:text-properties officeooo:rsid="002e9df4" officeooo:paragraph-rsid="00cbb7b8"/>
    </style:style>
    <style:style style:name="P53"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54"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56" style:family="paragraph" style:parent-style-name="Standard">
      <style:paragraph-properties fo:margin-left="0in" fo:margin-right="0in" fo:text-indent="0in" style:auto-text-indent="false"/>
      <style:text-properties officeooo:rsid="00c74067" officeooo:paragraph-rsid="00b11a16"/>
    </style:style>
    <style:style style:name="P57" style:family="paragraph" style:parent-style-name="Standard">
      <style:paragraph-properties fo:margin-left="0in" fo:margin-right="0in" fo:text-indent="0in" style:auto-text-indent="false"/>
      <style:text-properties officeooo:rsid="00c74067" officeooo:paragraph-rsid="00b64978"/>
    </style:style>
    <style:style style:name="P58" style:family="paragraph" style:parent-style-name="Standard">
      <style:paragraph-properties fo:margin-left="0in" fo:margin-right="0in" fo:text-indent="0in" style:auto-text-indent="false"/>
      <style:text-properties officeooo:rsid="00c74067" officeooo:paragraph-rsid="00c3b9e8"/>
    </style:style>
    <style:style style:name="P59" style:family="paragraph" style:parent-style-name="Standard">
      <style:paragraph-properties fo:margin-left="0in" fo:margin-right="0in" fo:text-indent="0in" style:auto-text-indent="false"/>
      <style:text-properties officeooo:rsid="00c74067" officeooo:paragraph-rsid="00c7d357"/>
    </style:style>
    <style:style style:name="P60" style:family="paragraph" style:parent-style-name="Standard">
      <style:paragraph-properties fo:margin-left="0in" fo:margin-right="0in" fo:text-indent="0in" style:auto-text-indent="false"/>
      <style:text-properties officeooo:rsid="00c74067" officeooo:paragraph-rsid="01d1b890"/>
    </style:style>
    <style:style style:name="P61" style:family="paragraph" style:parent-style-name="Standard">
      <style:paragraph-properties fo:margin-left="0in" fo:margin-right="0in" fo:text-indent="0in" style:auto-text-indent="false"/>
      <style:text-properties officeooo:paragraph-rsid="00ab9406"/>
    </style:style>
    <style:style style:name="P62" style:family="paragraph" style:parent-style-name="Standard">
      <style:paragraph-properties fo:margin-left="0in" fo:margin-right="0in" fo:text-indent="0in" style:auto-text-indent="false"/>
      <style:text-properties officeooo:rsid="00b11a16" officeooo:paragraph-rsid="00b11a16"/>
    </style:style>
    <style:style style:name="P63" style:family="paragraph" style:parent-style-name="Standard">
      <style:paragraph-properties fo:margin-left="0in" fo:margin-right="0in" fo:text-indent="0in" style:auto-text-indent="false"/>
      <style:text-properties officeooo:rsid="00ce2407" officeooo:paragraph-rsid="00cbb7b8"/>
    </style:style>
    <style:style style:name="P64" style:family="paragraph" style:parent-style-name="Standard">
      <style:paragraph-properties fo:margin-left="0in" fo:margin-right="0in" fo:text-indent="0in" style:auto-text-indent="false"/>
      <style:text-properties officeooo:rsid="00d95d2e" officeooo:paragraph-rsid="00cbb7b8"/>
    </style:style>
    <style:style style:name="P65" style:family="paragraph" style:parent-style-name="Standard">
      <style:paragraph-properties fo:margin-left="0in" fo:margin-right="0in" fo:text-indent="0in" style:auto-text-indent="false"/>
      <style:text-properties officeooo:rsid="00bf15de" officeooo:paragraph-rsid="00cbb7b8"/>
    </style:style>
    <style:style style:name="P66" style:family="paragraph" style:parent-style-name="Standard">
      <style:paragraph-properties fo:margin-left="0in" fo:margin-right="0in" fo:text-indent="0in" style:auto-text-indent="false"/>
      <style:text-properties officeooo:rsid="00210c23" officeooo:paragraph-rsid="00cea497"/>
    </style:style>
    <style:style style:name="P67" style:family="paragraph" style:parent-style-name="Standard">
      <style:paragraph-properties fo:margin-left="0in" fo:margin-right="0in" fo:text-indent="0in" style:auto-text-indent="false"/>
      <style:text-properties officeooo:rsid="00e77b02" officeooo:paragraph-rsid="00cea497"/>
    </style:style>
    <style:style style:name="P68" style:family="paragraph" style:parent-style-name="Standard">
      <style:paragraph-properties fo:margin-left="0in" fo:margin-right="0in" fo:text-indent="0in" style:auto-text-indent="false"/>
      <style:text-properties officeooo:rsid="00c0c374" officeooo:paragraph-rsid="00cbb7b8"/>
    </style:style>
    <style:style style:name="P69" style:family="paragraph" style:parent-style-name="Standard">
      <style:paragraph-properties fo:margin-left="0in" fo:margin-right="0in" fo:text-indent="0in" style:auto-text-indent="false"/>
      <style:text-properties officeooo:rsid="00222306" officeooo:paragraph-rsid="00f878f5"/>
    </style:style>
    <style:style style:name="P70" style:family="paragraph" style:parent-style-name="Standard">
      <style:paragraph-properties fo:margin-left="0in" fo:margin-right="0in" fo:text-indent="0in" style:auto-text-indent="false"/>
      <style:text-properties officeooo:rsid="00211b47" officeooo:paragraph-rsid="00f878f5"/>
    </style:style>
    <style:style style:name="P71" style:family="paragraph" style:parent-style-name="Standard">
      <style:paragraph-properties fo:margin-left="0in" fo:margin-right="0in" fo:text-indent="0in" style:auto-text-indent="false"/>
      <style:text-properties officeooo:rsid="00555046" officeooo:paragraph-rsid="00f878f5"/>
    </style:style>
    <style:style style:name="P72" style:family="paragraph" style:parent-style-name="Standard">
      <style:paragraph-properties fo:margin-left="0in" fo:margin-right="0in" fo:text-indent="0in" style:auto-text-indent="false"/>
      <style:text-properties officeooo:rsid="0098fd07" officeooo:paragraph-rsid="00f878f5"/>
    </style:style>
    <style:style style:name="P73" style:family="paragraph" style:parent-style-name="Standard">
      <style:paragraph-properties fo:margin-left="0in" fo:margin-right="0in" fo:text-indent="0in" style:auto-text-indent="false"/>
      <style:text-properties officeooo:rsid="00572cd4" officeooo:paragraph-rsid="00f878f5"/>
    </style:style>
    <style:style style:name="P74" style:family="paragraph" style:parent-style-name="Standard">
      <style:paragraph-properties fo:margin-left="0in" fo:margin-right="0in" fo:text-indent="0in" style:auto-text-indent="false"/>
      <style:text-properties officeooo:rsid="00eabc7d" officeooo:paragraph-rsid="00f878f5"/>
    </style:style>
    <style:style style:name="P75" style:family="paragraph" style:parent-style-name="Standard">
      <style:paragraph-properties fo:margin-left="0in" fo:margin-right="0in" fo:text-indent="0in" style:auto-text-indent="false"/>
      <style:text-properties officeooo:rsid="00eafd05" officeooo:paragraph-rsid="00f878f5"/>
    </style:style>
    <style:style style:name="P76" style:family="paragraph" style:parent-style-name="Standard">
      <style:paragraph-properties fo:margin-left="0in" fo:margin-right="0in" fo:text-indent="0in" style:auto-text-indent="false"/>
      <style:text-properties officeooo:rsid="0033faa9" officeooo:paragraph-rsid="00f878f5"/>
    </style:style>
    <style:style style:name="P77" style:family="paragraph" style:parent-style-name="Standard">
      <style:paragraph-properties fo:margin-left="0in" fo:margin-right="0in" fo:text-indent="0in" style:auto-text-indent="false"/>
      <style:text-properties officeooo:rsid="0057a947" officeooo:paragraph-rsid="00f878f5"/>
    </style:style>
    <style:style style:name="P78" style:family="paragraph" style:parent-style-name="Standard">
      <style:paragraph-properties fo:margin-left="0in" fo:margin-right="0in" fo:text-indent="0in" style:auto-text-indent="false"/>
      <style:text-properties officeooo:rsid="00ef01f0" officeooo:paragraph-rsid="00f878f5"/>
    </style:style>
    <style:style style:name="P79" style:family="paragraph" style:parent-style-name="Standard">
      <style:paragraph-properties fo:margin-left="0in" fo:margin-right="0in" fo:text-indent="0in" style:auto-text-indent="false"/>
      <style:text-properties officeooo:rsid="005eb570" officeooo:paragraph-rsid="00f878f5"/>
    </style:style>
    <style:style style:name="P80" style:family="paragraph" style:parent-style-name="Standard">
      <style:paragraph-properties fo:margin-left="0in" fo:margin-right="0in" fo:text-indent="0in" style:auto-text-indent="false"/>
      <style:text-properties officeooo:rsid="010096ec" officeooo:paragraph-rsid="010096ec"/>
    </style:style>
    <style:style style:name="P81" style:family="paragraph" style:parent-style-name="Standard">
      <style:paragraph-properties fo:margin-left="0in" fo:margin-right="0in" fo:text-indent="0in" style:auto-text-indent="false"/>
      <style:text-properties officeooo:rsid="010096ec" officeooo:paragraph-rsid="0101ad1c"/>
    </style:style>
    <style:style style:name="P82" style:family="paragraph" style:parent-style-name="Standard">
      <style:paragraph-properties fo:margin-left="0in" fo:margin-right="0in" fo:text-indent="0in" style:auto-text-indent="false"/>
      <style:text-properties officeooo:rsid="010096ec" officeooo:paragraph-rsid="0102caea"/>
    </style:style>
    <style:style style:name="P83" style:family="paragraph" style:parent-style-name="Standard">
      <style:paragraph-properties fo:margin-left="0in" fo:margin-right="0in" fo:text-indent="0in" style:auto-text-indent="false"/>
      <style:text-properties officeooo:rsid="010096ec" officeooo:paragraph-rsid="011b4747"/>
    </style:style>
    <style:style style:name="P84" style:family="paragraph" style:parent-style-name="Standard">
      <style:paragraph-properties fo:margin-left="0in" fo:margin-right="0in" fo:text-indent="0in" style:auto-text-indent="false"/>
      <style:text-properties officeooo:rsid="010096ec" officeooo:paragraph-rsid="012b4a49"/>
    </style:style>
    <style:style style:name="P85" style:family="paragraph" style:parent-style-name="Standard">
      <style:paragraph-properties fo:margin-left="0in" fo:margin-right="0in" fo:text-indent="0in" style:auto-text-indent="false"/>
      <style:text-properties officeooo:rsid="010096ec" officeooo:paragraph-rsid="014f7bac"/>
    </style:style>
    <style:style style:name="P86" style:family="paragraph" style:parent-style-name="Standard">
      <style:paragraph-properties fo:margin-left="0in" fo:margin-right="0in" fo:text-indent="0in" style:auto-text-indent="false"/>
      <style:text-properties officeooo:rsid="010096ec" officeooo:paragraph-rsid="01b7c343"/>
    </style:style>
    <style:style style:name="P87" style:family="paragraph" style:parent-style-name="Standard">
      <style:paragraph-properties fo:margin-left="0in" fo:margin-right="0in" fo:text-indent="0in" style:auto-text-indent="false"/>
      <style:text-properties officeooo:rsid="010096ec" officeooo:paragraph-rsid="01b96716"/>
    </style:style>
    <style:style style:name="P88" style:family="paragraph" style:parent-style-name="Standard">
      <style:paragraph-properties fo:margin-left="0in" fo:margin-right="0in" fo:text-indent="0in" style:auto-text-indent="false"/>
      <style:text-properties officeooo:rsid="0102caea" officeooo:paragraph-rsid="0102caea"/>
    </style:style>
    <style:style style:name="P89" style:family="paragraph" style:parent-style-name="Standard">
      <style:paragraph-properties fo:margin-left="0in" fo:margin-right="0in" fo:text-indent="0in" style:auto-text-indent="false"/>
      <style:text-properties officeooo:rsid="00fe5471" officeooo:paragraph-rsid="0101ad1c"/>
    </style:style>
    <style:style style:name="P90" style:family="paragraph" style:parent-style-name="Standard">
      <style:paragraph-properties fo:margin-left="0in" fo:margin-right="0in" fo:text-indent="0in" style:auto-text-indent="false"/>
      <style:text-properties officeooo:rsid="00fe5471" officeooo:paragraph-rsid="01295b5d"/>
    </style:style>
    <style:style style:name="P91" style:family="paragraph" style:parent-style-name="Standard">
      <style:paragraph-properties fo:margin-left="0in" fo:margin-right="0in" fo:text-indent="0in" style:auto-text-indent="false"/>
      <style:text-properties officeooo:rsid="00fe5471" officeooo:paragraph-rsid="012c71b5"/>
    </style:style>
    <style:style style:name="P92" style:family="paragraph" style:parent-style-name="Standard">
      <style:paragraph-properties fo:margin-left="0in" fo:margin-right="0in" fo:text-indent="0in" style:auto-text-indent="false"/>
      <style:text-properties officeooo:rsid="00fe5471" officeooo:paragraph-rsid="01b96dc0"/>
    </style:style>
    <style:style style:name="P93" style:family="paragraph" style:parent-style-name="Standard">
      <style:paragraph-properties fo:margin-left="0in" fo:margin-right="0in" fo:text-indent="0in" style:auto-text-indent="false"/>
      <style:text-properties officeooo:rsid="01171f88" officeooo:paragraph-rsid="01171f88"/>
    </style:style>
    <style:style style:name="P94" style:family="paragraph" style:parent-style-name="Standard">
      <style:paragraph-properties fo:margin-left="0in" fo:margin-right="0in" fo:text-indent="0in" style:auto-text-indent="false"/>
      <style:text-properties officeooo:rsid="012c71b5" officeooo:paragraph-rsid="012c71b5"/>
    </style:style>
    <style:style style:name="P95" style:family="paragraph" style:parent-style-name="Standard">
      <style:paragraph-properties fo:margin-left="0in" fo:margin-right="0in" fo:text-indent="0in" style:auto-text-indent="false"/>
      <style:text-properties officeooo:rsid="014f77ad" officeooo:paragraph-rsid="014f77ad"/>
    </style:style>
    <style:style style:name="P96" style:family="paragraph" style:parent-style-name="Standard">
      <style:paragraph-properties fo:margin-left="0in" fo:margin-right="0in" fo:text-indent="0in" style:auto-text-indent="false"/>
      <style:text-properties officeooo:rsid="014f77ad" officeooo:paragraph-rsid="0190704f"/>
    </style:style>
    <style:style style:name="P97" style:family="paragraph" style:parent-style-name="Standard">
      <style:paragraph-properties fo:margin-left="0in" fo:margin-right="0in" fo:text-indent="0in" style:auto-text-indent="false"/>
      <style:text-properties officeooo:rsid="01514ed5" officeooo:paragraph-rsid="01514ed5"/>
    </style:style>
    <style:style style:name="P98" style:family="paragraph" style:parent-style-name="Standard">
      <style:paragraph-properties fo:margin-left="0in" fo:margin-right="0in" fo:text-indent="0in" style:auto-text-indent="false"/>
      <style:text-properties officeooo:rsid="01514ed5" officeooo:paragraph-rsid="0158a152"/>
    </style:style>
    <style:style style:name="P99" style:family="paragraph" style:parent-style-name="Standard">
      <style:paragraph-properties fo:margin-left="0in" fo:margin-right="0in" fo:text-indent="0in" style:auto-text-indent="false"/>
      <style:text-properties officeooo:rsid="0158a152" officeooo:paragraph-rsid="0158a152"/>
    </style:style>
    <style:style style:name="P100" style:family="paragraph" style:parent-style-name="Standard">
      <style:paragraph-properties fo:margin-left="0in" fo:margin-right="0in" fo:text-indent="0in" style:auto-text-indent="false"/>
      <style:text-properties officeooo:rsid="015befd1" officeooo:paragraph-rsid="015befd1"/>
    </style:style>
    <style:style style:name="P101" style:family="paragraph" style:parent-style-name="Standard">
      <style:paragraph-properties fo:margin-left="0in" fo:margin-right="0in" fo:text-indent="0in" style:auto-text-indent="false"/>
      <style:text-properties officeooo:rsid="012ef950" officeooo:paragraph-rsid="014f7bac"/>
    </style:style>
    <style:style style:name="P102" style:family="paragraph" style:parent-style-name="Standard">
      <style:paragraph-properties fo:margin-left="0in" fo:margin-right="0in" fo:text-indent="0in" style:auto-text-indent="false"/>
      <style:text-properties officeooo:rsid="0029223a" officeooo:paragraph-rsid="016c2508"/>
    </style:style>
    <style:style style:name="P103" style:family="paragraph" style:parent-style-name="Standard">
      <style:paragraph-properties fo:margin-left="0in" fo:margin-right="0in" fo:text-indent="0in" style:auto-text-indent="false"/>
      <style:text-properties officeooo:rsid="0029223a" officeooo:paragraph-rsid="01d01870"/>
    </style:style>
    <style:style style:name="P104" style:family="paragraph" style:parent-style-name="Standard">
      <style:paragraph-properties fo:margin-left="0in" fo:margin-right="0in" fo:text-indent="0in" style:auto-text-indent="false"/>
      <style:text-properties officeooo:rsid="0174d2e5" officeooo:paragraph-rsid="01768411"/>
    </style:style>
    <style:style style:name="P105" style:family="paragraph" style:parent-style-name="Standard">
      <style:paragraph-properties fo:margin-left="0in" fo:margin-right="0in" fo:text-indent="0in" style:auto-text-indent="false"/>
      <style:text-properties officeooo:rsid="01768411" officeooo:paragraph-rsid="01768411"/>
    </style:style>
    <style:style style:name="P106" style:family="paragraph" style:parent-style-name="Standard">
      <style:paragraph-properties fo:margin-left="0in" fo:margin-right="0in" fo:text-indent="0in" style:auto-text-indent="false"/>
      <style:text-properties officeooo:rsid="017c6c8d" officeooo:paragraph-rsid="017c6c8d"/>
    </style:style>
    <style:style style:name="P107" style:family="paragraph" style:parent-style-name="Standard">
      <style:paragraph-properties fo:margin-left="0in" fo:margin-right="0in" fo:text-indent="0in" style:auto-text-indent="false"/>
      <style:text-properties officeooo:rsid="017d588c" officeooo:paragraph-rsid="017d588c"/>
    </style:style>
    <style:style style:name="P108" style:family="paragraph" style:parent-style-name="Standard">
      <style:paragraph-properties fo:margin-left="0in" fo:margin-right="0in" fo:text-indent="0in" style:auto-text-indent="false"/>
      <style:text-properties officeooo:rsid="017fc94f" officeooo:paragraph-rsid="017fc94f"/>
    </style:style>
    <style:style style:name="P109" style:family="paragraph" style:parent-style-name="Standard">
      <style:paragraph-properties fo:margin-left="0in" fo:margin-right="0in" fo:text-indent="0in" style:auto-text-indent="false"/>
      <style:text-properties officeooo:rsid="0180e1bb" officeooo:paragraph-rsid="0180e1bb"/>
    </style:style>
    <style:style style:name="P110" style:family="paragraph" style:parent-style-name="Standard">
      <style:paragraph-properties fo:margin-left="0in" fo:margin-right="0in" fo:text-indent="0in" style:auto-text-indent="false"/>
      <style:text-properties officeooo:rsid="01812124" officeooo:paragraph-rsid="01812124"/>
    </style:style>
    <style:style style:name="P111" style:family="paragraph" style:parent-style-name="Standard">
      <style:paragraph-properties fo:margin-left="0in" fo:margin-right="0in" fo:text-indent="0in" style:auto-text-indent="false"/>
      <style:text-properties officeooo:rsid="018259f7" officeooo:paragraph-rsid="018259f7"/>
    </style:style>
    <style:style style:name="P112" style:family="paragraph" style:parent-style-name="Standard">
      <style:paragraph-properties fo:margin-left="0in" fo:margin-right="0in" fo:text-indent="0in" style:auto-text-indent="false"/>
      <style:text-properties officeooo:rsid="0182b89e" officeooo:paragraph-rsid="0182b89e"/>
    </style:style>
    <style:style style:name="P113" style:family="paragraph" style:parent-style-name="Standard">
      <style:paragraph-properties fo:margin-left="0in" fo:margin-right="0in" fo:text-indent="0in" style:auto-text-indent="false"/>
      <style:text-properties officeooo:rsid="01847b81" officeooo:paragraph-rsid="01847b81"/>
    </style:style>
    <style:style style:name="P114" style:family="paragraph" style:parent-style-name="Standard">
      <style:paragraph-properties fo:margin-left="0in" fo:margin-right="0in" fo:text-indent="0in" style:auto-text-indent="false"/>
      <style:text-properties officeooo:rsid="018653e3" officeooo:paragraph-rsid="018653e3"/>
    </style:style>
    <style:style style:name="P115" style:family="paragraph" style:parent-style-name="Standard">
      <style:paragraph-properties fo:margin-left="0in" fo:margin-right="0in" fo:text-indent="0in" style:auto-text-indent="false"/>
      <style:text-properties officeooo:rsid="0186d19e" officeooo:paragraph-rsid="01881455"/>
    </style:style>
    <style:style style:name="P116" style:family="paragraph" style:parent-style-name="Standard">
      <style:paragraph-properties fo:margin-left="0in" fo:margin-right="0in" fo:text-indent="0in" style:auto-text-indent="false"/>
      <style:text-properties officeooo:rsid="0186d19e" officeooo:paragraph-rsid="01c71eaf"/>
    </style:style>
    <style:style style:name="P117" style:family="paragraph" style:parent-style-name="Standard">
      <style:paragraph-properties fo:margin-left="0in" fo:margin-right="0in" fo:text-indent="0in" style:auto-text-indent="false"/>
      <style:text-properties officeooo:rsid="01881455" officeooo:paragraph-rsid="01881455"/>
    </style:style>
    <style:style style:name="P118" style:family="paragraph" style:parent-style-name="Standard">
      <style:paragraph-properties fo:margin-left="0in" fo:margin-right="0in" fo:text-indent="0in" style:auto-text-indent="false"/>
      <style:text-properties officeooo:rsid="0189f93a" officeooo:paragraph-rsid="0189f93a"/>
    </style:style>
    <style:style style:name="P119" style:family="paragraph" style:parent-style-name="Standard">
      <style:paragraph-properties fo:margin-left="0in" fo:margin-right="0in" fo:text-indent="0in" style:auto-text-indent="false"/>
      <style:text-properties officeooo:rsid="018ba22b" officeooo:paragraph-rsid="018ba22b"/>
    </style:style>
    <style:style style:name="P120" style:family="paragraph" style:parent-style-name="Standard">
      <style:paragraph-properties fo:margin-left="0in" fo:margin-right="0in" fo:text-indent="0in" style:auto-text-indent="false"/>
      <style:text-properties officeooo:rsid="018d7213" officeooo:paragraph-rsid="018d7213"/>
    </style:style>
    <style:style style:name="P121" style:family="paragraph" style:parent-style-name="Standard">
      <style:paragraph-properties fo:margin-left="0in" fo:margin-right="0in" fo:text-indent="0in" style:auto-text-indent="false"/>
      <style:text-properties officeooo:rsid="018f75f9" officeooo:paragraph-rsid="018f75f9"/>
    </style:style>
    <style:style style:name="P122" style:family="paragraph" style:parent-style-name="Standard">
      <style:paragraph-properties fo:margin-left="0in" fo:margin-right="0in" fo:text-indent="0in" style:auto-text-indent="false"/>
      <style:text-properties officeooo:rsid="018f7c9a" officeooo:paragraph-rsid="018f7c9a"/>
    </style:style>
    <style:style style:name="P123" style:family="paragraph" style:parent-style-name="Standard">
      <style:paragraph-properties fo:margin-left="0in" fo:margin-right="0in" fo:text-indent="0in" style:auto-text-indent="false"/>
      <style:text-properties officeooo:rsid="0190704f" officeooo:paragraph-rsid="0190704f"/>
    </style:style>
    <style:style style:name="P124" style:family="paragraph" style:parent-style-name="Text_20_body">
      <style:paragraph-properties fo:margin-left="0in" fo:margin-right="0in" fo:text-indent="0in" style:auto-text-indent="false"/>
      <style:text-properties officeooo:rsid="010096ec" officeooo:paragraph-rsid="01171f88"/>
    </style:style>
    <style:style style:name="P125" style:family="paragraph" style:parent-style-name="Text_20_body">
      <style:paragraph-properties fo:margin-left="0in" fo:margin-right="0in" fo:text-indent="0in" style:auto-text-indent="false"/>
      <style:text-properties officeooo:rsid="010096ec" officeooo:paragraph-rsid="01045588"/>
    </style:style>
    <style:style style:name="P126" style:family="paragraph" style:parent-style-name="Text_20_body">
      <style:text-properties officeooo:rsid="007a1e08" officeooo:paragraph-rsid="007a1e08"/>
    </style:style>
    <style:style style:name="P127" style:family="paragraph" style:parent-style-name="Text_20_body">
      <style:text-properties officeooo:rsid="008267e4" officeooo:paragraph-rsid="008267e4"/>
    </style:style>
    <style:style style:name="P128" style:family="paragraph" style:parent-style-name="Text_20_body">
      <style:text-properties officeooo:rsid="008267e4" officeooo:paragraph-rsid="01a59ae0"/>
    </style:style>
    <style:style style:name="P129" style:family="paragraph" style:parent-style-name="Text_20_body">
      <style:text-properties officeooo:rsid="0083638a" officeooo:paragraph-rsid="0083638a"/>
    </style:style>
    <style:style style:name="P130" style:family="paragraph" style:parent-style-name="Text_20_body">
      <style:text-properties officeooo:rsid="00838a38" officeooo:paragraph-rsid="00838a38"/>
    </style:style>
    <style:style style:name="P131" style:family="paragraph" style:parent-style-name="Text_20_body">
      <style:text-properties officeooo:rsid="00890d89" officeooo:paragraph-rsid="00890d89"/>
    </style:style>
    <style:style style:name="P132" style:family="paragraph" style:parent-style-name="Text_20_body">
      <style:text-properties officeooo:rsid="008c6c27" officeooo:paragraph-rsid="008cc196"/>
    </style:style>
    <style:style style:name="P133" style:family="paragraph" style:parent-style-name="Text_20_body">
      <style:text-properties officeooo:rsid="008ca373" officeooo:paragraph-rsid="008cc196"/>
    </style:style>
    <style:style style:name="P134" style:family="paragraph" style:parent-style-name="Text_20_body">
      <style:text-properties officeooo:rsid="008ca373" officeooo:paragraph-rsid="009151f1"/>
    </style:style>
    <style:style style:name="P135" style:family="paragraph" style:parent-style-name="Text_20_body">
      <style:text-properties officeooo:rsid="0090fcfe" officeooo:paragraph-rsid="0090fcfe"/>
    </style:style>
    <style:style style:name="P136" style:family="paragraph" style:parent-style-name="Text_20_body">
      <style:text-properties officeooo:rsid="009151f1" officeooo:paragraph-rsid="009151f1"/>
    </style:style>
    <style:style style:name="P137" style:family="paragraph" style:parent-style-name="Text_20_body">
      <style:text-properties officeooo:rsid="009320da" officeooo:paragraph-rsid="009320da"/>
    </style:style>
    <style:style style:name="P138" style:family="paragraph" style:parent-style-name="Text_20_body">
      <style:text-properties officeooo:rsid="0096414d" officeooo:paragraph-rsid="0096414d"/>
    </style:style>
    <style:style style:name="P139" style:family="paragraph" style:parent-style-name="Text_20_body">
      <style:text-properties officeooo:rsid="0096414d" officeooo:paragraph-rsid="00de4d32"/>
    </style:style>
    <style:style style:name="P140" style:family="paragraph" style:parent-style-name="Text_20_body">
      <style:text-properties officeooo:rsid="009bad45" officeooo:paragraph-rsid="009bad45"/>
    </style:style>
    <style:style style:name="P141" style:family="paragraph" style:parent-style-name="Text_20_body">
      <style:text-properties officeooo:rsid="009cc6ec" officeooo:paragraph-rsid="009cc6ec"/>
    </style:style>
    <style:style style:name="P142" style:family="paragraph" style:parent-style-name="Text_20_body">
      <style:text-properties officeooo:rsid="009cc6ec" officeooo:paragraph-rsid="00a37204"/>
    </style:style>
    <style:style style:name="P143" style:family="paragraph" style:parent-style-name="Text_20_body">
      <style:text-properties officeooo:rsid="009e7cc3" officeooo:paragraph-rsid="009e7cc3"/>
    </style:style>
    <style:style style:name="P144" style:family="paragraph" style:parent-style-name="Text_20_body">
      <style:text-properties officeooo:rsid="009e7cc3" officeooo:paragraph-rsid="00a00205"/>
    </style:style>
    <style:style style:name="P145" style:family="paragraph" style:parent-style-name="Text_20_body">
      <style:text-properties officeooo:rsid="009e7cc3" officeooo:paragraph-rsid="00a37204"/>
    </style:style>
    <style:style style:name="P146" style:family="paragraph" style:parent-style-name="Text_20_body">
      <style:text-properties officeooo:rsid="00a00205" officeooo:paragraph-rsid="00a00205"/>
    </style:style>
    <style:style style:name="P147" style:family="paragraph" style:parent-style-name="Text_20_body">
      <style:text-properties officeooo:rsid="00879ca9" officeooo:paragraph-rsid="00a54dd2"/>
    </style:style>
    <style:style style:name="P148" style:family="paragraph" style:parent-style-name="Text_20_body">
      <style:text-properties officeooo:rsid="00879ca9" officeooo:paragraph-rsid="014aaa12"/>
    </style:style>
    <style:style style:name="P149" style:family="paragraph" style:parent-style-name="Text_20_body">
      <style:text-properties officeooo:rsid="00a094d2" officeooo:paragraph-rsid="00a00205"/>
    </style:style>
    <style:style style:name="P150" style:family="paragraph" style:parent-style-name="Text_20_body">
      <style:text-properties officeooo:rsid="00a6518d" officeooo:paragraph-rsid="00a6518d"/>
    </style:style>
    <style:style style:name="P151" style:family="paragraph" style:parent-style-name="Text_20_body">
      <style:text-properties officeooo:rsid="00914214" officeooo:paragraph-rsid="009151f1"/>
    </style:style>
    <style:style style:name="P152" style:family="paragraph" style:parent-style-name="Text_20_body">
      <style:text-properties fo:font-weight="bold" officeooo:rsid="009bad45" officeooo:paragraph-rsid="00de4d32" style:font-weight-asian="bold" style:font-weight-complex="bold"/>
    </style:style>
    <style:style style:name="P153" style:family="paragraph" style:parent-style-name="Text_20_body">
      <style:text-properties officeooo:paragraph-rsid="0114aa41"/>
    </style:style>
    <style:style style:name="P154" style:family="paragraph" style:parent-style-name="Text_20_body">
      <style:text-properties officeooo:paragraph-rsid="011efdd9"/>
    </style:style>
    <style:style style:name="P155" style:family="paragraph" style:parent-style-name="Text_20_body">
      <style:text-properties officeooo:rsid="01137544" officeooo:paragraph-rsid="0114aa41"/>
    </style:style>
    <style:style style:name="P156" style:family="paragraph" style:parent-style-name="Text_20_body">
      <style:text-properties officeooo:rsid="00a4466c" officeooo:paragraph-rsid="014333db"/>
    </style:style>
    <style:style style:name="P157" style:family="paragraph" style:parent-style-name="Text_20_body">
      <style:text-properties officeooo:rsid="00a2785e" officeooo:paragraph-rsid="00a2785e"/>
    </style:style>
    <style:style style:name="P158" style:family="paragraph" style:parent-style-name="Text_20_body">
      <style:text-properties officeooo:rsid="0136b818" officeooo:paragraph-rsid="0136b818"/>
    </style:style>
    <style:style style:name="P159" style:family="paragraph" style:parent-style-name="Text_20_body">
      <style:text-properties officeooo:rsid="0136b818" officeooo:paragraph-rsid="013bca6d"/>
    </style:style>
    <style:style style:name="P160" style:family="paragraph" style:parent-style-name="Text_20_body">
      <style:text-properties officeooo:rsid="013bca6d" officeooo:paragraph-rsid="013bca6d"/>
    </style:style>
    <style:style style:name="P161" style:family="paragraph" style:parent-style-name="Text_20_body">
      <style:text-properties officeooo:rsid="013c4504" officeooo:paragraph-rsid="013c4504"/>
    </style:style>
    <style:style style:name="P162" style:family="paragraph" style:parent-style-name="Text_20_body">
      <style:text-properties officeooo:rsid="013d80d2" officeooo:paragraph-rsid="013d80d2"/>
    </style:style>
    <style:style style:name="P163" style:family="paragraph" style:parent-style-name="Text_20_body">
      <style:text-properties officeooo:rsid="0141419c" officeooo:paragraph-rsid="0141419c"/>
    </style:style>
    <style:style style:name="P164" style:family="paragraph" style:parent-style-name="Text_20_body">
      <style:text-properties officeooo:rsid="0144432a" officeooo:paragraph-rsid="014333db"/>
    </style:style>
    <style:style style:name="P165" style:family="paragraph" style:parent-style-name="Text_20_body">
      <style:text-properties officeooo:rsid="008aec5b" officeooo:paragraph-rsid="00fc29fa"/>
    </style:style>
    <style:style style:name="P166" style:family="paragraph" style:parent-style-name="Text_20_body">
      <style:text-properties officeooo:rsid="014aaa12" officeooo:paragraph-rsid="014af3df"/>
    </style:style>
    <style:style style:name="P167" style:family="paragraph" style:parent-style-name="Text_20_body">
      <style:text-properties officeooo:rsid="014aaa12" officeooo:paragraph-rsid="014d1829"/>
    </style:style>
    <style:style style:name="P168" style:family="paragraph" style:parent-style-name="Standard" style:list-style-name="L1">
      <style:text-properties officeooo:rsid="007cfd86" officeooo:paragraph-rsid="007cfd86"/>
    </style:style>
    <style:style style:name="P169" style:family="paragraph" style:parent-style-name="Standard" style:list-style-name="L1">
      <style:text-properties officeooo:rsid="007c5b53" officeooo:paragraph-rsid="007c5b53"/>
    </style:style>
    <style:style style:name="P170" style:family="paragraph" style:parent-style-name="Standard" style:list-style-name="L1">
      <style:text-properties officeooo:rsid="0084f3d8" officeooo:paragraph-rsid="007cfd86"/>
    </style:style>
    <style:style style:name="P171" style:family="paragraph" style:parent-style-name="Standard" style:list-style-name="L1">
      <style:text-properties officeooo:rsid="0084f3d8" officeooo:paragraph-rsid="007c5b53"/>
    </style:style>
    <style:style style:name="P172" style:family="paragraph" style:parent-style-name="Standard" style:list-style-name="L1">
      <style:text-properties officeooo:rsid="00878254" officeooo:paragraph-rsid="01d90421"/>
    </style:style>
    <style:style style:name="P173" style:family="paragraph" style:parent-style-name="Standard">
      <style:text-properties officeooo:rsid="007fbb41" officeooo:paragraph-rsid="01d90421"/>
    </style:style>
    <style:style style:name="P174" style:family="paragraph" style:parent-style-name="Standard" style:list-style-name="L3">
      <style:text-properties officeooo:paragraph-rsid="00ab9406"/>
    </style:style>
    <style:style style:name="P175" style:family="paragraph" style:parent-style-name="Standard" style:list-style-name="L4">
      <style:text-properties officeooo:rsid="00bc4efb" officeooo:paragraph-rsid="00ab9406"/>
    </style:style>
    <style:style style:name="P176" style:family="paragraph" style:parent-style-name="Standard" style:list-style-name="L4">
      <style:text-properties officeooo:rsid="00bceae6" officeooo:paragraph-rsid="00ab9406"/>
    </style:style>
    <style:style style:name="P177" style:family="paragraph" style:parent-style-name="Standard" style:list-style-name="L4">
      <style:text-properties officeooo:rsid="00be7bdb" officeooo:paragraph-rsid="00ab9406"/>
    </style:style>
    <style:style style:name="P178" style:family="paragraph" style:parent-style-name="Standard" style:list-style-name="L5">
      <style:text-properties officeooo:paragraph-rsid="00b11a16"/>
    </style:style>
    <style:style style:name="P179" style:family="paragraph" style:parent-style-name="Standard" style:list-style-name="L7">
      <style:text-properties officeooo:paragraph-rsid="00f878f5"/>
    </style:style>
    <style:style style:name="P180" style:family="paragraph" style:parent-style-name="Standard">
      <style:text-properties officeooo:rsid="0081d615" officeooo:paragraph-rsid="01d90421"/>
    </style:style>
    <style:style style:name="P181" style:family="paragraph" style:parent-style-name="Standard" style:list-style-name="L2">
      <style:paragraph-properties fo:text-align="start" style:justify-single-word="false"/>
      <style:text-properties fo:font-weight="bold" officeooo:rsid="0035bee7" officeooo:paragraph-rsid="01d90421" style:font-weight-asian="bold" style:font-weight-complex="bold"/>
    </style:style>
    <style:style style:name="P182" style:family="paragraph" style:parent-style-name="Standard">
      <style:paragraph-properties fo:margin-left="0in" fo:margin-right="0in" fo:text-indent="0in" style:auto-text-indent="false"/>
      <style:text-properties officeooo:rsid="01847b81" officeooo:paragraph-rsid="01c71eaf"/>
    </style:style>
    <style:style style:name="P183" style:family="paragraph" style:parent-style-name="Heading_20_3">
      <style:text-properties officeooo:paragraph-rsid="007c5b53"/>
    </style:style>
    <style:style style:name="P184" style:family="paragraph" style:parent-style-name="Heading_20_3">
      <style:text-properties officeooo:rsid="008267e4" officeooo:paragraph-rsid="008267e4"/>
    </style:style>
    <style:style style:name="P185" style:family="paragraph" style:parent-style-name="Heading_20_3">
      <style:text-properties officeooo:paragraph-rsid="00ab3866"/>
    </style:style>
    <style:style style:name="P186" style:family="paragraph" style:parent-style-name="Heading_20_3">
      <style:text-properties officeooo:paragraph-rsid="00ab9406"/>
    </style:style>
    <style:style style:name="P187" style:family="paragraph" style:parent-style-name="Heading_20_3">
      <style:text-properties officeooo:paragraph-rsid="00cea497"/>
    </style:style>
    <style:style style:name="P188" style:family="paragraph" style:parent-style-name="Heading_20_3">
      <style:text-properties officeooo:paragraph-rsid="00f878f5"/>
    </style:style>
    <style:style style:name="P189" style:family="paragraph" style:parent-style-name="Text_20_body" style:list-style-name="L3">
      <style:text-properties officeooo:rsid="00b9a7ab" officeooo:paragraph-rsid="00ab9406"/>
    </style:style>
    <style:style style:name="P190" style:family="paragraph" style:parent-style-name="Text_20_body" style:list-style-name="L6">
      <style:text-properties officeooo:paragraph-rsid="00cea497"/>
    </style:style>
    <style:style style:name="P191" style:family="paragraph" style:parent-style-name="Text_20_body" style:list-style-name="L8"/>
    <style:style style:name="P192" style:family="paragraph" style:parent-style-name="Text_20_body" style:list-style-name="L8">
      <style:text-properties officeooo:rsid="0117f2ec" officeooo:paragraph-rsid="0117f2ec"/>
    </style:style>
    <style:style style:name="P193" style:family="paragraph" style:parent-style-name="Text_20_body" style:list-style-name="L9"/>
    <style:style style:name="P194" style:family="paragraph" style:parent-style-name="Text_20_body" style:list-style-name="L3">
      <style:paragraph-properties fo:margin-top="0in" fo:margin-bottom="0in" loext:contextual-spacing="false" style:writing-mode="page"/>
      <style:text-properties officeooo:paragraph-rsid="00ab9406"/>
    </style:style>
    <style:style style:name="P195" style:family="paragraph" style:parent-style-name="Heading_20_5">
      <style:text-properties officeooo:paragraph-rsid="00b11a16"/>
    </style:style>
    <style:style style:name="P196" style:family="paragraph" style:parent-style-name="Heading_20_5">
      <style:text-properties officeooo:paragraph-rsid="00c3b9e8"/>
    </style:style>
    <style:style style:name="P197" style:family="paragraph" style:parent-style-name="Heading_20_5">
      <style:text-properties officeooo:paragraph-rsid="00c7d357"/>
    </style:style>
    <style:style style:name="P198" style:family="paragraph" style:parent-style-name="Heading_20_5">
      <style:text-properties officeooo:paragraph-rsid="011db35b"/>
    </style:style>
    <style:style style:name="P199" style:family="paragraph" style:parent-style-name="Heading_20_4">
      <style:text-properties officeooo:paragraph-rsid="00a094d2"/>
    </style:style>
    <style:style style:name="P200" style:family="paragraph" style:parent-style-name="Heading_20_4">
      <style:text-properties officeooo:paragraph-rsid="00aa249f"/>
    </style:style>
    <style:style style:name="P201" style:family="paragraph" style:parent-style-name="Heading_20_4">
      <style:text-properties officeooo:rsid="0039ee2d" officeooo:paragraph-rsid="00ab9406"/>
    </style:style>
    <style:style style:name="P202" style:family="paragraph" style:parent-style-name="Heading_20_4">
      <style:text-properties officeooo:paragraph-rsid="00ab9406"/>
    </style:style>
    <style:style style:name="P203" style:family="paragraph" style:parent-style-name="Heading_20_4">
      <style:text-properties officeooo:paragraph-rsid="00b11a16"/>
    </style:style>
    <style:style style:name="P204" style:family="paragraph" style:parent-style-name="Heading_20_4">
      <style:text-properties officeooo:paragraph-rsid="00cea497"/>
    </style:style>
    <style:style style:name="P205" style:family="paragraph" style:parent-style-name="Heading_20_4">
      <style:text-properties officeooo:paragraph-rsid="00f878f5"/>
    </style:style>
    <style:style style:name="P206" style:family="paragraph" style:parent-style-name="Heading_20_4">
      <style:text-properties officeooo:rsid="011db35b" officeooo:paragraph-rsid="011db35b"/>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25aff7" style:font-weight-asian="bold" style:font-weight-complex="bold"/>
    </style:style>
    <style:style style:name="T22" style:family="text">
      <style:text-properties fo:font-weight="bold" officeooo:rsid="0026d1a6" style:font-weight-asian="bold" style:font-weight-complex="bold"/>
    </style:style>
    <style:style style:name="T23" style:family="text">
      <style:text-properties fo:font-weight="bold" officeooo:rsid="00967af8" style:font-weight-asian="bold" style:font-weight-complex="bold"/>
    </style:style>
    <style:style style:name="T24" style:family="text">
      <style:text-properties fo:font-weight="bold" officeooo:rsid="00955be2" style:font-weight-asian="bold" style:font-weight-complex="bold"/>
    </style:style>
    <style:style style:name="T25" style:family="text">
      <style:text-properties fo:font-weight="bold" officeooo:rsid="008d7593" style:font-weight-asian="bold" style:font-weight-complex="bold"/>
    </style:style>
    <style:style style:name="T26" style:family="text">
      <style:text-properties fo:font-weight="bold" officeooo:rsid="00bb6588" style:font-weight-asian="bold" style:font-weight-complex="bold"/>
    </style:style>
    <style:style style:name="T27" style:family="text">
      <style:text-properties fo:font-weight="bold" officeooo:rsid="00c047ab" style:font-weight-asian="bold" style:font-weight-complex="bold"/>
    </style:style>
    <style:style style:name="T28" style:family="text">
      <style:text-properties fo:font-weight="bold" officeooo:rsid="0029223a" style:font-weight-asian="bold" style:font-weight-complex="bold"/>
    </style:style>
    <style:style style:name="T29" style:family="text">
      <style:text-properties fo:font-weight="bold" officeooo:rsid="00d3b086" style:font-weight-asian="bold" style:font-weight-complex="bold"/>
    </style:style>
    <style:style style:name="T30" style:family="text">
      <style:text-properties fo:font-weight="bold" officeooo:rsid="00c7da53" style:font-weight-asian="bold" style:font-weight-complex="bold"/>
    </style:style>
    <style:style style:name="T31" style:family="text">
      <style:text-properties fo:font-weight="bold" officeooo:rsid="00b39cfa" style:font-weight-asian="bold" style:font-weight-complex="bold"/>
    </style:style>
    <style:style style:name="T32" style:family="text">
      <style:text-properties fo:font-weight="bold" officeooo:rsid="00c612a9"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d25a6" style:font-weight-asian="bold" style:font-weight-complex="bold"/>
    </style:style>
    <style:style style:name="T35" style:family="text">
      <style:text-properties fo:font-weight="bold" officeooo:rsid="0107b592" style:font-weight-asian="bold" style:font-weight-complex="bold"/>
    </style:style>
    <style:style style:name="T36" style:family="text">
      <style:text-properties fo:font-weight="bold" officeooo:rsid="00daef30" style:font-weight-asian="bold" style:font-weight-complex="bold"/>
    </style:style>
    <style:style style:name="T37" style:family="text">
      <style:text-properties fo:font-weight="bold" officeooo:rsid="00e1a2ba" style:font-weight-asian="bold" style:font-weight-complex="bold"/>
    </style:style>
    <style:style style:name="T38" style:family="text">
      <style:text-properties fo:font-weight="bold" officeooo:rsid="00cbb7b8" style:font-weight-asian="bold" style:font-weight-complex="bold"/>
    </style:style>
    <style:style style:name="T39" style:family="text">
      <style:text-properties fo:font-weight="bold" officeooo:rsid="00e872d5" style:font-weight-asian="bold" style:font-weight-complex="bold"/>
    </style:style>
    <style:style style:name="T40" style:family="text">
      <style:text-properties fo:font-weight="bold" officeooo:rsid="0087d986" style:font-weight-asian="bold" style:font-weight-complex="bold"/>
    </style:style>
    <style:style style:name="T41" style:family="text">
      <style:text-properties fo:font-weight="bold" officeooo:rsid="00ea47d2" style:font-weight-asian="bold" style:font-weight-complex="bold"/>
    </style:style>
    <style:style style:name="T42" style:family="text">
      <style:text-properties fo:font-weight="bold" officeooo:rsid="00ef01f0" style:font-weight-asian="bold" style:font-weight-complex="bold"/>
    </style:style>
    <style:style style:name="T43" style:family="text">
      <style:text-properties fo:font-weight="bold" officeooo:rsid="00222306" style:font-weight-asian="bold" style:font-weight-complex="bold"/>
    </style:style>
    <style:style style:name="T44" style:family="text">
      <style:text-properties fo:font-weight="bold" officeooo:rsid="00fe5471" style:font-weight-asian="bold" style:font-weight-complex="bold"/>
    </style:style>
    <style:style style:name="T45" style:family="text">
      <style:text-properties fo:font-weight="bold" officeooo:rsid="01061e3e" style:font-weight-asian="bold" style:font-weight-complex="bold"/>
    </style:style>
    <style:style style:name="T46" style:family="text">
      <style:text-properties fo:font-weight="bold" officeooo:rsid="0120b4b1" style:font-weight-asian="bold" style:font-weight-complex="bold"/>
    </style:style>
    <style:style style:name="T47" style:family="text">
      <style:text-properties fo:font-weight="bold" officeooo:rsid="013c4504" style:font-weight-asian="bold" style:font-weight-complex="bold"/>
    </style:style>
    <style:style style:name="T48" style:family="text">
      <style:text-properties fo:font-weight="bold" officeooo:rsid="01458c8e" style:font-weight-asian="bold" style:font-weight-complex="bold"/>
    </style:style>
    <style:style style:name="T49" style:family="text">
      <style:text-properties fo:font-weight="bold" officeooo:rsid="01600d01" style:font-weight-asian="bold" style:font-weight-complex="bold"/>
    </style:style>
    <style:style style:name="T50" style:family="text">
      <style:text-properties fo:font-weight="bold" officeooo:rsid="01641ec9" style:font-weight-asian="bold" style:font-weight-complex="bold"/>
    </style:style>
    <style:style style:name="T51" style:family="text">
      <style:text-properties fo:font-weight="bold" officeooo:rsid="0141e4d7" style:font-weight-asian="bold" style:font-weight-complex="bold"/>
    </style:style>
    <style:style style:name="T52" style:family="text">
      <style:text-properties fo:font-weight="bold" officeooo:rsid="0167b7a2" style:font-weight-asian="bold" style:font-weight-complex="bold"/>
    </style:style>
    <style:style style:name="T53" style:family="text">
      <style:text-properties fo:font-weight="bold" officeooo:rsid="00bceae6" style:font-weight-asian="bold" style:font-weight-complex="bold"/>
    </style:style>
    <style:style style:name="T54" style:family="text">
      <style:text-properties fo:font-weight="bold" officeooo:rsid="01800e86" style:font-weight-asian="bold" style:font-weight-complex="bold"/>
    </style:style>
    <style:style style:name="T55" style:family="text">
      <style:text-properties fo:font-weight="bold" officeooo:rsid="01881455" style:font-weight-asian="bold" style:font-weight-complex="bold"/>
    </style:style>
    <style:style style:name="T56" style:family="text">
      <style:text-properties fo:font-weight="bold" officeooo:rsid="01a15fb8" style:font-weight-asian="bold" style:font-weight-complex="bold"/>
    </style:style>
    <style:style style:name="T57" style:family="text">
      <style:text-properties fo:font-weight="bold" officeooo:rsid="01a63c29" style:font-weight-asian="bold" style:font-weight-complex="bold"/>
    </style:style>
    <style:style style:name="T58" style:family="text">
      <style:text-properties fo:font-weight="bold" officeooo:rsid="01aab2c9" style:font-weight-asian="bold" style:font-weight-complex="bold"/>
    </style:style>
    <style:style style:name="T59" style:family="text">
      <style:text-properties fo:font-weight="bold" officeooo:rsid="013c68ec" style:font-weight-asian="bold" style:font-weight-complex="bold"/>
    </style:style>
    <style:style style:name="T60" style:family="text">
      <style:text-properties fo:font-weight="bold" officeooo:rsid="00bb4f2d" style:font-weight-asian="bold" style:font-weight-complex="bold"/>
    </style:style>
    <style:style style:name="T61" style:family="text">
      <style:text-properties fo:font-weight="bold" officeooo:rsid="01b0138d" style:font-weight-asian="bold" style:font-weight-complex="bold"/>
    </style:style>
    <style:style style:name="T62" style:family="text">
      <style:text-properties fo:font-weight="bold" officeooo:rsid="01b3327b" style:font-weight-asian="bold" style:font-weight-complex="bold"/>
    </style:style>
    <style:style style:name="T63" style:family="text">
      <style:text-properties fo:font-weight="bold" officeooo:rsid="01b65b77" style:font-weight-asian="bold" style:font-weight-complex="bold"/>
    </style:style>
    <style:style style:name="T64" style:family="text">
      <style:text-properties fo:font-weight="bold" officeooo:rsid="00eba38b" style:font-weight-asian="bold" style:font-weight-complex="bold"/>
    </style:style>
    <style:style style:name="T65" style:family="text">
      <style:text-properties fo:font-weight="bold" officeooo:rsid="00ace353" style:font-weight-asian="bold" style:font-weight-complex="bold"/>
    </style:style>
    <style:style style:name="T66" style:family="text">
      <style:text-properties fo:font-weight="bold" officeooo:rsid="01bdb17d" style:font-weight-asian="bold" style:font-weight-complex="bold"/>
    </style:style>
    <style:style style:name="T67" style:family="text">
      <style:text-properties fo:font-weight="bold" officeooo:rsid="0179ac2f" style:font-weight-asian="bold" style:font-weight-complex="bold"/>
    </style:style>
    <style:style style:name="T68" style:family="text">
      <style:text-properties fo:font-weight="bold" officeooo:rsid="00c0c5a7" style:font-weight-asian="bold" style:font-weight-complex="bold"/>
    </style:style>
    <style:style style:name="T69" style:family="text">
      <style:text-properties fo:font-weight="bold" officeooo:rsid="01d61f30" style:font-weight-asian="bold" style:font-weight-complex="bold"/>
    </style:style>
    <style:style style:name="T70" style:family="text">
      <style:text-properties fo:font-weight="bold" officeooo:rsid="007fbb41" style:font-weight-asian="bold" style:font-weight-complex="bold"/>
    </style:style>
    <style:style style:name="T71" style:family="text">
      <style:text-properties officeooo:rsid="0025aff7"/>
    </style:style>
    <style:style style:name="T72" style:family="text">
      <style:text-properties officeooo:rsid="0026d1a6"/>
    </style:style>
    <style:style style:name="T73" style:family="text">
      <style:text-properties officeooo:rsid="002882de"/>
    </style:style>
    <style:style style:name="T74" style:family="text">
      <style:text-properties officeooo:rsid="0029223a"/>
    </style:style>
    <style:style style:name="T75" style:family="text">
      <style:text-properties officeooo:rsid="002c0523"/>
    </style:style>
    <style:style style:name="T76" style:family="text">
      <style:text-properties officeooo:rsid="002cdd30"/>
    </style:style>
    <style:style style:name="T77" style:family="text">
      <style:text-properties officeooo:rsid="00333b6e"/>
    </style:style>
    <style:style style:name="T78" style:family="text">
      <style:text-properties fo:font-weight="normal" style:font-weight-asian="normal" style:font-weight-complex="normal"/>
    </style:style>
    <style:style style:name="T79" style:family="text">
      <style:text-properties fo:font-weight="normal" officeooo:rsid="00333b6e" style:font-weight-asian="normal" style:font-weight-complex="normal"/>
    </style:style>
    <style:style style:name="T80" style:family="text">
      <style:text-properties fo:font-weight="normal" officeooo:rsid="005ccefb" style:font-weight-asian="normal" style:font-weight-complex="normal"/>
    </style:style>
    <style:style style:name="T81" style:family="text">
      <style:text-properties fo:font-weight="normal" officeooo:rsid="005e1f04" style:font-weight-asian="normal" style:font-weight-complex="normal"/>
    </style:style>
    <style:style style:name="T82" style:family="text">
      <style:text-properties fo:font-weight="normal" officeooo:rsid="008c6c27" style:font-weight-asian="normal" style:font-weight-complex="normal"/>
    </style:style>
    <style:style style:name="T83" style:family="text">
      <style:text-properties fo:font-weight="normal" officeooo:rsid="00967af8" style:font-weight-asian="normal" style:font-weight-complex="normal"/>
    </style:style>
    <style:style style:name="T84" style:family="text">
      <style:text-properties fo:font-weight="normal" officeooo:rsid="0101d66f" style:font-weight-asian="normal" style:font-weight-complex="normal"/>
    </style:style>
    <style:style style:name="T85" style:family="text">
      <style:text-properties fo:font-weight="normal" officeooo:rsid="00952d54" style:font-weight-asian="normal" style:font-weight-complex="normal"/>
    </style:style>
    <style:style style:name="T86" style:family="text">
      <style:text-properties fo:font-weight="normal" officeooo:rsid="00955be2" style:font-weight-asian="normal" style:font-weight-complex="normal"/>
    </style:style>
    <style:style style:name="T87" style:family="text">
      <style:text-properties fo:font-weight="normal" officeooo:rsid="016eef3b" style:font-weight-asian="normal" style:font-weight-complex="normal"/>
    </style:style>
    <style:style style:name="T88" style:family="text">
      <style:text-properties fo:font-weight="normal" officeooo:rsid="00969b49" style:font-weight-asian="normal" style:font-weight-complex="normal"/>
    </style:style>
    <style:style style:name="T89" style:family="text">
      <style:text-properties fo:font-weight="normal" officeooo:rsid="00bceae6" style:font-weight-asian="normal" style:font-weight-complex="normal"/>
    </style:style>
    <style:style style:name="T90" style:family="text">
      <style:text-properties fo:font-weight="normal" officeooo:rsid="00c184f0" style:font-weight-asian="normal" style:font-weight-complex="normal"/>
    </style:style>
    <style:style style:name="T91" style:family="text">
      <style:text-properties fo:font-weight="normal" officeooo:rsid="00dd25a6" style:font-weight-asian="normal" style:font-weight-complex="normal"/>
    </style:style>
    <style:style style:name="T92" style:family="text">
      <style:text-properties fo:font-weight="normal" officeooo:rsid="00d3b086" style:font-weight-asian="normal" style:font-weight-complex="normal"/>
    </style:style>
    <style:style style:name="T93" style:family="text">
      <style:text-properties fo:font-weight="normal" officeooo:rsid="00d8625b" style:font-weight-asian="normal" style:font-weight-complex="normal"/>
    </style:style>
    <style:style style:name="T94" style:family="text">
      <style:text-properties fo:font-weight="normal" officeooo:rsid="00c7da53" style:font-weight-asian="normal" style:font-weight-complex="normal"/>
    </style:style>
    <style:style style:name="T95" style:family="text">
      <style:text-properties fo:font-weight="normal" officeooo:rsid="00e1a2ba" style:font-weight-asian="normal" style:font-weight-complex="normal"/>
    </style:style>
    <style:style style:name="T96" style:family="text">
      <style:text-properties fo:font-weight="normal" officeooo:rsid="00daef30" style:font-weight-asian="normal" style:font-weight-complex="normal"/>
    </style:style>
    <style:style style:name="T97" style:family="text">
      <style:text-properties fo:font-weight="normal" officeooo:rsid="0107ea4c" style:font-weight-asian="normal" style:font-weight-complex="normal"/>
    </style:style>
    <style:style style:name="T98" style:family="text">
      <style:text-properties fo:font-weight="normal" officeooo:rsid="00ef01f0" style:font-weight-asian="normal" style:font-weight-complex="normal"/>
    </style:style>
    <style:style style:name="T99" style:family="text">
      <style:text-properties fo:font-weight="normal" officeooo:rsid="0109a651" style:font-weight-asian="normal" style:font-weight-complex="normal"/>
    </style:style>
    <style:style style:name="T100" style:family="text">
      <style:text-properties fo:font-weight="normal" officeooo:rsid="01adb6c2" style:font-weight-asian="normal" style:font-weight-complex="normal"/>
    </style:style>
    <style:style style:name="T101" style:family="text">
      <style:text-properties fo:font-weight="normal" officeooo:rsid="01af0f46" style:font-weight-asian="normal" style:font-weight-complex="normal"/>
    </style:style>
    <style:style style:name="T102" style:family="text">
      <style:text-properties fo:font-weight="normal" officeooo:rsid="00d62e20" style:font-weight-asian="normal" style:font-weight-complex="normal"/>
    </style:style>
    <style:style style:name="T103" style:family="text">
      <style:text-properties fo:font-weight="normal" officeooo:rsid="0107b592" style:font-weight-asian="normal" style:font-weight-complex="normal"/>
    </style:style>
    <style:style style:name="T104" style:family="text">
      <style:text-properties officeooo:rsid="0033faa9"/>
    </style:style>
    <style:style style:name="T105" style:family="text">
      <style:text-properties officeooo:rsid="003ef2fa"/>
    </style:style>
    <style:style style:name="T106" style:family="text">
      <style:text-properties officeooo:rsid="00555046"/>
    </style:style>
    <style:style style:name="T107" style:family="text">
      <style:text-properties officeooo:rsid="007c5b53"/>
    </style:style>
    <style:style style:name="T108" style:family="text">
      <style:text-properties officeooo:rsid="001d8868"/>
    </style:style>
    <style:style style:name="T109" style:family="text">
      <style:text-properties officeooo:rsid="004067d0"/>
    </style:style>
    <style:style style:name="T110" style:family="text">
      <style:text-properties officeooo:rsid="0083c521"/>
    </style:style>
    <style:style style:name="T111" style:family="text">
      <style:text-properties officeooo:rsid="0086c8ee"/>
    </style:style>
    <style:style style:name="T112" style:family="text">
      <style:text-properties officeooo:rsid="00f1a3c5"/>
    </style:style>
    <style:style style:name="T113" style:family="text">
      <style:text-properties officeooo:rsid="00878254"/>
    </style:style>
    <style:style style:name="T114" style:family="text">
      <style:text-properties officeooo:rsid="007cfd86"/>
    </style:style>
    <style:style style:name="T115" style:family="text">
      <style:text-properties officeooo:rsid="007efd2e"/>
    </style:style>
    <style:style style:name="T116" style:family="text">
      <style:text-properties officeooo:rsid="007f7622"/>
    </style:style>
    <style:style style:name="T117" style:family="text">
      <style:text-properties officeooo:rsid="007fbb41"/>
    </style:style>
    <style:style style:name="T118" style:family="text">
      <style:text-properties officeooo:rsid="008267e4"/>
    </style:style>
    <style:style style:name="T119" style:family="text">
      <style:text-properties officeooo:rsid="008288ab"/>
    </style:style>
    <style:style style:name="T120" style:family="text">
      <style:text-properties officeooo:rsid="0083638a"/>
    </style:style>
    <style:style style:name="T121" style:family="text">
      <style:text-properties officeooo:rsid="008575ea"/>
    </style:style>
    <style:style style:name="T122" style:family="text">
      <style:text-properties officeooo:rsid="0087d986"/>
    </style:style>
    <style:style style:name="T123" style:family="text">
      <style:text-properties officeooo:rsid="00890d89"/>
    </style:style>
    <style:style style:name="T124" style:family="text">
      <style:text-properties officeooo:rsid="008c6c27"/>
    </style:style>
    <style:style style:name="T125" style:family="text">
      <style:text-properties officeooo:rsid="008ca373"/>
    </style:style>
    <style:style style:name="T126" style:family="text">
      <style:text-properties officeooo:rsid="009011b7"/>
    </style:style>
    <style:style style:name="T127" style:family="text">
      <style:text-properties officeooo:rsid="00914214"/>
    </style:style>
    <style:style style:name="T128" style:family="text">
      <style:text-properties officeooo:rsid="00950148"/>
    </style:style>
    <style:style style:name="T129" style:family="text">
      <style:text-properties officeooo:rsid="0096414d"/>
    </style:style>
    <style:style style:name="T130" style:family="text">
      <style:text-properties officeooo:rsid="009947a8"/>
    </style:style>
    <style:style style:name="T131" style:family="text">
      <style:text-properties officeooo:rsid="009ab4f3"/>
    </style:style>
    <style:style style:name="T132" style:family="text">
      <style:text-properties officeooo:rsid="009bad45"/>
    </style:style>
    <style:style style:name="T133" style:family="text">
      <style:text-properties officeooo:rsid="009cc6ec"/>
    </style:style>
    <style:style style:name="T134" style:family="text">
      <style:text-properties officeooo:rsid="00a00205"/>
    </style:style>
    <style:style style:name="T135" style:family="text">
      <style:text-properties officeooo:rsid="00a094d2"/>
    </style:style>
    <style:style style:name="T136" style:family="text">
      <style:text-properties officeooo:rsid="00a37204"/>
    </style:style>
    <style:style style:name="T137" style:family="text">
      <style:text-properties officeooo:rsid="00a54dd2"/>
    </style:style>
    <style:style style:name="T138" style:family="text">
      <style:text-properties officeooo:rsid="00a84132"/>
    </style:style>
    <style:style style:name="T139" style:family="text">
      <style:text-properties officeooo:rsid="00a8c9a1"/>
    </style:style>
    <style:style style:name="T140" style:family="text">
      <style:text-properties officeooo:rsid="00aa249f"/>
    </style:style>
    <style:style style:name="T141" style:family="text">
      <style:text-properties officeooo:rsid="01a3139f"/>
    </style:style>
    <style:style style:name="T142" style:family="text">
      <style:text-properties officeooo:rsid="00b52efc"/>
    </style:style>
    <style:style style:name="T143" style:family="text">
      <style:text-properties officeooo:rsid="00b7638d"/>
    </style:style>
    <style:style style:name="T144" style:family="text">
      <style:text-properties officeooo:rsid="0196e4f2"/>
    </style:style>
    <style:style style:name="T145" style:family="text">
      <style:text-properties officeooo:rsid="008d7593"/>
    </style:style>
    <style:style style:name="T146" style:family="text">
      <style:text-properties officeooo:rsid="00bb4f2d"/>
    </style:style>
    <style:style style:name="T147" style:family="text">
      <style:text-properties officeooo:rsid="0101d66f"/>
    </style:style>
    <style:style style:name="T148" style:family="text">
      <style:text-properties officeooo:rsid="00ab9406"/>
    </style:style>
    <style:style style:name="T149" style:family="text">
      <style:text-properties officeooo:rsid="00b9a7ab"/>
    </style:style>
    <style:style style:name="T150" style:family="text">
      <style:text-properties officeooo:rsid="0101f468"/>
    </style:style>
    <style:style style:name="T151" style:family="text">
      <style:text-properties officeooo:rsid="00c047ab"/>
    </style:style>
    <style:style style:name="T152" style:family="text">
      <style:text-properties officeooo:rsid="00f0949f"/>
    </style:style>
    <style:style style:name="T153" style:family="text">
      <style:text-properties officeooo:rsid="00c263cd"/>
    </style:style>
    <style:style style:name="T154" style:family="text">
      <style:text-properties officeooo:rsid="00abae98"/>
    </style:style>
    <style:style style:name="T155" style:family="text">
      <style:text-properties officeooo:rsid="00d3b086"/>
    </style:style>
    <style:style style:name="T156" style:family="text">
      <style:text-properties officeooo:rsid="00c7da53"/>
    </style:style>
    <style:style style:name="T157" style:family="text">
      <style:text-properties officeooo:rsid="01070b5f"/>
    </style:style>
    <style:style style:name="T158" style:family="text">
      <style:text-properties officeooo:rsid="00b39cfa"/>
    </style:style>
    <style:style style:name="T159" style:family="text">
      <style:text-properties officeooo:rsid="00bc0011"/>
    </style:style>
    <style:style style:name="T160" style:family="text">
      <style:text-properties officeooo:rsid="00bf15de"/>
    </style:style>
    <style:style style:name="T161" style:family="text">
      <style:text-properties officeooo:rsid="00bf41af"/>
    </style:style>
    <style:style style:name="T162" style:family="text">
      <style:text-properties officeooo:rsid="00c0c5a7"/>
    </style:style>
    <style:style style:name="T163" style:family="text">
      <style:text-properties officeooo:rsid="00c3b9e8"/>
    </style:style>
    <style:style style:name="T164" style:family="text">
      <style:text-properties officeooo:rsid="00c54827"/>
    </style:style>
    <style:style style:name="T165" style:family="text">
      <style:text-properties officeooo:rsid="00c612a9"/>
    </style:style>
    <style:style style:name="T166" style:family="text">
      <style:text-properties officeooo:rsid="00c7d357"/>
    </style:style>
    <style:style style:name="T167" style:family="text">
      <style:text-properties officeooo:rsid="00c8d8df"/>
    </style:style>
    <style:style style:name="T168" style:family="text">
      <style:text-properties officeooo:rsid="00cbb7b8"/>
    </style:style>
    <style:style style:name="T169" style:family="text">
      <style:text-properties officeooo:rsid="00e872d5"/>
    </style:style>
    <style:style style:name="T170" style:family="text">
      <style:text-properties officeooo:rsid="00e94232"/>
    </style:style>
    <style:style style:name="T171" style:family="text">
      <style:text-properties fo:color="#ff0000" fo:font-size="18pt" style:font-size-asian="18pt" style:font-size-complex="18pt"/>
    </style:style>
    <style:style style:name="T172" style:family="text">
      <style:text-properties fo:color="#ff0000" fo:font-size="18pt" officeooo:rsid="00ea64ed" style:font-size-asian="18pt" style:font-size-complex="18pt"/>
    </style:style>
    <style:style style:name="T173" style:family="text">
      <style:text-properties fo:color="#ff0000" fo:font-size="18pt" officeooo:rsid="00cea497" style:font-size-asian="18pt" style:font-size-complex="18pt"/>
    </style:style>
    <style:style style:name="T174" style:family="text">
      <style:text-properties fo:color="#ff0000" fo:font-size="18pt" officeooo:rsid="01d43efa" style:font-size-asian="18pt" style:font-size-complex="18pt"/>
    </style:style>
    <style:style style:name="T175" style:family="text">
      <style:text-properties officeooo:rsid="00cea497"/>
    </style:style>
    <style:style style:name="T176" style:family="text">
      <style:text-properties officeooo:rsid="00d031cf"/>
    </style:style>
    <style:style style:name="T177" style:family="text">
      <style:text-properties officeooo:rsid="00d55d37"/>
    </style:style>
    <style:style style:name="T178" style:family="text">
      <style:text-properties officeooo:rsid="00e42430"/>
    </style:style>
    <style:style style:name="T179" style:family="text">
      <style:text-properties officeooo:rsid="015faf15"/>
    </style:style>
    <style:style style:name="T180" style:family="text">
      <style:text-properties officeooo:rsid="0199b732"/>
    </style:style>
    <style:style style:name="T181" style:family="text">
      <style:text-properties officeooo:rsid="00eba38b"/>
    </style:style>
    <style:style style:name="T182" style:family="text">
      <style:text-properties officeooo:rsid="00eafd05"/>
    </style:style>
    <style:style style:name="T183" style:family="text">
      <style:text-properties officeooo:rsid="00ef01f0"/>
    </style:style>
    <style:style style:name="T184" style:family="text">
      <style:text-properties fo:font-style="italic" style:font-style-asian="italic" style:font-style-complex="italic"/>
    </style:style>
    <style:style style:name="T185" style:family="text">
      <style:text-properties fo:font-style="italic" officeooo:rsid="00ee1fbe" style:font-style-asian="italic" style:font-style-complex="italic"/>
    </style:style>
    <style:style style:name="T186" style:family="text">
      <style:text-properties fo:font-style="italic" fo:font-weight="normal" officeooo:rsid="005ccefb" style:font-style-asian="italic" style:font-weight-asian="normal" style:font-style-complex="italic" style:font-weight-complex="normal"/>
    </style:style>
    <style:style style:name="T187" style:family="text">
      <style:text-properties fo:font-style="italic" fo:font-weight="normal" officeooo:rsid="005e1f04" style:font-style-asian="italic" style:font-weight-asian="normal" style:font-style-complex="italic" style:font-weight-complex="normal"/>
    </style:style>
    <style:style style:name="T188" style:family="text">
      <style:text-properties officeooo:rsid="00ee1fbe"/>
    </style:style>
    <style:style style:name="T189" style:family="text">
      <style:text-properties officeooo:rsid="00fd7a60"/>
    </style:style>
    <style:style style:name="T190" style:family="text">
      <style:text-properties officeooo:rsid="00fe5471"/>
    </style:style>
    <style:style style:name="T191" style:family="text">
      <style:text-properties officeooo:rsid="01045588"/>
    </style:style>
    <style:style style:name="T192" style:family="text">
      <style:text-properties officeooo:rsid="01047fac"/>
    </style:style>
    <style:style style:name="T193" style:family="text">
      <style:text-properties officeooo:rsid="01061e3e"/>
    </style:style>
    <style:style style:name="T194" style:family="text">
      <style:text-properties officeooo:rsid="0107fe0e"/>
    </style:style>
    <style:style style:name="T195" style:family="text">
      <style:text-properties officeooo:rsid="010bb54b"/>
    </style:style>
    <style:style style:name="T196" style:family="text">
      <style:text-properties officeooo:rsid="01137544"/>
    </style:style>
    <style:style style:name="T197" style:family="text">
      <style:text-properties officeooo:rsid="0115057e"/>
    </style:style>
    <style:style style:name="T198" style:family="text">
      <style:text-properties officeooo:rsid="01166ea4"/>
    </style:style>
    <style:style style:name="T199" style:family="text">
      <style:text-properties officeooo:rsid="01171f88"/>
    </style:style>
    <style:style style:name="T200" style:family="text">
      <style:text-properties officeooo:rsid="0117f2ec"/>
    </style:style>
    <style:style style:name="T201" style:family="text">
      <style:text-properties officeooo:rsid="0119569b"/>
    </style:style>
    <style:style style:name="T202" style:family="text">
      <style:text-properties style:text-position="super 58%" officeooo:rsid="0119569b"/>
    </style:style>
    <style:style style:name="T203" style:family="text">
      <style:text-properties officeooo:rsid="011db35b"/>
    </style:style>
    <style:style style:name="T204" style:family="text">
      <style:text-properties officeooo:rsid="011dd63a"/>
    </style:style>
    <style:style style:name="T205" style:family="text">
      <style:text-properties officeooo:rsid="011efdd9"/>
    </style:style>
    <style:style style:name="T206" style:family="text">
      <style:text-properties officeooo:rsid="0120b4b1"/>
    </style:style>
    <style:style style:name="T207" style:family="text">
      <style:text-properties officeooo:rsid="0120f392"/>
    </style:style>
    <style:style style:name="T208" style:family="text">
      <style:text-properties officeooo:rsid="01257917"/>
    </style:style>
    <style:style style:name="T209" style:family="text">
      <style:text-properties officeooo:rsid="012616be"/>
    </style:style>
    <style:style style:name="T210" style:family="text">
      <style:text-properties officeooo:rsid="01302905"/>
    </style:style>
    <style:style style:name="T211" style:family="text">
      <style:text-properties officeooo:rsid="0131bc85"/>
    </style:style>
    <style:style style:name="T212" style:family="text">
      <style:text-properties officeooo:rsid="013698c0"/>
    </style:style>
    <style:style style:name="T213" style:family="text">
      <style:text-properties officeooo:rsid="013c4504"/>
    </style:style>
    <style:style style:name="T214" style:family="text">
      <style:text-properties officeooo:rsid="013c68ec"/>
    </style:style>
    <style:style style:name="T215" style:family="text">
      <style:text-properties officeooo:rsid="0141e4d7"/>
    </style:style>
    <style:style style:name="T216" style:family="text">
      <style:text-properties officeooo:rsid="014333db"/>
    </style:style>
    <style:style style:name="T217" style:family="text">
      <style:text-properties officeooo:rsid="01458c8e"/>
    </style:style>
    <style:style style:name="T218" style:family="text">
      <style:text-properties officeooo:rsid="01486acd"/>
    </style:style>
    <style:style style:name="T219" style:family="text">
      <style:text-properties officeooo:rsid="014af3df"/>
    </style:style>
    <style:style style:name="T220" style:family="text">
      <style:text-properties officeooo:rsid="014ce889"/>
    </style:style>
    <style:style style:name="T221" style:family="text">
      <style:text-properties officeooo:rsid="014d1829"/>
    </style:style>
    <style:style style:name="T222" style:family="text">
      <style:text-properties officeooo:rsid="014f7bac"/>
    </style:style>
    <style:style style:name="T223" style:family="text">
      <style:text-properties officeooo:rsid="01598f3c"/>
    </style:style>
    <style:style style:name="T224" style:family="text">
      <style:text-properties officeooo:rsid="0161a1f4"/>
    </style:style>
    <style:style style:name="T225" style:family="text">
      <style:text-properties officeooo:rsid="0163482a"/>
    </style:style>
    <style:style style:name="T226" style:family="text">
      <style:text-properties officeooo:rsid="01641ec9"/>
    </style:style>
    <style:style style:name="T227" style:family="text">
      <style:text-properties officeooo:rsid="01661519"/>
    </style:style>
    <style:style style:name="T228" style:family="text">
      <style:text-properties officeooo:rsid="0167b7a2"/>
    </style:style>
    <style:style style:name="T229" style:family="text">
      <style:text-properties officeooo:rsid="016913a1"/>
    </style:style>
    <style:style style:name="T230" style:family="text">
      <style:text-properties officeooo:rsid="016c2508"/>
    </style:style>
    <style:style style:name="T231" style:family="text">
      <style:text-properties officeooo:rsid="01711c38"/>
    </style:style>
    <style:style style:name="T232" style:family="text">
      <style:text-properties officeooo:rsid="0172d9aa"/>
    </style:style>
    <style:style style:name="T233" style:family="text">
      <style:text-properties officeooo:rsid="0174d2e5"/>
    </style:style>
    <style:style style:name="T234" style:family="text">
      <style:text-properties officeooo:rsid="01768411"/>
    </style:style>
    <style:style style:name="T235" style:family="text">
      <style:text-properties officeooo:rsid="0177b9cf"/>
    </style:style>
    <style:style style:name="T236" style:family="text">
      <style:text-properties officeooo:rsid="0177ef23"/>
    </style:style>
    <style:style style:name="T237" style:family="text">
      <style:text-properties officeooo:rsid="0179ac2f"/>
    </style:style>
    <style:style style:name="T238" style:family="text">
      <style:text-properties officeooo:rsid="017d588c"/>
    </style:style>
    <style:style style:name="T239" style:family="text">
      <style:text-properties officeooo:rsid="017ef06d"/>
    </style:style>
    <style:style style:name="T240" style:family="text">
      <style:text-properties officeooo:rsid="017f6b4c"/>
    </style:style>
    <style:style style:name="T241" style:family="text">
      <style:text-properties officeooo:rsid="01800e86"/>
    </style:style>
    <style:style style:name="T242" style:family="text">
      <style:text-properties officeooo:rsid="018259f7"/>
    </style:style>
    <style:style style:name="T243" style:family="text">
      <style:text-properties officeooo:rsid="0182b89e"/>
    </style:style>
    <style:style style:name="T244" style:family="text">
      <style:text-properties officeooo:rsid="01847b81"/>
    </style:style>
    <style:style style:name="T245" style:family="text">
      <style:text-properties officeooo:rsid="018653e3"/>
    </style:style>
    <style:style style:name="T246" style:family="text">
      <style:text-properties officeooo:rsid="01881455"/>
    </style:style>
    <style:style style:name="T247" style:family="text">
      <style:text-properties officeooo:rsid="018ba22b"/>
    </style:style>
    <style:style style:name="T248" style:family="text">
      <style:text-properties officeooo:rsid="018f7c9a"/>
    </style:style>
    <style:style style:name="T249" style:family="text">
      <style:text-properties officeooo:rsid="0190704f"/>
    </style:style>
    <style:style style:name="T250" style:family="text">
      <style:text-properties officeooo:rsid="01a18222"/>
    </style:style>
    <style:style style:name="T251" style:family="text">
      <style:text-properties officeooo:rsid="01a59ae0"/>
    </style:style>
    <style:style style:name="T252" style:family="text">
      <style:text-properties officeooo:rsid="01aa93c0"/>
    </style:style>
    <style:style style:name="T253" style:family="text">
      <style:text-properties officeooo:rsid="01aab2c9"/>
    </style:style>
    <style:style style:name="T254" style:family="text">
      <style:text-properties officeooo:rsid="01acaed8"/>
    </style:style>
    <style:style style:name="T255" style:family="text">
      <style:text-properties officeooo:rsid="01adb6c2"/>
    </style:style>
    <style:style style:name="T256" style:family="text">
      <style:text-properties officeooo:rsid="01add68c"/>
    </style:style>
    <style:style style:name="T257" style:family="text">
      <style:text-properties officeooo:rsid="01af0f46"/>
    </style:style>
    <style:style style:name="T258" style:family="text">
      <style:text-properties officeooo:rsid="01affd50"/>
    </style:style>
    <style:style style:name="T259" style:family="text">
      <style:text-properties officeooo:rsid="01b013c0"/>
    </style:style>
    <style:style style:name="T260" style:family="text">
      <style:text-properties officeooo:rsid="01b7c343"/>
    </style:style>
    <style:style style:name="T261" style:family="text">
      <style:text-properties officeooo:rsid="01b96716"/>
    </style:style>
    <style:style style:name="T262" style:family="text">
      <style:text-properties officeooo:rsid="01b96dc0"/>
    </style:style>
    <style:style style:name="T263" style:family="text">
      <style:text-properties officeooo:rsid="01bb28d4"/>
    </style:style>
    <style:style style:name="T264" style:family="text">
      <style:text-properties officeooo:rsid="01bbe6df"/>
    </style:style>
    <style:style style:name="T265" style:family="text">
      <style:text-properties officeooo:rsid="01bdb17d"/>
    </style:style>
    <style:style style:name="T266" style:family="text">
      <style:text-properties officeooo:rsid="01bdf559"/>
    </style:style>
    <style:style style:name="T267" style:family="text">
      <style:text-properties officeooo:rsid="01bfd42d"/>
    </style:style>
    <style:style style:name="T268" style:family="text">
      <style:text-properties officeooo:rsid="01c0b96a"/>
    </style:style>
    <style:style style:name="T269" style:family="text">
      <style:text-properties officeooo:rsid="01c19b41"/>
    </style:style>
    <style:style style:name="T270" style:family="text">
      <style:text-properties officeooo:rsid="01c1a986"/>
    </style:style>
    <style:style style:name="T271" style:family="text">
      <style:text-properties officeooo:rsid="01c73341"/>
    </style:style>
    <style:style style:name="T272" style:family="text">
      <style:text-properties officeooo:rsid="01c701d3"/>
    </style:style>
    <style:style style:name="T273" style:family="text">
      <style:text-properties officeooo:rsid="01d61f30"/>
    </style:style>
    <style:style style:name="T274" style:family="text">
      <style:text-properties officeooo:rsid="01d7a40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28. August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text:span><text:span text:style-name="T56">boot </text:span><text:span text:style-name="T7">menu which will allow Windows to be selected rather than the </text:span><text:span text:style-name="T56">newly installed</text:span><text:span text:style-name="T7">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actual changes start to take place - you can abort the installation at any time before you get to the </text:span><text:span text:style-name="T5">point </text:span><text:span text:style-name="T8">of pressing the </text:span><text:span text:style-name="T4">"</text:span><text:span text:style-name="T8">Apply All Operations</text:span><text:span text:style-name="T4">" button at the end of step </text:span><text:span text:style-name="T8">4</text:span><text:span text:style-name="T4">.</text:span></text:p>
      <text:p text:style-name="P126"/>
      <text:p text:style-name="P6">Note: If you want to install Wasta Linux so that it totally replaces an existing Windows system see the document <text:span text:style-name="T117">“</text:span><text:a xlink:type="simple" xlink:href="../How%20to%20install%20Wasta%20Linux%20totally%20replacing%20Windows.html" text:style-name="Internet_20_link" text:visited-style-name="Visited_20_Internet_20_Link"><text:span text:style-name="T117">How to install Wasta Linux totally replacing Windows</text:span></text:a><text:span text:style-name="T117">”</text:span></text:p>
      <text:h text:style-name="P183" text:outline-level="3">What is this document?</text:h>
      <text:p text:style-name="P12"><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108">is an illustrated guide that </text:span>shows how to <text:span text:style-name="T107">install Wasta Linux to dual boot with an existing Windows system</text:span>. If you want to install Wasta Linux, <text:span text:style-name="T107">but you need to keep the computer’s ability to boot to either Wasta Linux or to Windows (dual boot), </text:span>this document shows you how to do that installation.</text:p>
      <text:h text:style-name="P183" text:outline-level="3">Who is this document for?</text:h>
      <text:p text:style-name="P180">This document is designed to be a guide for <text:span text:style-name="T109">an </text:span>Advisor,<text:span text:style-name="T109"> </text:span>Consultant, or Technician <text:span text:style-name="T110">with some knowledge about booting and operating systems - or wants to learn! This document describes how to make </text:span>radical changes to the computer that cannot be easily reversed. <text:span text:style-name="T110">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span text:style-name="T250">Note: The first 3 Steps of this document link to the companion document entitled: </text:span><text:span text:style-name="T70">“</text:span><text:a xlink:type="simple" xlink:href="../How%20to%20install%20Wasta%20Linux%20totally%20replacing%20Windows.html" text:style-name="Internet_20_link" text:visited-style-name="Visited_20_Internet_20_Link"><text:span text:style-name="T70">How to install Wasta Linux totally replacing Windows</text:span></text:a><text:span text:style-name="T70">”.</text:span></text:p>
      <text:h text:style-name="P183" text:outline-level="3">When does it make sense to use this procedure</text:h>
      <text:p text:style-name="P13">It makes sense:</text:p>
      <text:list xml:id="list1884833107" text:style-name="L1">
        <text:list-item>
          <text:p text:style-name="P168"><text:span text:style-name="T116">If y</text:span>ou would like to switch to using Wasta Linux on your computer, but you <text:span text:style-name="T116">cannot or </text:span>do not feel free to totally remove Windows from the computer - at least at the present time.</text:p>
        </text:list-item>
        <text:list-item>
          <text:p text:style-name="P169"><text:span text:style-name="T116">If y</text:span>ou have one or more Windows<text:span text:style-name="T116">-only</text:span> programs that you must use on the computer and for <text:soft-page-break/>which there is no Linux equivalent or substitute, so you know there will be times that you will need to boot up <text:span text:style-name="T114">the computer in </text:span>Windows <text:span text:style-name="T114">in order to use that Windows-only software</text:span>. <text:span text:style-name="T116">(Note: such situations are really very rare these days!).</text:span></text:p>
        </text:list-item>
        <text:list-item>
          <text:p text:style-name="P170"><text:span text:style-name="T111">If y</text:span>ou are tired of the expense and hassle of <text:span text:style-name="T114">always </text:span>being tied to <text:span text:style-name="T111">Microsoft </text:span>Windows with its <text:span text:style-name="T111">licensing restrictions, its</text:span> vulnerability to viruses <text:span text:style-name="T112">and malware</text:span>, its time-consuming updates, and its encroachment on your privacy.</text:p>
        </text:list-item>
        <text:list-item>
          <text:p text:style-name="P171"><text:span text:style-name="T111">If y</text:span>ou want an operating system and software that is <text:span text:style-name="T113">highly secure and </text:span>efficient <text:span text:style-name="T113">- </text:span>and specially designed for the tasks that you do in your work.</text:p>
        </text:list-item>
        <text:list-item>
          <text:p text:style-name="P172"><text:span text:style-name="T114">Note: Putting Wasta Linux on a</text:span>n older Windows XP <text:span text:style-name="T112">or other Windows </text:span>computer <text:span text:style-name="T114">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115">ve</text:span> <text:span text:style-name="T115">serious </text:span>security <text:span text:style-name="T115">vulnerabilities – so, each time you decide to boot to the old version of Windows, you subject the computer to those worsening security vulnerabilities</text:span>. <text:span text:style-name="T116">For a better choice, please see the document: </text:span><text:span text:style-name="T70">“</text:span><text:a xlink:type="simple" xlink:href="../How%20to%20install%20Wasta%20Linux%20totally%20replacing%20Windows.html" text:style-name="Internet_20_link" text:visited-style-name="Visited_20_Internet_20_Link"><text:span text:style-name="T70">How to install Wasta Linux totally replacing Windows</text:span></text:a><text:span text:style-name="T70">”.</text:span><text:span text:style-name="T116"> </text:span></text:p>
        </text:list-item>
      </text:list>
      <text:p text:style-name="P13"/>
      <text:h text:style-name="P183" text:outline-level="3">Related How To documents:</text:h>
      <text:list xml:id="list233512943" text:style-name="L2">
        <text:list-item>
          <text:p text:style-name="P181"><text:span text:style-name="T117">“</text:span><text:a xlink:type="simple" xlink:href="../How%20to%20install%20Wasta%20Linux%20totally%20replacing%20Windows.html" text:style-name="Internet_20_link" text:visited-style-name="Visited_20_Internet_20_Link"><text:span text:style-name="T117">How to install Wasta Linux totally replacing Windows</text:span></text:a><text:span text:style-name="T117">”</text:span></text:p>
        </text:list-item>
      </text:list>
      <text:p text:style-name="Standard"/>
      <text:p text:style-name="P173">The first 3 Steps of our documentation are identical to the first three steps of the companion document entitled: <text:span text:style-name="T3">“</text:span><text:a xlink:type="simple" xlink:href="../How%20to%20install%20Wasta%20Linux%20totally%20replacing%20Windows.html" text:style-name="Internet_20_link" text:visited-style-name="Visited_20_Internet_20_Link"><text:span text:style-name="T3">How to install Wasta Linux totally replacing Windows</text:span></text:a><text:span text:style-name="T3">”</text:span>. To avoid a lot of duplication, we only <text:span text:style-name="T251">provide links to</text:span> those 3 steps here. You should refer to that other document and follow the first 3 detailed steps which are well illustrated there <text:span text:style-name="T118">(more than 12 pages)</text:span>, then return to this document and continue with Step 4 below.</text:p>
      <text:p text:style-name="P14"/>
      <text:h text:style-name="Heading_20_3" text:outline-level="3"><text:a xlink:type="simple" xlink:href="../How%20to%20install%20Wasta%20Linux%20totally%20replacing%20Windows.html#Step%201" text:style-name="Internet_20_link" text:visited-style-name="Visited_20_Internet_20_Link">Step 1</text:a>. Get your computer to boot from a USB memory stick. </text:h>
      <text:p text:style-name="P44">Follow <text:a xlink:type="simple" xlink:href="../How%20to%20install%20Wasta%20Linux%20totally%20replacing%20Windows.html#Step%201" text:style-name="Internet_20_link" text:visited-style-name="Visited_20_Internet_20_Link">Step 1</text:a> in other documentation entitled <text:span text:style-name="T117">“</text:span><text:a xlink:type="simple" xlink:href="../How%20to%20install%20Wasta%20Linux%20totally%20replacing%20Windows.html#Step%201" text:style-name="Internet_20_link" text:visited-style-name="Visited_20_Internet_20_Link"><text:span text:style-name="T14">How to install Wasta Linux totally replacing Windows</text:span></text:a><text:span text:style-name="T117">”</text:span>.</text:p>
      <text:h text:style-name="Heading_20_3" text:outline-level="3"><text:a xlink:type="simple" xlink:href="../How%20to%20install%20Wasta%20Linux%20totally%20replacing%20Windows.html#Step_2" text:style-name="Internet_20_link" text:visited-style-name="Visited_20_Internet_20_Link">Step 2</text:a>. Boot Wasta to a “Live” session on the computer.</text:h>
      <text:p text:style-name="P44">Follow <text:a xlink:type="simple" xlink:href="../How%20to%20install%20Wasta%20Linux%20totally%20replacing%20Windows.html#Step_2" text:style-name="Internet_20_link" text:visited-style-name="Visited_20_Internet_20_Link">Step 2</text:a> in other documentation entitled <text:span text:style-name="T117">“</text:span><text:a xlink:type="simple" xlink:href="../How%20to%20install%20Wasta%20Linux%20totally%20replacing%20Windows.html#Step_2" text:style-name="Internet_20_link" text:visited-style-name="Visited_20_Internet_20_Link"><text:span text:style-name="T14">How to install Wasta Linux totally replacing Windows</text:span></text:a><text:span text:style-name="T117">”</text:span>.</text:p>
      <text:h text:style-name="Heading_20_3" text:outline-level="3"><text:a xlink:type="simple" xlink:href="../How%20to%20install%20Wasta%20Linux%20totally%20replacing%20Windows.html#Step%203" text:style-name="Internet_20_link" text:visited-style-name="Visited_20_Internet_20_Link">Step 3</text:a>. Check out the Wasta system.</text:h>
      <text:p text:style-name="P44">Follow <text:a xlink:type="simple" xlink:href="../How%20to%20install%20Wasta%20Linux%20totally%20replacing%20Windows.html#Step%203" text:style-name="Internet_20_link" text:visited-style-name="Visited_20_Internet_20_Link">Step 3</text:a> in other documentation entitled <text:span text:style-name="T117">“</text:span><text:a xlink:type="simple" xlink:href="../How%20to%20install%20Wasta%20Linux%20totally%20replacing%20Windows.html#Step%203" text:style-name="Internet_20_link" text:visited-style-name="Visited_20_Internet_20_Link"><text:span text:style-name="T14">How to install Wasta Linux totally replacing Windows</text:span></text:a><text:span text:style-name="T117">”</text:span>.</text:p>
      <text:p text:style-name="P43"/>
      <text:h text:style-name="P184" text:outline-level="3"><text:bookmark-start text:name="Step 4 - Use GParted to shrink the main Windows partition"/>Step 4. Use G<text:span text:style-name="T120">P</text:span>arted to shrink the main Windows partition<text:bookmark-end text:name="Step 4 - Use GParted to shrink the main Windows partition"/></text:h>
      <text:p text:style-name="P128">This step assumes you have successfully followed the first 3 steps detailed in the companion document <text:span text:style-name="T117">“</text:span><text:a xlink:type="simple" xlink:href="../How%20to%20install%20Wasta%20Linux%20totally%20replacing%20Windows.html" text:style-name="Internet_20_link" text:visited-style-name="Visited_20_Internet_20_Link"><text:span text:style-name="T14">How to install Wasta Linux totally replacing Windows</text:span></text:a><text:span text:style-name="T117">” </text:span>and are currently booted to a “Live” session of Wasta Linux 16.04.1.1 on your computer. <text:span text:style-name="T119">Your desktop should be displaying the “Live” session of Wasta’s desktop on your screen which looks like this:</text:span></text:p>
      <text:p text:style-name="P127"><draw:frame draw:style-name="fr2" draw:name="Image1" text:anchor-type="paragraph" svg:width="6.9252in" svg:height="4.7673in" draw:z-index="1"><draw:image xlink:href="../wasta-docs-images/Wasta-16.04.1.1-live-boot-desktop-install-icon-not-highlighted.png" xlink:type="simple" xlink:show="embed" xlink:actuate="onLoad"/></draw:frame><text:soft-page-break/></text:p>
      <text:p text:style-name="P129">The existing Windows system normally reserves the entire disk space for its own use. In order to make space for Wasta Linux to be installed on the same computer, we will use the GParted program to shrink the main Windows partition <text:span text:style-name="T251">of the computer’s hard drive</text:span>.</text:p>
      <text:p text:style-name="P129">Start up the GParted program by selecting <text:span text:style-name="T3">GParted</text:span> from the <text:span text:style-name="T3">Administration</text:span> category of the main <text:span text:style-name="T3">Menu</text:span> of the live Wasta session:</text:p>
      <text:p text:style-name="P129"><draw:frame draw:style-name="fr3" draw:name="Image2" text:anchor-type="paragraph" svg:width="6.3173in" svg:height="3.9535in" draw:z-index="2"><draw:image xlink:href="../wasta-docs-images/Menu-Administration-GParted.png" xlink:type="simple" xlink:show="embed" xlink:actuate="onLoad"/></draw:frame><text:soft-page-break/></text:p>
      <text:p text:style-name="P130">The GParted program will first ask you to type your password:</text:p>
      <text:p text:style-name="P130"><draw:frame draw:style-name="fr4" draw:name="Image3" text:anchor-type="paragraph" svg:width="5.2083in" svg:height="1.9165in" draw:z-index="3"><draw:image xlink:href="../wasta-docs-images/Enter-Password-for-GParted.png" xlink:type="simple" xlink:show="embed" xlink:actuate="onLoad"/></draw:frame></text:p>
      <text:p text:style-name="P130"/>
      <text:p text:style-name="P130">GParted then scans the partitions that exist on the computer hard drive and other storage devices, and displays its main program screen which looks like <text:span text:style-name="T251">the following</text:span> <text:span text:style-name="T121">example - from a computer with Windows 10 on it</text:span>:</text:p>
      <text:p text:style-name="P130"><draw:frame draw:style-name="fr3" draw:name="Image4" text:anchor-type="paragraph" svg:width="6.7547in" svg:height="4.5898in" draw:z-index="4"><draw:image xlink:href="../wasta-docs-images/GParted-Win10-initial-display.png" xlink:type="simple" xlink:show="embed" xlink:actuate="onLoad"/></draw:frame><text:soft-page-break/></text:p>
      <text:p text:style-name="P147">Study the GParted display of your computer. The above illustration is a sample only – your computer will certainly look different, but there will be <text:span text:style-name="T252">some </text:span>similarities. The partitions that have an <text:span text:style-name="T3">ntfs</text:span> <text:span text:style-name="T123">type of </text:span>file system <text:span text:style-name="T123">are</text:span> Windows partitions. <text:span text:style-name="T137">Also partitions of the "fat32" or "fat" type are Windows compatible partitions. There is more </text:span><text:a xlink:type="simple" xlink:href="#Partitions and partitioning – background information" text:style-name="Internet_20_link" text:visited-style-name="Visited_20_Internet_20_Link"><text:span text:style-name="T137">background information about computer partitions in the Appendix</text:span></text:a><text:span text:style-name="T137"> at the end of this document.</text:span></text:p>
      <text:p text:style-name="P148">The above <text:span text:style-name="T193">illustration shows a </text:span>Windows 10 computer <text:span text:style-name="T193">that </text:span>has 2 <text:span text:style-name="T3">ntfs</text:span> partitions; your computer may have 3 or more, and the size of your partitions will almost certainly be different from those shown above.</text:p>
      <text:p text:style-name="P148"><text:span text:style-name="T3">You need to determine which ntfs partition on your computer is the main Windows partition</text:span>. Look for the partition that has the <text:span text:style-name="T3">largest </text:span><text:span text:style-name="T40">Size</text:span><text:span text:style-name="T122"> – in </text:span>Gigabytes (GiB). <text:span text:style-name="T122">It should also have the </text:span><text:span text:style-name="T40">largest Unused space</text:span><text:span text:style-name="T122">. The relative size of the disk’s partitions is represented in the horizontal bar graph in the above illustration. Some manufacturers label the main Windows partition something like “Windows10_OS”, “Windows8_OS” or “Windows7_OS”. Pay close attention to the difference between Megabytes (MiB) and Gigabytes (GiB). It takes about a thousand Megabytes to make one Gigabyte. So, in the illustration above the first partition (/dev/sda1) is only half a Gigabyte (500 Megabytes or MiB) in Size. The second partition (/dev/sda2) is 394.04 Gigabytes, or about 394,000 Megabytes and it has about 345.54 GiB, or 345,540 MB of unused space. Although it has no name in the Label column, </text:span><text:span text:style-name="T40">clearly, the /dev/sda2 ntfs partition is </text:span><text:span text:style-name="T57">the </text:span><text:span text:style-name="T40">largest, and has most unused space. </text:span><text:span text:style-name="T45">W</text:span><text:span text:style-name="T40">e will shrink </text:span><text:span text:style-name="T49">partition sda2</text:span><text:span text:style-name="T45"> </text:span><text:span text:style-name="T40">to make space for our Linux partitions </text:span><text:span text:style-name="T41">on this computer.</text:span></text:p>
      <text:h text:style-name="Heading_20_4" text:outline-level="4"><text:soft-page-break/><text:span text:style-name="T135">Tell GParted how you want to s</text:span>hrink the main Windows partition</text:h>
      <text:p text:style-name="P131">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78"> </text:span><text:span text:style-name="T82">as shown in the illustration below</text:span><text:span text:style-name="T78">:</text:span></text:p>
      <text:p text:style-name="P131"><draw:frame draw:style-name="fr3" draw:name="Image5" text:anchor-type="paragraph" svg:width="5.1138in" svg:height="3.4728in" draw:z-index="5"><draw:image xlink:href="../wasta-docs-images/GParted-select-partition-and-Resize-Icon.png" xlink:type="simple" xlink:show="embed" xlink:actuate="onLoad"/></draw:frame></text:p>
      <text:p text:style-name="P165">With the main Windows partition selected <text:span text:style-name="T253">(sda2 in the above example)</text:span>, click on the <text:span text:style-name="T3">Resize/</text:span><text:span text:style-name="T58">Move</text:span> icon in the tool bar, as shown in the above illustration. <text:span text:style-name="T189">After clicking on t</text:span>he <text:span text:style-name="T189">Resize button, the</text:span> <text:span text:style-name="T16">Resize/Move</text:span><text:span text:style-name="T124"> dialog should pop up over the main GParted window:</text:span></text:p>
      <text:p text:style-name="P132"><draw:frame draw:style-name="fr3" draw:name="Image6" text:anchor-type="paragraph" svg:width="5.0161in" svg:height="3.4173in" draw:z-index="7"><draw:image xlink:href="../wasta-docs-images/GParted-select-partition-and-Resize-dialog.png" xlink:type="simple" xlink:show="embed" xlink:actuate="onLoad"/></draw:frame></text:p>
      <text:p text:style-name="P132">The <text:span text:style-name="T125">pop up</text:span> dialog shows a graphical representation of the <text:span text:style-name="T125">main Windows </text:span>partition at the top of the <text:soft-page-break/>dialog, <text:span text:style-name="T125">and </text:span>also shows some <text:span text:style-name="T125">information</text:span> about th<text:span text:style-name="T125">is main </text:span>partition. <text:span text:style-name="T125">Our goal is to make this Windows partition smaller, and at the same time, free up space on the hard drive – space that we will later use to create some Linux partitions in. Here is another view that only shows the Resize/Move dialog:</text:span></text:p>
      <text:p text:style-name="P132"><draw:frame draw:style-name="fr3" draw:name="Image7" text:anchor-type="paragraph" svg:width="5.9681in" svg:height="3.2327in" draw:z-index="8"><draw:image xlink:href="../wasta-docs-images/GParted-Resize-dialog-initial-size.png" xlink:type="simple" xlink:show="embed" xlink:actuate="onLoad"/></draw:frame></text:p>
      <text:p text:style-name="P135">We will make changes to this partition (/dev/sda2) <text:span text:style-name="T253">using</text:span> the graphic at the top of the above dialog:</text:p>
      <text:p text:style-name="P135"><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134">Within the graphic, <text:span text:style-name="T126">note that </text:span>the yellow <text:span text:style-name="T253">shaded </text:span>part at left represents the “used” part of the partition –<text:span text:style-name="T127"> the part containing </text:span>data or files. <text:span text:style-name="T127">T</text:span>he white part at right represents the part of the partition that is “unused” <text:span text:style-name="T127">- the part </text:span>that has no data or files on it. </text:p>
      <text:p text:style-name="P151">Using your mouse click down on the slider at the right end and hold it down while dragging the slider to the left – to a point about half way within the white area –<text:span text:style-name="T253"> as shown below</text:span>:</text:p>
      <text:p text:style-name="P133"><draw:frame draw:style-name="fr5" draw:name="Image9" text:anchor-type="paragraph" svg:width="6.9252in" svg:height="0.8028in" draw:z-index="34"><draw:image xlink:href="../wasta-docs-images/GParted-select-partition-and-Resize-dialog-slider-at-middle.png" xlink:type="simple" xlink:show="embed" xlink:actuate="onLoad"/></draw:frame></text:p>
      <text:p text:style-name="P136"><text:soft-page-break/>The gray area that appears to the right of the slider arrow is <text:span text:style-name="T3">freed space</text:span> – the space where we will create our Linux partitions later. The Resize/Move dialog should now appear similar to this:</text:p>
      <text:p text:style-name="P136"><draw:frame draw:style-name="fr2" draw:name="Image10" text:anchor-type="paragraph" svg:width="6.9252in" svg:height="4.7083in" draw:z-index="9"><draw:image xlink:href="../wasta-docs-images/GParted-select-partition-and-Resize-dialog-drag-slider-to-half-of-unused-space.png" xlink:type="simple" xlink:show="embed" xlink:actuate="onLoad"/></draw:frame></text:p>
      <text:p text:style-name="P137"><text:span text:style-name="T129">The size numbers shown above are for illustration purposes only. Your numbers will vary depending on the starting size of the Windows main partition on your system, and the amount of data and files on it. </text:span>As you dr<text:span text:style-name="T128">a</text:span>g the slider to the left, the numbers in the <text:span text:style-name="T3">New size (MiB)</text:span> and in the <text:span text:style-name="T3">Free space following (MiB)</text:span> boxes automatically adjust <text:span text:style-name="T128">proportionally, </text:span>keeping the total of those two values equal to the Maximum size available. The white space to the left of the sizer is the unused space that will stay with the Windows system, and the gray <text:span text:style-name="T130">space labeled </text:span>“Freed space” <text:span text:style-name="T130">above</text:span> is the size that will become available for Linux partitions. <text:span text:style-name="T224">The actual size in MiB is shown in the “Free space following” box. </text:span>You can adjust the slider to whatever proportion you want to devote to each operating system, <text:span text:style-name="T130">but giving each operating system about half of the available (white) space is a good starting point.</text:span></text:p>
      <text:p text:style-name="P139">When you have adjusted the slider to the point you want, click on the <text:span text:style-name="T3">Resize/Move</text:span> button in the lower right corner of the dialog. <text:span text:style-name="T132">Clicking the Resize/Move button will set up the resize operation as a pending operation</text:span>. </text:p>
      <text:p text:style-name="P152"><text:span text:style-name="T139">Remember: </text:span>The changes you are making within GParted are not made immediately on the actual computer. The changes are put into a queue of “pending operations” which will only be executed when you are ready to “Apply <text:span text:style-name="T133">A</text:span>ll <text:span text:style-name="T133">O</text:span>perations”.</text:p>
      <text:p text:style-name="P139"><text:span text:style-name="T132">After clicking on the </text:span><text:span text:style-name="T17">Resize/Move</text:span><text:span text:style-name="T132"> button in the overlay dialog, the</text:span> main GParted screen will now look like this <text:span text:style-name="T131">illustration below</text:span>:</text:p>
      <text:p text:style-name="P138"><draw:frame draw:style-name="fr2"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140">Notice that the graphic is now displaying what the <text:span text:style-name="T212">main </text:span>partition (/dev/sda2) will look like <text:span text:style-name="T3">after</text:span> the pending operation has been executed. <text:span text:style-name="T133">If you were to “Clear all operations” (on the Edit menu), or Quit the GParted program (from the GParted menu), no changes would be made to the computer.</text:span></text:p>
      <text:h text:style-name="P199" text:outline-level="4"><text:span text:style-name="T135">Tell GParted to</text:span> shrink the Windows partition</text:h>
      <text:p text:style-name="P142"><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145">You will be asked to confirm the operation:</text:p>
      <text:p text:style-name="P141"><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145">Click on the <text:span text:style-name="T3">Apply</text:span> button to execute the partition resize operation. <text:span text:style-name="T194">Be patient. </text:span>The process can take a <text:soft-page-break/>long time <text:span text:style-name="T136">especially </text:span>if GParted needs to move data down <text:span text:style-name="T225">to safety </text:span>out of the area of the partition that is being shrunk.</text:p>
      <text:p text:style-name="P145"><text:s/><text:span text:style-name="T134">GParted will show a progress bar as the operation proceeds:</text:span></text:p>
      <text:p text:style-name="P144"><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144">When the process completes <text:span text:style-name="T134">it</text:span> will show <text:span text:style-name="T134">a dialog announcing “All operations successfully completed” as shown in the illustration below:</text:span></text:p>
      <text:p text:style-name="P143"><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146"><text:soft-page-break/>Click the <text:span text:style-name="T3">Close</text:span> button. <text:span text:style-name="T135">The GParted screen will then show the current state of computer’s Main Windows partition as shown in the illustration below:</text:span></text:p>
      <text:p text:style-name="P149"><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57">The “unallocated” space shown in the illustration above (168.6<text:span text:style-name="T218">5</text:span> GiB) is where we will have the Wasta installer create our Linux partitions <text:span text:style-name="T136">as described below. Your unallocated space will be different. </text:span></text:p>
      <text:h text:style-name="Heading_20_3" text:outline-level="3">Step 5. Create an Extended Partition in the newly created unallocated space</text:h>
      <text:p text:style-name="P158">While the GParted program is still running, it is a good time to see if we can create an <text:span text:style-name="T50">E</text:span><text:span text:style-name="T3">xtended</text:span> partition within the unallocated space that we freed up in Step 4 above. <text:span text:style-name="T226">The Extended partition will be the “container” for the Linux partitions we will create later during the actual installation of Wasta Linux.</text:span></text:p>
      <text:p text:style-name="P159">With the “unallocated” line selected/highlighted as shown in the image above, click on the <text:span text:style-name="T3">Partition</text:span> menu (at the top of the GParted program screen), and select the <text:span text:style-name="T3">New</text:span> menu item <text:span text:style-name="T226">as shown in the screen illustration below</text:span>:</text:p>
      <text:p text:style-name="P159"><draw:frame draw:style-name="fr3" draw:name="Image42" text:anchor-type="paragraph" svg:width="6.2165in" svg:height="4.2217in" draw:z-index="50"><draw:image xlink:href="../wasta-docs-images/GParted-select-partition-and-Add-New-menu.png" xlink:type="simple" xlink:show="embed" xlink:actuate="onLoad"/></draw:frame><text:soft-page-break/></text:p>
      <text:p text:style-name="P166">If there are 4 or more partitions showing in the GParted window at this point, it is possible that <text:span text:style-name="T219">GParted will not allow you </text:span>to <text:span text:style-name="T219">create a new partition on the hard drive. If GParted presents you with this error message when you try to create a new partition:</text:span></text:p>
      <text:p text:style-name="P166"><draw:frame draw:style-name="fr4" draw:name="Image60" text:anchor-type="paragraph" svg:width="5.9945in" svg:height="2.1972in" draw:z-index="59"><draw:image xlink:href="../wasta-docs-images/GParted-select-partition-and-Create-New-Partition-Error-not-possible.png" xlink:type="simple" xlink:show="embed" xlink:actuate="onLoad"/></draw:frame></text:p>
      <text:p text:style-name="P167"><text:span text:style-name="T220">it is likely that there are already the maximum number of 4 primary partitions on the hard drive. To remedy this situation please skip down to the A</text:span>ppendix section entitled: “<text:a xlink:type="simple" xlink:href="#If_the_partitioner_cannot_create_partitions" text:style-name="Internet_20_link" text:visited-style-name="Visited_20_Internet_20_Link"><text:span text:style-name="T221">If the partitioner cannot create partitions or the drive has ‘unusable’ space on it</text:span></text:a>” <text:span text:style-name="T221">and follow the procedures detailed there before you attempt to install the Wasta Linux system in Step 6.</text:span></text:p>
      <text:p text:style-name="P159"><text:span text:style-name="T219">If you don’t see the error message shown above, y</text:span>ou should <text:span text:style-name="T219">now </text:span>see a dialog that looks like th<text:span text:style-name="T221">e following illustration</text:span>:</text:p>
      <text:p text:style-name="P158"><draw:frame draw:style-name="fr3" draw:name="Image51" text:anchor-type="paragraph" svg:width="6.4634in" svg:height="2.9591in" draw:z-index="51"><draw:image xlink:href="../wasta-docs-images/GParted-select-partition-and-Create-New-Partition-dialog.png" xlink:type="simple" xlink:show="embed" xlink:actuate="onLoad"/></draw:frame><text:soft-page-break/></text:p>
      <text:p text:style-name="P160">Click on the drop down arrow to access the <text:span text:style-name="T3">Create as</text:span> list and select <text:span text:style-name="T3">Extended </text:span><text:span text:style-name="T47">Partition</text:span><text:span text:style-name="T213"> </text:span>as shown in the illustration below:</text:p>
      <text:p text:style-name="P160"><draw:frame draw:style-name="fr2" draw:name="Image52" text:anchor-type="paragraph" svg:width="6.9252in" svg:height="3.2252in" draw:z-index="52"><draw:image xlink:href="../wasta-docs-images/GParted-select-partition-and-Create-New-Partition-select-Extended.png" xlink:type="simple" xlink:show="embed" xlink:actuate="onLoad"/></draw:frame></text:p>
      <text:p text:style-name="P161">With Extended Partition selected in the <text:span text:style-name="T3">Create as</text:span> list, click on the <text:span text:style-name="T3">Add</text:span> button as shown below:</text:p>
      <text:p text:style-name="P161"><draw:frame draw:style-name="fr3" draw:name="Image53" text:anchor-type="paragraph" svg:width="6.7083in" svg:height="3.1043in" draw:z-index="53"><draw:image xlink:href="../wasta-docs-images/GParted-select-partition-and-Create-New-Partition-select-Extended-Add.png" xlink:type="simple" xlink:show="embed" xlink:actuate="onLoad"/></draw:frame><text:soft-page-break/></text:p>
      <text:p text:style-name="P161">GParted will now show <text:span text:style-name="T214">a </text:span><text:span text:style-name="T59">New Partition #1</text:span><text:span text:style-name="T214"> - planned as a pending operation within its graphical representation of the partitions, as shown below:</text:span></text:p>
      <text:p text:style-name="P162"><draw:frame draw:style-name="fr3" draw:name="Image54" text:anchor-type="paragraph" svg:width="6.6138in" svg:height="4.5in" draw:z-index="54"><draw:image xlink:href="../wasta-docs-images/GParted-select-partition-and-Create-New-Partition-Extended-pending-operation.png" xlink:type="simple" xlink:show="embed" xlink:actuate="onLoad"/></draw:frame></text:p>
      <text:p text:style-name="P162"><draw:frame draw:style-name="fr1" draw:name="Image59" text:anchor-type="paragraph" svg:x="0.011in" svg:y="-0.0102in" svg:width="0.528in" svg:height="0.5693in" draw:z-index="58"><draw:image xlink:href="../wasta-docs-images/GParted-Apply-all-operations-icon.png" xlink:type="simple" xlink:show="embed" xlink:actuate="onLoad"/></draw:frame>To execute the pending operation and create the new Extended partition click on the <text:span text:style-name="T3">Apply All Operations icon</text:span> in the GParted tool bar as shown above. You will be asked to confirm the <text:soft-page-break/>operation with this message:</text:p>
      <text:p text:style-name="P162"><draw:frame draw:style-name="fr4" draw:name="Image56" text:anchor-type="paragraph" svg:width="5.8646in" svg:height="1.698in" draw:z-index="55"><draw:image xlink:href="../wasta-docs-images/GParted-select-partition-and-Resize-dialog-resized-confirm-apply-all.png" xlink:type="simple" xlink:show="embed" xlink:actuate="onLoad"/></draw:frame></text:p>
      <text:p text:style-name="P162">Click on the <text:span text:style-name="T3">Apply</text:span> button to proceed. Normally the creation of the Extended partition will be done quickly and you will see the following message that “All operations successfully completed”:</text:p>
      <text:p text:style-name="P163"><draw:frame draw:style-name="fr3" draw:name="Image57" text:anchor-type="paragraph" svg:width="6.4217in" svg:height="4.3634in" draw:z-index="56"><draw:image xlink:href="../wasta-docs-images/GParted-select-partition-and-Create-New-Partition-Extended-completed.png" xlink:type="simple" xlink:show="embed" xlink:actuate="onLoad"/></draw:frame></text:p>
      <text:p text:style-name="P163"/>
      <text:p text:style-name="P163">Click on the <text:span text:style-name="T3">Close</text:span> button to continue. <text:span text:style-name="T215">GParted now shows the extended partition added as </text:span><text:span text:style-name="T51">sda3</text:span><text:span text:style-name="T215">, with unallocated space of 168.65 GiB available:</text:span></text:p>
      <text:p text:style-name="P162"><draw:frame draw:style-name="fr2" draw:name="Image58" text:anchor-type="paragraph" svg:width="6.9252in" svg:height="3.6146in" draw:z-index="57"><draw:image xlink:href="../wasta-docs-images/GParted-select-partition-and-Create-New-Partition-Extended-now-showing.png" xlink:type="simple" xlink:show="embed" xlink:actuate="onLoad"/></draw:frame><text:soft-page-break/></text:p>
      <text:p text:style-name="P162"/>
      <text:p text:style-name="P164">The “<text:span text:style-name="T254">extended” partition functions as a container. The “</text:span>unallocated” part of the extended partition is where we will create the Linux partitions. We will not create the Linux partitions <text:span text:style-name="T254">during this session of GParted</text:span>, but will do so below during the installation of the Wasta system <text:span text:style-name="T227">in Steps 6 and following</text:span>.</text:p>
      <text:p text:style-name="P156"><text:span text:style-name="T216">So, s</text:span>elect <text:span text:style-name="T3">Quit</text:span> from the GParted menu to close the GParted program window <text:span text:style-name="T254">for now</text:span>. </text:p>
      <text:p text:style-name="P150">Our next step will be to start up the Wasta installer while we are still booted from the “Live” Wasta Linux memory stick. In the remaining steps we will <text:span text:style-name="T140">do the actual installation of the Wasta system on the computer.</text:span></text:p>
      <text:h text:style-name="P184" text:outline-level="3"><text:bookmark-start text:name="Step 6 - Start the installer using the desktop icon"/>Step <text:span text:style-name="T217">6</text:span>. Start the installer using the desktop icon<text:bookmark-end text:name="Step 6 - Start the installer using the desktop icon"/></text:h>
      <text:h text:style-name="P200" text:outline-level="4">Are you read<text:span text:style-name="T141">y</text:span> to install Wasta Linux?</text:h>
      <text:p text:style-name="P17">The remainder of this document describes how to install Wasta Linux <text:span text:style-name="T140">on the newly created “unallocated” space </text:span>on your computer. </text:p>
      <text:p text:style-name="P17"/>
      <text:p text:style-name="P18"><text:span text:style-name="T18">Note that Steps </text:span><text:span text:style-name="T48">6</text:span><text:span text:style-name="T18"> through </text:span><text:span text:style-name="T48">9</text:span><text:span text:style-name="T18"> are </text:span><text:span text:style-name="T19">non-destructive installation steps.</text:span><text:span text:style-name="T76"> You can feel free to proceed down through the first part of step 10 below. No new changes will be made on your computer if you decide to </text:span><text:span text:style-name="T20">Quit</text:span><text:span text:style-name="T142"> before you get to the last part of step 10 below (clicking on the </text:span><text:span text:style-name="T18">Install Now</text:span><text:span text:style-name="T143"> button). </text:span></text:p>
      <text:p text:style-name="P15"/>
      <text:p text:style-name="P15">At this point you should still see the desktop of the “Live” Wasta Linux session <text:span text:style-name="T138">on your computer screen</text:span>:</text:p>
      <text:p text:style-name="P15"/>
      <text:p text:style-name="P9"><draw:frame draw:style-name="fr3" draw:name="Image17" text:anchor-type="paragraph" svg:width="6.6193in" svg:height="4.5665in" draw:z-index="35"><draw:image xlink:href="../wasta-docs-images/Wasta-16.04.1.1-live-boot-desktop-install-icon-highlighted.png" xlink:type="simple" xlink:show="embed" xlink:actuate="onLoad"/></draw:frame><text:soft-page-break/></text:p>
      <text:p text:style-name="P16"><text:span text:style-name="T52">Start the installer by d</text:span><text:span text:style-name="T3">ouble click</text:span><text:span text:style-name="T52">ing </text:span><text:span text:style-name="T3"><text:s/>the “Install Wasta Linux 16.04” icon on the live session desktop as shown above</text:span>.</text:p>
      <text:p text:style-name="P10"/>
      <text:p text:style-name="P3"><text:span text:style-name="T143">W</text:span>ait for <text:span text:style-name="T228">the </text:span>install<text:span text:style-name="T228">ation “Welcome”</text:span> <text:span text:style-name="T71">w</text:span>indow<text:span text:style-name="T71"> to appear. It will allow you to change the </text:span><text:span text:style-name="T21">language</text:span><text:span text:style-name="T71"> for the installation and looks as follows:</text:span></text:p>
      <text:p text:style-name="P3"/>
      <text:p text:style-name="P41"><draw:frame draw:style-name="fr3" draw:name="Image18" text:anchor-type="paragraph" svg:width="4.552in" svg:height="2.9283in" draw:z-index="16"><draw:image xlink:href="../wasta-docs-images/Install-Welcome.png" xlink:type="simple" xlink:show="embed" xlink:actuate="onLoad"/></draw:frame></text:p>
      <text:p text:style-name="P3"><text:soft-page-break/>English<text:span text:style-name="T72"> is usually the default selection. Click </text:span><text:span text:style-name="T22">Continue</text:span><text:span text:style-name="T72">. The next screen appears.</text:span></text:p>
      <text:h text:style-name="P185" text:outline-level="3">Step <text:span text:style-name="T217">7</text:span>. Connect to <text:span text:style-name="T144">a </text:span>wi-fi network <text:span text:style-name="T229">(optional)</text:span></text:h>
      <text:p text:style-name="P3"><text:span text:style-name="T85">If your computer has an active wireless connection –</text:span><text:span text:style-name="T84"> but not yet connected -</text:span><text:span text:style-name="T85"> the installer may ask you if you want to connect the computer to the wi-fi network:</text:span></text:p>
      <text:p text:style-name="P3"><draw:frame draw:style-name="fr6" draw:name="Image19" text:anchor-type="paragraph" svg:x="0.6083in" svg:y="0.1709in" svg:width="6.2335in" svg:height="3.4701in" draw:z-index="17"><draw:image xlink:href="../wasta-docs-images/Install-connect-to-wireless.png" xlink:type="simple" xlink:show="embed" xlink:actuate="onLoad"/></draw:frame></text:p>
      <text:p text:style-name="P3"><text:span text:style-name="T83">If you wish to you can select the </text:span><text:span text:style-name="T23">Connect to this network</text:span><text:span text:style-name="T83"> button, select the name of your network in the list, and enter your network’s security password/</text:span><text:span text:style-name="T99">key</text:span><text:span text:style-name="T83"> in the Password box. But, a connection to your wireless network is </text:span><text:span text:style-name="T84">optional, and being connected to the Internet is not required</text:span><text:span text:style-name="T85"> </text:span><text:span text:style-name="T83">during the</text:span><text:span text:style-name="T86"> installatio</text:span><text:span text:style-name="T83">n. </text:span><text:span text:style-name="T84">S</text:span><text:span text:style-name="T86">o, you can </text:span><text:span text:style-name="T83">also </text:span><text:span text:style-name="T86">leave it set to the default “I don’t want to connect to a wi-fi network right now” </text:span><text:span text:style-name="T87">- especially if you have slow or expensive Internet</text:span><text:span text:style-name="T86">. </text:span><text:span text:style-name="T88">You can connect after installation </text:span><text:span text:style-name="T87">(or use a full wasta-offline mirror to update your software). If you wish to connect now you can do so </text:span><text:span text:style-name="T88">as you did in Step 3 above when you played around with the Live system. </text:span><text:span text:style-name="T83">In either case, </text:span><text:span text:style-name="T87">then </text:span><text:span text:style-name="T83">c</text:span><text:span text:style-name="T86">lick </text:span><text:span text:style-name="T24">Continue</text:span><text:span text:style-name="T86"> </text:span><text:span text:style-name="T100">when you are ready to move on to the next step.</text:span></text:p>
      <text:h text:style-name="P185" text:outline-level="3">Step <text:span text:style-name="T217">8</text:span>. Updates and third-party software <text:span text:style-name="T255">(optional)</text:span></text:h>
      <text:p text:style-name="P3"><text:span text:style-name="T145">Next, a </text:span><text:span text:style-name="T25">Preparing to install Wasta Linux</text:span><text:span text:style-name="T145"> screen will appear - offering to download updates and third-party software while installing:</text:span></text:p>
      <text:p text:style-name="P3"/>
      <text:p text:style-name="P3"><draw:frame draw:style-name="fr2" draw:name="Image20" text:anchor-type="paragraph" svg:width="6.9252in" svg:height="4.2181in" draw:z-index="18"><draw:image xlink:href="../wasta-docs-images/Install-Preparing-to-install.png" xlink:type="simple" xlink:show="embed" xlink:actuate="onLoad"/></draw:frame><text:soft-page-break/></text:p>
      <text:p text:style-name="P19">We will not install these <text:span text:style-name="T146">updates and third-party software </text:span>during the initial installation. <text:span text:style-name="T147">You can do updates after installation</text:span>, so just <text:span text:style-name="T229">leave the check boxes un-ticked, and </text:span>click <text:span text:style-name="T3">Continue</text:span>.</text:p>
      <text:h text:style-name="P186" text:outline-level="3">Step <text:span text:style-name="T217">9</text:span>. Installation type</text:h>
      <text:p text:style-name="P47">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2">We are assuming here that some version of Windows is on the computer.</text:span></text:p>
      <text:p text:style-name="P11"/>
      <text:p text:style-name="P45"><text:span text:style-name="T146">The </text:span><text:span text:style-name="T60">Installatio</text:span><text:span text:style-name="T26">n type</text:span><text:span text:style-name="T146">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0">Something else</text:span><text:span text:style-name="T146">” in the Installation type that is presented to you.</text:span></text:p>
      <text:p text:style-name="P45"/>
      <text:p text:style-name="P45"><text:span text:style-name="T256">Therefore, i</text:span>f you are installing Wasta Linux:</text:p>
      <text:p text:style-name="P45"/>
      <text:list xml:id="list239161711" text:style-name="L3">
        <text:list-item>
          <text:p text:style-name="P174">to replace Windows XP, <text:span text:style-name="T149">proceed with the </text:span><text:a xlink:type="simple" xlink:href="#Windows XP" text:style-name="Internet_20_link" text:visited-style-name="Visited_20_Internet_20_Link"><text:span text:style-name="T149">Windows XP section below</text:span></text:a></text:p>
        </text:list-item>
        <text:list-item>
          <text:p text:style-name="P194"><text:span text:style-name="T149">to replace Windows 7, 8 or 8.1, skip to the </text:span><text:a xlink:type="simple" xlink:href="#Windows 7 - 8" text:style-name="Internet_20_link" text:visited-style-name="Visited_20_Internet_20_Link"><text:span text:style-name="T149">Windows 7, 8, or 8.1 section</text:span></text:a></text:p>
        </text:list-item>
        <text:list-item>
          <text:p text:style-name="P189">to replace Window 10, skip to <text:span text:style-name="T146">the</text:span> <text:a xlink:type="simple" xlink:href="#Windows 10" text:style-name="Internet_20_link" text:visited-style-name="Visited_20_Internet_20_Link">Windows 10 section</text:a></text:p>
        </text:list-item>
      </text:list>
      <text:p text:style-name="P48">The <text:span text:style-name="T3">Installatio</text:span><text:span text:style-name="T26">n type</text:span> dialog will look similar to <text:span text:style-name="T150">one of the dialogs shown below – depending on the version of Windows that is on the computer</text:span>:</text:p>
      <text:h text:style-name="P201" text:outline-level="4"><text:bookmark-start text:name="Windows XP"/><text:soft-page-break/>Windows XP<text:bookmark-end text:name="Windows XP"/></text:h>
      <text:p text:style-name="P7"><draw:frame draw:style-name="fr2" draw:name="Image21" text:anchor-type="paragraph" svg:width="6.9252in" svg:height="3.8709in" draw:z-index="19"><draw:image xlink:href="../wasta-docs-images/Installation-type-WinXP-initial-default.png" xlink:type="simple" xlink:show="embed" xlink:actuate="onLoad"/></draw:frame></text:p>
      <text:p text:style-name="P21">The first option is often pre-selected, but you should choose <text:span text:style-name="T3">Something else</text:span> instead. Click <text:span text:style-name="T3">Continue</text:span><text:span text:style-name="T78"> </text:span><text:span text:style-name="T101">and skip down to </text:span><text:a xlink:type="simple" xlink:href="#Why do we choose Something else" text:style-name="Internet_20_link" text:visited-style-name="Visited_20_Internet_20_Link"><text:span text:style-name="T101">Why do we choose Something else?</text:span></text:a></text:p>
      <text:h text:style-name="P201" text:outline-level="4"><text:bookmark-start text:name="Windows 7 - 8"/>Windows 7, 8, 8.1<text:bookmark-end text:name="Windows 7 - 8"/></text:h>
      <text:p text:style-name="P7"><draw:frame draw:style-name="fr2" draw:name="Image22" text:anchor-type="paragraph" svg:width="6.9252in" svg:height="3.8772in" draw:z-index="20"><draw:image xlink:href="../wasta-docs-images/Installation-type-Win7-initial-default.png" xlink:type="simple" xlink:show="embed" xlink:actuate="onLoad"/></draw:frame></text:p>
      <text:p text:style-name="P7"><text:soft-page-break/></text:p>
      <text:p text:style-name="P21">The first option is often pre-selected, but you should choose <text:span text:style-name="T3">Something else</text:span> instead. Click <text:span text:style-name="T3">Continue</text:span><text:span text:style-name="T78"> </text:span><text:span text:style-name="T101">and skip down to </text:span><text:a xlink:type="simple" xlink:href="#Why do we choose Something else" text:style-name="Internet_20_link" text:visited-style-name="Visited_20_Internet_20_Link"><text:span text:style-name="T101">Why do we choose Something else?</text:span></text:a></text:p>
      <text:h text:style-name="P201" text:outline-level="4"><text:bookmark-start text:name="Windows 10"/>Windows 10<text:bookmark-end text:name="Windows 10"/></text:h>
      <text:p text:style-name="P7"><draw:frame draw:style-name="fr5" draw:name="Image23" text:anchor-type="paragraph" svg:width="6.9252in" svg:height="3.8563in" draw:z-index="36"><draw:image xlink:href="../wasta-docs-images/Installation-type-Win10initial-default.png" xlink:type="simple" xlink:show="embed" xlink:actuate="onLoad"/></draw:frame></text:p>
      <text:p text:style-name="P20"><text:span text:style-name="T148">T</text:span>he first option is often pre-selected, but you should choose <text:span text:style-name="T3">Something else</text:span> instead. Click <text:span text:style-name="T3">Continue.</text:span></text:p>
      <text:h text:style-name="P202" text:outline-level="4"><text:bookmark-start text:name="Why do we choose Something else"/>Why <text:span text:style-name="T257">do we </text:span>choose Something else?<text:bookmark-end text:name="Why do we choose Something else"/></text:h>
      <text:p text:style-name="P22">It is possible to install Wasta Linux using one of the other Installation type options, but this documentation suggests choosing <text:span text:style-name="T3">Something else</text:span><text:span text:style-name="T78"> for the </text:span><text:span text:style-name="T89">following</text:span><text:span text:style-name="T78"> reasons:</text:span></text:p>
      <text:list xml:id="list2338844714" text:style-name="L4">
        <text:list-item>
          <text:p text:style-name="P175"><text:span text:style-name="T78">The </text:span><text:span text:style-name="T3">Something else</text:span><text:span text:style-name="T78"> option allows us to have your </text:span><text:span text:style-name="T3">/home</text:span><text:span text:style-name="T78"> directory on a separate partition. Having </text:span><text:span text:style-name="T3">/home</text:span><text:span text:style-name="T78"> on a separate partition makes it easy to upgrade to a newer version of Wasta (or other kind of Linux) in the future without touching any of your documents, data or settings.</text:span></text:p>
        </text:list-item>
        <text:list-item>
          <text:p text:style-name="P175"><text:span text:style-name="T78">The </text:span><text:span text:style-name="T3">Something else</text:span><text:span text:style-name="T78"> option </text:span><text:span text:style-name="T89">allows us to choose the </text:span><text:span text:style-name="T53">size and arrangement</text:span><text:span text:style-name="T89"> of the partitions that will be created on the computer’s hard drive.</text:span></text:p>
        </text:list-item>
        <text:list-item>
          <text:p text:style-name="P176">Different versions of Windows come with different numbers and kinds of partitions. By selecting <text:span text:style-name="T3">Something els</text:span>e, we can ensure that we <text:span text:style-name="T154">can fit the Linux partitions within the unallocated space (we created earlier), so that</text:span> the <text:span text:style-name="T154">Linux and Windows </text:span>partitions <text:span text:style-name="T154">can co-exist and the computer can be booted to either Wasta or Windows at startup</text:span>.</text:p>
        </text:list-item>
        <text:list-item>
          <text:p text:style-name="P177"><text:span text:style-name="T151">While the first couple options in the above dialog may vary depending on how your Windows computer is set up, the last option for any installation will always be </text:span><text:span text:style-name="T27">Something else</text:span><text:span text:style-name="T151">. </text:span>The <text:span text:style-name="T3">Something else</text:span> option <text:span text:style-name="T151">therefore </text:span>allows us to standardize this document, and reduce the number of possible variations and gotchas that might happen if we tried to describe one of the other options. </text:p>
        </text:list-item>
        <text:list-item>
          <text:p text:style-name="P177">We are not planning to encrypt the new Wasta installation, nor use the Logical Volume Management (LVM) system. The use of these technologies is not necessary in most <text:soft-page-break/>environments. They are more complicated to set up <text:span text:style-name="T271">at installation time </text:span>and <text:span text:style-name="T271">so are </text:span>beyond the scope of this document.</text:p>
        </text:list-item>
      </text:list>
      <text:p text:style-name="P23"/>
      <text:p text:style-name="P11"><text:span text:style-name="T257">Note: The </text:span><text:span text:style-name="T12">Installation type</text:span><text:span text:style-name="T105"> dialogs shown above may differ a little from what you see on your particular Windows computer, but the last option "</text:span><text:span text:style-name="T12">Something else</text:span><text:span text:style-name="T105">" should always be available and is the one you should select to follow this document. After selecting </text:span><text:span text:style-name="T12">Something else</text:span><text:span text:style-name="T105">,</text:span> <text:span text:style-name="T73">click </text:span><text:span text:style-name="T11">C</text:span><text:span text:style-name="T3">ontinue.</text:span></text:p>
      <text:h text:style-name="P186" text:outline-level="3">Step <text:span text:style-name="T217">10</text:span>. <text:span text:style-name="T148">C</text:span>reating <text:span text:style-name="T148">the</text:span> Linux partitions</text:h>
      <text:p text:style-name="P50"><text:span text:style-name="T152">The installation program uses a partitioning program </text:span><text:span text:style-name="T90">to show you </text:span><text:span text:style-name="T74">a graphical display of the existing partitions that are on the computer's hard drive. The Wasta installer calls on the services of the GParted program, so the display will look quite similar to what you saw while using GParted earlier to resize the main Windows partition and create the extended partition. The graphics within the installer will look a little different, but you should recognize the general partitioning layout and the information it displays:</text:span></text:p>
      <text:p text:style-name="P50"/>
      <text:p text:style-name="P50"><draw:frame draw:style-name="fr3" draw:name="Image24" text:anchor-type="paragraph" svg:width="6.5256in" svg:height="4.1866in" draw:z-index="21"><draw:image xlink:href="../wasta-docs-images/GParted-Live-Install-initial-dialog.png" xlink:type="simple" xlink:show="embed" xlink:actuate="onLoad"/></draw:frame></text:p>
      <text:p text:style-name="P102">The appearance and the number of partitions displayed in the dialog <text:span text:style-name="T271">you see </text:span>will depend on what partitions currently exist on <text:span text:style-name="T258">your</text:span> computer. You will want to study the graph showing on your screen, and the information displayed on it carefully.</text:p>
      <text:p text:style-name="P103"/>
      <text:p text:style-name="P103"><text:span text:style-name="T230">If you already created the Extended partition with Gparted in an earlier step that became sda3, you may be wondering why an extended partition named sda3 is not showing in the above dialog. During installation, the installer simply hides the extended partitions and other things from view, and just represents it as “free space” as shown above.</text:span> <text:span text:style-name="T258">The installer takes care of the assignment of partition device names (as you will see below). </text:span></text:p>
      <text:p text:style-name="P49"><text:soft-page-break/></text:p>
      <text:p text:style-name="P61"><text:span text:style-name="T153">The point of no return is the </text:span><text:span text:style-name="T28">Install Now</text:span><text:span text:style-name="T74"> button at the bottom right of this installation page. </text:span><text:span text:style-name="T28">Do not click on that button until the end of Step </text:span><text:span text:style-name="T48">10</text:span><text:span text:style-name="T74">. Our actions in creating Linux partitions are only </text:span><text:span text:style-name="T28">simulated</text:span><text:span text:style-name="T74"> until we get them just the way we want them. We can adjust them over and over again without making actual changes to your computer. At any time you can call it quits by clicking on the </text:span><text:span text:style-name="T28">Quit</text:span><text:span text:style-name="T74"> button – and no new changes will be made to your computer. </text:span><text:span text:style-name="T28">Again, don’t click on the Install Now button until you are ready for the changes to be made on your computer </text:span><text:span text:style-name="T61">(at the end of Step 10 below)</text:span><text:span text:style-name="T28">.</text:span></text:p>
      <text:h text:style-name="P203" text:outline-level="4">Add the Linux partitions</text:h>
      <text:p text:style-name="P56">We want to now start adding the Linux partitions <text:span text:style-name="T157">to the Extended/unallocated space</text:span>. We will add <text:span text:style-name="T3">three</text:span> <text:span text:style-name="T217">logical </text:span>partitions, <text:span text:style-name="T3">one at a time</text:span>:</text:p>
      <text:list xml:id="list807236491" text:style-name="L5">
        <text:list-item>
          <text:p text:style-name="P178">A Linux root (/) partition with a size of 15GB (15000MB)</text:p>
        </text:list-item>
        <text:list-item>
          <text:p text:style-name="P178">A Linux swap partition with a size of 4GB (4000MB)</text:p>
        </text:list-item>
        <text:list-item>
          <text:p text:style-name="P178">A Home partition (/home) with the remainder of the free space</text:p>
        </text:list-item>
      </text:list>
      <text:h text:style-name="P195" text:outline-level="5">Add the Linux root / partition</text:h>
      <text:p text:style-name="P57"><text:span text:style-name="T155">The </text:span><text:span text:style-name="T29">first partition</text:span><text:span text:style-name="T155"> we want to add is the Linux </text:span><text:span text:style-name="T29">root (/) partition</text:span><text:span text:style-name="T155"> with a size of 15GB or 15000MB.</text:span></text:p>
      <text:p text:style-name="P57"/>
      <text:p text:style-name="P57"><text:span text:style-name="T29">Select</text:span><text:span text:style-name="T3"> the free space line</text:span> in the dialog, <text:span text:style-name="T156">and click the </text:span><text:span text:style-name="T30">plus</text:span><text:span text:style-name="T156"> button to add a new partition as shown in the illustration below</text:span>:</text:p>
      <text:p text:style-name="P56"/>
      <text:p text:style-name="P62"><draw:frame draw:style-name="fr2" draw:name="Image26" text:anchor-type="paragraph" svg:width="6.9252in" svg:height="4.45in" draw:z-index="22"><draw:image xlink:href="../wasta-docs-images/GParted-Live-Install-free-space-selected.png" xlink:type="simple" xlink:show="embed" xlink:actuate="onLoad"/></draw:frame></text:p>
      <text:p text:style-name="P42">If the “Create partition” dialog pops up, skip down to the <text:a xlink:type="simple" xlink:href="#Setting the data for the Linux root" text:style-name="Internet_20_link" text:visited-style-name="Visited_20_Internet_20_Link">Setting the data for the Linux root / partition</text:a> <text:soft-page-break/>section below.</text:p>
      <text:p text:style-name="P42"/>
      <text:p text:style-name="P35"><text:span text:style-name="T158">N</text:span>ote: <text:span text:style-name="T158">If, the partitioner won’t allow you to add a new partition, and instead it shows the unused part of the hard drive as “</text:span><text:span text:style-name="T31">unusable,</text:span><text:span text:style-name="T158">” <text:s/>as shown in the following sample:</text:span></text:p>
      <text:p text:style-name="P35"/>
      <text:p text:style-name="P35"><draw:frame draw:style-name="fr3" draw:name="Image25" text:anchor-type="paragraph" svg:width="5.3563in" svg:height="1.7035in" draw:z-index="46"><draw:image xlink:href="../wasta-docs-images/GParted-Live-Install-unusable-space-with-4-primary-partitions.png" xlink:type="simple" xlink:show="embed" xlink:actuate="onLoad"/></draw:frame></text:p>
      <text:p text:style-name="P35"><text:span text:style-name="T158">then the hard drive</text:span> already <text:span text:style-name="T231">has the maximum number of 4 primary partitions permitted on the hard drive. If that is the case on your computer you will need to remove one or more of the non-critical Windows partitions in order to be able to create a new “</text:span><text:span text:style-name="T31">extended</text:span><text:span text:style-name="T158">” partition to hold the Linux partitions. For instructions on how to do that, see the section “</text:span><text:a xlink:type="simple" xlink:href="#If_the_partitioner_cannot_create_partitions" text:style-name="Internet_20_link" text:visited-style-name="Visited_20_Internet_20_Link"><text:span text:style-name="T158">If the partitioner cannot create partitions or the drive has unusable space on it</text:span></text:a><text:span text:style-name="T158">”, then return here.</text:span></text:p>
      <text:h text:style-name="Heading_20_5" text:outline-level="5"><text:bookmark-start text:name="Setting the data for the Linux root"/><text:span text:style-name="T160">Setting the data for</text:span> the Linux root<text:bookmark-end text:name="Setting the data for the Linux root"/> / partition</text:h>
      <text:p text:style-name="P24">After pressing the plus button, the partitioner puts up <text:span text:style-name="T178">a “Create partition”</text:span> dialog to get the information it needs for the new partition. <text:span text:style-name="T160">Make the settings as shown below</text:span>:</text:p>
      <text:p text:style-name="P24"/>
      <text:p text:style-name="P7"><draw:frame draw:style-name="fr3" draw:name="Image27" text:anchor-type="paragraph" svg:width="3.7484in" svg:height="4.1571in" draw:z-index="23"><draw:image xlink:href="../wasta-docs-images/GParted-Live-Install-root-partition-size.png" xlink:type="simple" xlink:show="embed" xlink:actuate="onLoad"/></draw:frame></text:p>
      <text:p text:style-name="P28"><text:soft-page-break/></text:p>
      <text:p text:style-name="P28">Double check to ensure that the <text:span text:style-name="T165">following 5</text:span> settings are set:</text:p>
      <text:p text:style-name="P27">1. Type <text:span text:style-name="T3">15000</text:span> for the <text:span text:style-name="T3">Size</text:span> of the root partition <text:span text:style-name="T178">(it is in Megabytes (MB) = 15 GB)</text:span>.</text:p>
      <text:p text:style-name="P27">2. Ensure that the <text:span text:style-name="T3">Logical</text:span> button is selected for the <text:span text:style-name="T3">Type of the new partition</text:span>.</text:p>
      <text:p text:style-name="P27">3. Ensure that the <text:span text:style-name="T3">Ext4 journaling file system</text:span> is selected for <text:span text:style-name="T3">Use as</text:span> from the drop down list.</text:p>
      <text:p text:style-name="P33">4. Ensure that the <text:span text:style-name="T3">Beginning of this space</text:span> is selected for <text:span text:style-name="T3">Location for the new partition</text:span>. </text:p>
      <text:p text:style-name="P27"><text:span text:style-name="T165">5</text:span>. Select <text:span text:style-name="T3">Mount point</text:span> of <text:s/><text:span text:style-name="T3">/ </text:span><text:s/>from the drop down list (the top item of the list)</text:p>
      <text:p text:style-name="P7"/>
      <text:p text:style-name="P30">The dialog should now look like this:</text:p>
      <text:p text:style-name="P28"/>
      <text:p text:style-name="P28"><draw:frame draw:style-name="fr3" draw:name="Image28" text:anchor-type="paragraph" svg:width="3.7618in" svg:height="2.2043in" draw:z-index="24"><draw:image xlink:href="../wasta-docs-images/GParted-Live-Install-root-partition-all-settings-summary.png" xlink:type="simple" xlink:show="embed" xlink:actuate="onLoad"/></draw:frame></text:p>
      <text:p text:style-name="P30">Click the <text:span text:style-name="T3">OK</text:span> button <text:span text:style-name="T162">to close the Create partition dialog</text:span>. <text:span text:style-name="T162">The partitioner now shows the new Linux </text:span><text:span text:style-name="T68">root</text:span><text:span text:style-name="T162"> partition planned for installation:</text:span></text:p>
      <text:p text:style-name="P30"/>
      <text:p text:style-name="P30"><draw:frame draw:style-name="fr3" draw:name="Image29" text:anchor-type="paragraph" svg:width="6.3445in" svg:height="4.0807in" draw:z-index="25"><draw:image xlink:href="../wasta-docs-images/GParted-Live-Install-root-partition-planned.png" xlink:type="simple" xlink:show="embed" xlink:actuate="onLoad"/></draw:frame></text:p>
      <text:p text:style-name="P34"><text:soft-page-break/>Note that the partitioner named the new Linux root partition <text:span text:style-name="T3">sda5</text:span> instead of <text:span text:style-name="T3">sda3</text:span> or <text:span text:style-name="T3">sda4 </text:span><text:span text:style-name="T177">that you might have expected.</text:span> What happened to sda3 and sda4? This seemingly odd partition naming is the result of creating our first Linux partition as a “Logical” partition. <text:span text:style-name="T259">During installation, t</text:span>he system reserves some of the device names <text:span text:style-name="T259">for its</text:span> “<text:span text:style-name="T259">extended” partitions and </text:span>“logical” <text:span text:style-name="T259">partitions.</text:span></text:p>
      <text:h text:style-name="P196" text:outline-level="5">Add the Linux <text:span text:style-name="T163">swap</text:span> partition</text:h>
      <text:p text:style-name="P60"><text:span text:style-name="T155">The </text:span><text:span text:style-name="T29">second partition</text:span><text:span text:style-name="T155"> we want to add is the Linux </text:span><text:span text:style-name="T29">swap</text:span><text:span text:style-name="T155"> </text:span><text:span text:style-name="T29">partition</text:span><text:span text:style-name="T155"> with a size of 4GB or 4000MB. </text:span><text:span text:style-name="T102">A swap partition is a special partition that Linux can use to swap out some of its RAM memory if it needs to. It is generally recommended to have a swap partition that is </text:span><text:span text:style-name="T103">at least </text:span><text:span text:style-name="T102">as large as the amount of RAM memory in the computer. </text:span><text:span text:style-name="T155">If your computer has more than 4 GB then increase the swap size accordingly. For example, if you computer has 6 GB of RAM memory, you can make the swap partition size 6000 MB. If it has 8 GB of RAM memory, make the partition size 8000 MB. If it has just 2 GB of RAM, you can make the swap size 2000 MB.</text:span></text:p>
      <text:p text:style-name="P58"/>
      <text:p text:style-name="P58"><text:span text:style-name="T29">Select</text:span><text:span text:style-name="T3"> the free space line</text:span> in the dialog, <text:span text:style-name="T156">and click the </text:span><text:span text:style-name="T30">plus</text:span><text:span text:style-name="T156"> button to add a new partition as shown in the illustration below</text:span>:</text:p>
      <text:p text:style-name="P7"/>
      <text:p text:style-name="P7"><draw:frame draw:style-name="fr2" draw:name="Image30" text:anchor-type="paragraph" svg:width="6.9252in" svg:height="4.4543in" draw:z-index="26"><draw:image xlink:href="../wasta-docs-images/GParted-Live-Install-free-space-selected-before-swap.png" xlink:type="simple" xlink:show="embed" xlink:actuate="onLoad"/></draw:frame></text:p>
      <text:h text:style-name="Heading_20_5" text:outline-level="5"><text:span text:style-name="T160">Setting the data for</text:span> the Linux <text:span text:style-name="T164">swap</text:span> partition</text:h>
      <text:p text:style-name="P25">After pressing the plus button, the partitioner puts up th<text:span text:style-name="T159">e “Create partition”</text:span> dialog to get the information it needs for the new partition. <text:span text:style-name="T160">Make the settings as shown below</text:span>:</text:p>
      <text:p text:style-name="P7"/>
      <text:p text:style-name="P7"><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29">Double check to ensure that the <text:span text:style-name="T165">following 4</text:span> settings are set:</text:p>
      <text:p text:style-name="P29">1. Type <text:span text:style-name="T32">4000</text:span> for the <text:span text:style-name="T3">Size</text:span> of the root partition <text:span text:style-name="T161">in Megabytes (MB) = 4 GB</text:span>.</text:p>
      <text:p text:style-name="P29">2. Ensure that the <text:span text:style-name="T3">Logical</text:span> button is selected for the <text:span text:style-name="T3">Type of the new partition</text:span>.</text:p>
      <text:p text:style-name="P29">3. Ensure that the <text:span text:style-name="T3">Ext4 journaling file system</text:span> is selected for <text:span text:style-name="T3">Use as</text:span> from the drop down list.</text:p>
      <text:p text:style-name="P29">4. Select <text:span text:style-name="T32">swap area</text:span> from the drop down list <text:span text:style-name="T165">next to the </text:span><text:span text:style-name="T32">Use as</text:span><text:span text:style-name="T165"> setting.</text:span></text:p>
      <text:p text:style-name="P33">Note: There is no Mount point setting for a swap partition.</text:p>
      <text:p text:style-name="P8"/>
      <text:p text:style-name="P32">The dialog should now look like this:</text:p>
      <text:p text:style-name="P29"/>
      <text:p text:style-name="P7"><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1"><text:soft-page-break/>Click the <text:span text:style-name="T3">OK</text:span> button <text:span text:style-name="T162">to close the Create partition dialog</text:span>. <text:span text:style-name="T162">The partitioner now shows the new Linux root and swap partitions planned for installation:</text:span></text:p>
      <text:p text:style-name="P7"/>
      <text:p text:style-name="P7"><draw:frame draw:style-name="fr2" draw:name="Image33" text:anchor-type="paragraph" svg:width="6.9252in" svg:height="4.4472in" draw:z-index="29"><draw:image xlink:href="../wasta-docs-images/GParted-Live-Install-swap-partition-planned.png" xlink:type="simple" xlink:show="embed" xlink:actuate="onLoad"/></draw:frame></text:p>
      <text:h text:style-name="P197" text:outline-level="5">Add the Linux /<text:span text:style-name="T166">home</text:span> partition</text:h>
      <text:p text:style-name="P59"><text:span text:style-name="T92">The </text:span><text:span text:style-name="T34">third and final</text:span><text:span text:style-name="T29"> partition</text:span><text:span text:style-name="T92"> we want to add is the Linux </text:span><text:span text:style-name="T29">/</text:span><text:span text:style-name="T34">home</text:span><text:span text:style-name="T29"> partition</text:span><text:span text:style-name="T92">. </text:span><text:span text:style-name="T91">The /home partition is where all your user generated files will be stored including your Documents, Music, Pictures, Videos, Downloads, Desktop files, and all of your user settings including settings for the applications you will be using. </text:span><text:span text:style-name="T34">For </text:span><text:span text:style-name="T35">our /home partition we want to </text:span><text:span text:style-name="T34">use up </text:span><text:span text:style-name="T62">all of </text:span><text:span text:style-name="T34">the remaining </text:span><text:span text:style-name="T29">free space</text:span><text:span text:style-name="T92">. </text:span></text:p>
      <text:p text:style-name="P53"/>
      <text:p text:style-name="P59"><text:span text:style-name="T91">As you have learned from the above procedures, first we </text:span><text:span text:style-name="T34">s</text:span><text:span text:style-name="T29">elect </text:span><text:span text:style-name="T33">the free space line</text:span><text:span text:style-name="T93"> in the dialog, </text:span><text:span text:style-name="T94">and click the </text:span><text:span text:style-name="T30">plus</text:span><text:span text:style-name="T94"> button to add a new partition as shown in the illustration below</text:span><text:span text:style-name="T93">:</text:span></text:p>
      <text:p text:style-name="P7"/>
      <text:p text:style-name="P7"/>
      <text:p text:style-name="P7"/>
      <text:p text:style-name="P7"/>
      <text:p text:style-name="P7"><draw:frame draw:style-name="fr3" draw:name="Image34" text:anchor-type="paragraph" svg:width="5.8134in" svg:height="3.7335in" draw:z-index="30"><draw:image xlink:href="../wasta-docs-images/GParted-Live-Install-free-space-selected-before-home.png" xlink:type="simple" xlink:show="embed" xlink:actuate="onLoad"/></draw:frame><text:soft-page-break/></text:p>
      <text:h text:style-name="Heading_20_5" text:outline-level="5"><text:span text:style-name="T160">Setting the data for</text:span> the Linux /<text:span text:style-name="T167">home</text:span> partition</text:h>
      <text:p text:style-name="P26">After pressing the plus button, the partitioner puts up th<text:span text:style-name="T159">e “Create partition”</text:span> dialog to get the information it needs for the new partition. <text:span text:style-name="T160">Make the settings as shown below</text:span>:</text:p>
      <text:p text:style-name="P7"/>
      <text:p text:style-name="P7"><draw:frame draw:style-name="fr3" draw:name="Image35" text:anchor-type="paragraph" svg:width="3.1728in" svg:height="3.4992in" draw:z-index="31"><draw:image xlink:href="../wasta-docs-images/GParted-Live-Install-home-partition-size.png" xlink:type="simple" xlink:show="embed" xlink:actuate="onLoad"/></draw:frame></text:p>
      <text:p text:style-name="P7"/>
      <text:p text:style-name="P65">Double check to ensure that the <text:span text:style-name="T165">following 4</text:span> settings are set:</text:p>
      <text:p text:style-name="P63"><text:soft-page-break/>1. <text:span text:style-name="T168">Leave t</text:span>he Size set to: <text:span text:style-name="T37">your maximum space left </text:span><text:span text:style-name="T63">(entered automatically)</text:span></text:p>
      <text:p text:style-name="P63">2. The Type of partition is set to: <text:span text:style-name="T38">Logical</text:span></text:p>
      <text:p text:style-name="P63">3. The Location is set to: <text:span text:style-name="T3">Beginning of this space</text:span></text:p>
      <text:p text:style-name="P63">4. The Use as selector is set to: <text:span text:style-name="T37">Ext4 journaling file system</text:span></text:p>
      <text:p text:style-name="P64"><text:span text:style-name="T95">5. </text:span><text:span text:style-name="T96">The </text:span><text:span text:style-name="T95">M</text:span><text:span text:style-name="T96">ount point </text:span><text:span text:style-name="T95">is set to: </text:span><text:span text:style-name="T37">/home</text:span></text:p>
      <text:p text:style-name="P52"/>
      <text:p text:style-name="P68">The dialog should now look like this:</text:p>
      <text:p text:style-name="P65"/>
      <text:p text:style-name="P65"><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63">Click the <text:span text:style-name="T3">OK</text:span> button. The display will update showing your new <text:span text:style-name="T36">/</text:span><text:span text:style-name="T37">home</text:span> partition:</text:p>
      <text:p text:style-name="P63"/>
      <text:p text:style-name="P7"><draw:frame draw:style-name="fr3" draw:name="Image37" text:anchor-type="paragraph" svg:width="6.102in" svg:height="3.9228in" draw:z-index="33"><draw:image xlink:href="../wasta-docs-images/GParted-Live-Install-home-partition-planned.png" xlink:type="simple" xlink:show="embed" xlink:actuate="onLoad"/></draw:frame></text:p>
      <text:p text:style-name="P7"/>
      <text:p text:style-name="P51"><text:soft-page-break/></text:p>
      <text:p text:style-name="P51"><text:span text:style-name="T175">T</text:span>hings to note:</text:p>
      <text:p text:style-name="P67"/>
      <text:list xml:id="list3667734341" text:style-name="L6">
        <text:list-item>
          <text:p text:style-name="P190"><text:span text:style-name="T175">We had the installer partition the drive to use</text:span> all the remaining free space. </text:p>
        </text:list-item>
        <text:list-item>
          <text:p text:style-name="P190"><text:span text:style-name="T169">T</text:span>here <text:span text:style-name="T170">are check boxes </text:span>next to the root partition (/), and the /home partition, indicating that <text:span text:style-name="T170">those partitions</text:span> will be formatted during the installation process. Since this is a new installation of Linux on this computer, <text:span text:style-name="T170">all partitions will be formatted including </text:span>the /home partition. If we were re-installing Linux or upgrading to a newer version of Linux on this computer, <text:span text:style-name="T170">its</text:span> /home partition <text:span text:style-name="T169">would </text:span><text:span text:style-name="T39">NOT</text:span> be formatted <text:span text:style-name="T169">by default </text:span>– <text:span text:style-name="T170">leaving</text:span> any data on the /<text:span text:style-name="T170">home </text:span>partition <text:span text:style-name="T170">untouched</text:span>. The Linux installer <text:span text:style-name="T170">won’t automatically format</text:span> a<text:span text:style-name="T169">ny existing</text:span> Linux /home partition.</text:p>
        </text:list-item>
        <text:list-item>
          <text:p text:style-name="P190">The "Device for boot loader Installation" selector should show the computer's main hard disk (usually /dev/sda) with the hard disk's known capacity shown in parentheses.</text:p>
        </text:list-item>
      </text:list>
      <text:h text:style-name="P204" text:outline-level="4">Ready to take the plunge?</text:h>
      <text:p text:style-name="P66"><text:span text:style-name="T171">Make sure the settings and partitions are set according to the above information. </text:span><text:span text:style-name="T173">The next </text:span><text:span text:style-name="T174">action</text:span><text:span text:style-name="T173"> will install Linux according to the partitioning scheme we have defined for the free space that was available. </text:span><text:span text:style-name="T172">If you don’t want to continue click the Quit button.</text:span></text:p>
      <text:h text:style-name="P187" text:outline-level="3">Step <text:span text:style-name="T176">11</text:span>. If you are ready, click on the “Install Now” button</text:h>
      <text:p text:style-name="P55"><draw:frame draw:style-name="fr3" draw:name="Image38" text:anchor-type="paragraph" svg:width="6.3925in" svg:height="4.1098in" draw:z-index="37"><draw:image xlink:href="../wasta-docs-images/GParted-Live-Install-Install-Now.png" xlink:type="simple" xlink:show="embed" xlink:actuate="onLoad"/></draw:frame></text:p>
      <text:p text:style-name="P55"/>
      <text:p text:style-name="P66"><text:soft-page-break/><text:span text:style-name="T79">The installation will start and present you with some configuration screens while the system does the partitioning, formatting and installation of the </text:span><text:span text:style-name="T97">Wasta </text:span><text:span text:style-name="T79">Linux system. </text:span><text:span text:style-name="T75">The first configuration screen will be the <text:s/>“Where are you?” screen that looks like this:</text:span></text:p>
      <text:p text:style-name="P71"/>
      <text:p text:style-name="P72"><draw:frame draw:style-name="fr3" draw:name="Image44" text:anchor-type="paragraph" svg:width="6.7937in" svg:height="4.3646in" draw:z-index="38"><draw:image xlink:href="../wasta-docs-images/Installation-where-are-you.png" xlink:type="simple" xlink:show="embed" xlink:actuate="onLoad"/></draw:frame></text:p>
      <text:p text:style-name="P71"/>
      <text:p text:style-name="P70"><text:span text:style-name="T106">C</text:span>lick on the <text:span text:style-name="T77">general area of the world map where you are located. For Manus users, the time zone that includes PNG</text:span> <text:span text:style-name="T106">should be highlighted, </text:span>so that <text:span text:style-name="T77">"</text:span><text:span text:style-name="T3">Port Moresby</text:span><text:span text:style-name="T77">"</text:span> shows on the time zone selected.</text:p>
      <text:p text:style-name="P70">Click <text:span text:style-name="T69">C</text:span><text:span text:style-name="T3">ontinue.</text:span></text:p>
      <text:h text:style-name="P188" text:outline-level="3">Step 1<text:span text:style-name="T217">2</text:span>. Select keyboard layout</text:h>
      <text:p text:style-name="P70"><text:span text:style-name="T106">The next configuration screen is the k</text:span>eyboard layout<text:span text:style-name="T77"> screen which looks like this:</text:span></text:p>
      <text:p text:style-name="P71"/>
      <text:p text:style-name="P71"><draw:frame draw:style-name="fr3" draw:name="Image45" text:anchor-type="paragraph" svg:width="5.9374in" svg:height="3.661in" draw:z-index="39"><draw:image xlink:href="../wasta-docs-images/Installation-keyboard-layout.png" xlink:type="simple" xlink:show="embed" xlink:actuate="onLoad"/></draw:frame><text:soft-page-break/></text:p>
      <text:p text:style-name="P70"><text:span text:style-name="T106">C</text:span>lick <text:span text:style-name="T6">C</text:span><text:span text:style-name="T3">ontinue</text:span> to use<text:span text:style-name="T104"> the</text:span> “English (US)”<text:span text:style-name="T77"> keyboard as default, unless you have a different keyboard layout on your computer.</text:span></text:p>
      <text:h text:style-name="P188" text:outline-level="3">Step 1<text:span text:style-name="T217">3</text:span>. Enter your user information</text:h>
      <text:p text:style-name="P70"><text:span text:style-name="T179">The next screen is the </text:span>“Who are you<text:span text:style-name="T77">?</text:span>”<text:span text:style-name="T77"> screen which appears as illustrated below:</text:span></text:p>
      <text:p text:style-name="P73"/>
      <text:p text:style-name="P73"><draw:frame draw:style-name="fr3" draw:name="Image46" text:anchor-type="paragraph" svg:width="6.0772in" svg:height="3.7272in" draw:z-index="40"><draw:image xlink:href="../wasta-docs-images/Installation-who-are-you.png" xlink:type="simple" xlink:show="embed" xlink:actuate="onLoad"/></draw:frame></text:p>
      <text:p text:style-name="P73"><text:soft-page-break/></text:p>
      <text:p text:style-name="P73">Fill in the requested <text:span text:style-name="T273">information</text:span> and password:</text:p>
      <text:list xml:id="list4080033408" text:style-name="L7">
        <text:list-item>
          <text:p text:style-name="P179">Type your name in the top box.</text:p>
        </text:list-item>
        <text:list-item>
          <text:p text:style-name="P179">The computer’s name is the name that it will have on any local network.</text:p>
        </text:list-item>
        <text:list-item>
          <text:p text:style-name="P179">The <text:span text:style-name="T3">username</text:span> you type in will be used a<text:span text:style-name="T260">s</text:span> the name of your user folder in the Home directory. </text:p>
        </text:list-item>
        <text:list-item>
          <text:p text:style-name="P179">It is smart to use a good password –<text:span text:style-name="T180"> one that you can remember.</text:span> </text:p>
        </text:list-item>
        <text:list-item>
          <text:p text:style-name="P179">You should keep the button selected “Require my password to log in.” </text:p>
        </text:list-item>
      </text:list>
      <text:p text:style-name="P74"/>
      <text:p text:style-name="P75">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60">Most installs take less than 30 minutes</text:span>.</text:p>
      <text:h text:style-name="P188" text:outline-level="3">Step 1<text:span text:style-name="T217">4</text:span>. Wait for the installation to complete</text:h>
      <text:p text:style-name="P76">When the installation is finished a dialog will appear that looks like this:</text:p>
      <text:p text:style-name="P77"/>
      <text:p text:style-name="P77"><draw:frame draw:style-name="fr5" draw:name="Image47" text:anchor-type="paragraph" svg:width="6.9252in" svg:height="0.6972in" draw:z-index="41"><draw:image xlink:href="../wasta-docs-images/Installation-has-finished.png" xlink:type="simple" xlink:show="embed" xlink:actuate="onLoad"/></draw:frame></text:p>
      <text:p text:style-name="P76">Click on the <text:span text:style-name="T3">Restart Now</text:span> button. <text:span text:style-name="T181">As the computer shuts down you will see:</text:span></text:p>
      <text:p text:style-name="P76"/>
      <text:p text:style-name="P76"><draw:frame draw:style-name="fr3" draw:name="Image48" text:anchor-type="paragraph" svg:width="5.6508in" svg:height="3.8236in" draw:z-index="42"><draw:image xlink:href="../wasta-docs-images/Install-please-remove-installation-media.png" xlink:type="simple" xlink:show="embed" xlink:actuate="onLoad"/></draw:frame></text:p>
      <text:p text:style-name="P76"/>
      <text:p text:style-name="P76"><text:span text:style-name="T64">R</text:span><text:span text:style-name="T3">emove the </text:span><text:span text:style-name="T65">memory stick</text:span> <text:span text:style-name="T181">at the prompt and press </text:span><text:span text:style-name="T64">Enter</text:span><text:span text:style-name="T181"> to </text:span>reboot <text:span text:style-name="T182">the computer.</text:span></text:p>
      <text:h text:style-name="P188" text:outline-level="3"><text:soft-page-break/>Step 1<text:span text:style-name="T217">5</text:span>. Restart into Wasta Linux</text:h>
      <text:p text:style-name="P76">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70"/>
      <text:p text:style-name="P70"><draw:frame draw:style-name="fr3" draw:name="Image49" text:anchor-type="paragraph" svg:width="6.5736in" svg:height="4.2772in" draw:z-index="43"><draw:image xlink:href="../wasta-docs-images/Login-screen.png" xlink:type="simple" xlink:show="embed" xlink:actuate="onLoad"/></draw:frame></text:p>
      <text:p text:style-name="P70"/>
      <text:p text:style-name="P76"><text:s/>If the prompt inside the login box asks for your Username, you can type it in, or click on <text:span text:style-name="T274">the user name</text:span> with a mouse to get the Password prompt.</text:p>
      <text:h text:style-name="P188" text:outline-level="3">Step 1<text:span text:style-name="T217">6</text:span>. Customize your background image</text:h>
      <text:p text:style-name="P69"><text:span text:style-name="T104">Once the system has started up, and you have logged in, you can s</text:span>et <text:span text:style-name="T104">the </text:span>background<text:span text:style-name="T104"> image</text:span>: Right<text:span text:style-name="T104">-click</text:span> on <text:span text:style-name="T104">the </text:span>desktop<text:span text:style-name="T104"> and select</text:span> “<text:span text:style-name="T104">C</text:span>hange <text:span text:style-name="T104">D</text:span>esktop <text:span text:style-name="T104">B</text:span>ackground”. <text:span text:style-name="T183">The </text:span><text:span text:style-name="T42">Backgrounds</text:span><text:span text:style-name="T183"> applet will appear:</text:span></text:p>
      <text:p text:style-name="P69"/>
      <text:p text:style-name="P69"><draw:frame draw:style-name="fr2" draw:name="Image50" text:anchor-type="paragraph" svg:width="6.9252in" svg:height="5.1209in" draw:z-index="44"><draw:image xlink:href="../wasta-docs-images/Backgrounds-applet.png" xlink:type="simple" xlink:show="embed" xlink:actuate="onLoad"/></draw:frame><text:soft-page-break/></text:p>
      <text:p text:style-name="P78">You can select a stock picture from one of the Linux distributions by selecting the distribution name in the left panel. Alternatively, you can select a Background image from your Pictures folder. You can load a different folder by clicking on the little <text:span text:style-name="T43">+</text:span><text:span text:style-name="T104"> button to add a </text:span>folder of pictures <text:span text:style-name="T104">to the </text:span>selection <text:span text:style-name="T104">list. </text:span></text:p>
      <text:p text:style-name="P78"/>
      <text:p text:style-name="P76">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88" text:outline-level="3">Step 1<text:span text:style-name="T217">7</text:span>. Configure other post-install settings</text:h>
      <text:p text:style-name="P54">While most software and resources are immediately available for use, some programs like Paratext and Adapt It will need additional setup and configuration. </text:p>
      <text:h text:style-name="P205" text:outline-level="4">Configuring Paratext:</text:h>
      <text:p text:style-name="P54">The <text:span text:style-name="T184">Paratext</text:span> registration information will need to be entered for the specific user of the computer. <text:span text:style-name="T184">Paratext</text:span> will also need to have its projects created, and if used in collaboration with <text:span text:style-name="T184">Adapt It</text:span>, <text:span text:style-name="T184">Paratext</text:span> will need the following projects setup as a minimum for collaboration with <text:span text:style-name="T184">Adapt It</text:span>:</text:p>
      <text:p text:style-name="P54"><text:s text:c="3"/>* A <text:span text:style-name="T3">source</text:span> language <text:span text:style-name="T184">Paratext</text:span> project - containing the Scripture books imported into the <text:span text:style-name="T184">Paratext</text:span> <text:soft-page-break/>project that will be used in <text:span text:style-name="T184">Adapt It </text:span>as <text:span text:style-name="T3">source</text:span> text for adaptation work. </text:p>
      <text:p text:style-name="P54"><text:s text:c="3"/>* A <text:span text:style-name="T3">target</text:span> language <text:span text:style-name="T184">Paratext</text:span> project - containing Scripture books created as empty books (i.e., "empty" but containing chapter and verse numbers when created within <text:span text:style-name="T184">Paratext</text:span>). <text:span text:style-name="T188">This initially “empty” project will be used in </text:span><text:span text:style-name="T185">Adapt It</text:span><text:span text:style-name="T188"> as target or translation text for adaptation work, and will be transferred automatically to </text:span><text:span text:style-name="T185">Paratext</text:span><text:span text:style-name="T188"> each time the adaptation document is saved within </text:span><text:span text:style-name="T185">Adapt It</text:span><text:span text:style-name="T188">.</text:span> </text:p>
      <text:h text:style-name="P205" text:outline-level="4">Configuring Adapt It:</text:h>
      <text:p text:style-name="P69"><text:span text:style-name="T186">Adapt It</text:span><text:span text:style-name="T80"> can be configured to collaborate with </text:span><text:span text:style-name="T186">Paratext</text:span><text:span text:style-name="T80">, but the necessary </text:span><text:span text:style-name="T186">Paratext</text:span><text:span text:style-name="T80"> projects need to be created first (see above). Once the </text:span><text:span text:style-name="T186">Paratext</text:span><text:span text:style-name="T80"> projects are created for the source language and target languages, </text:span><text:span text:style-name="T81">an administrator can make the "Administrator" menu visible within </text:span><text:span text:style-name="T187">Adapt It</text:span><text:span text:style-name="T81">, and use </text:span><text:span text:style-name="T98">its </text:span><text:span text:style-name="T81">“</text:span><text:span text:style-name="T42">Setup Or Remove Collaboration</text:span><text:span text:style-name="T98">” </text:span><text:span text:style-name="T81">menu to set up one or more </text:span><text:span text:style-name="T187">Adapt It</text:span><text:span text:style-name="T81"> collaboration projects between </text:span><text:span text:style-name="T187">Adapt It</text:span><text:span text:style-name="T81"> and </text:span><text:span text:style-name="T187">Paratext</text:span><text:span text:style-name="T81">. </text:span><text:span text:style-name="T80">See the Adapt It HTML document named Help_for_Administrators.htm for more details on how to set up collaboration between </text:span><text:span text:style-name="T186">Paratext</text:span><text:span text:style-name="T80"> and </text:span><text:span text:style-name="T186">Adapt It</text:span><text:span text:style-name="T80">. <text:s/></text:span></text:p>
      <text:p text:style-name="P79"/>
      <text:h text:style-name="Heading_20_3" text:outline-level="3">Appendix</text:h>
      <text:h text:style-name="Heading_20_4" text:outline-level="4"><text:span text:style-name="T197">If</text:span><text:bookmark-start text:name="If_the_partitioner_cannot_create_partitions"/> <text:span text:style-name="T195">the partitioner</text:span> cannot create partitions <text:span text:style-name="T232">or</text:span> the drive has “unusable” space on it<text:bookmark-end text:name="If_the_partitioner_cannot_create_partitions"/></text:h>
      <text:p text:style-name="P101">If you are reading this section of the appendix, it is likely due to getting the following error message</text:p>
      <text:p text:style-name="P85"/>
      <text:p text:style-name="P85"><draw:frame draw:style-name="fr3" draw:name="Image61" text:anchor-type="paragraph" svg:width="6.1091in" svg:height="2.239in" draw:z-index="60"><draw:image xlink:href="../wasta-docs-images/GParted-select-partition-and-Create-New-Partition-Error-not-possible.png" xlink:type="simple" xlink:show="embed" xlink:actuate="onLoad"/></draw:frame></text:p>
      <text:p text:style-name="P85"/>
      <text:p text:style-name="P85"><text:span text:style-name="T222">when you tried to create an extended partition on the computer’s hard drive. Or, you may have noticed that GParted shows that a large section of </text:span>space on your hard drive is “<text:span text:style-name="T3">unusable</text:span>” similar to what is depicted by <text:span text:style-name="T211">the</text:span> illustration <text:span text:style-name="T211">below</text:span>:</text:p>
      <text:p text:style-name="P80"/>
      <text:p text:style-name="P80"><draw:frame draw:style-name="fr3" draw:name="Image39" text:anchor-type="paragraph" svg:width="6.7654in" svg:height="4.3783in" draw:z-index="45"><draw:image xlink:href="../wasta-docs-images/GParted-Live-Install-unusable-space-example.png" xlink:type="simple" xlink:show="embed" xlink:actuate="onLoad"/></draw:frame><text:soft-page-break/></text:p>
      <text:p text:style-name="P86"><text:span text:style-name="T222">For either of these situations,</text:span> it is likely that there are already the maximum number of “primary” partitions <text:span text:style-name="T198">(4) </text:span>configured on your hard drive. <text:span text:style-name="T195">The sections below will tell more about how to handle this situation, and make it possible for you to install the 3 Linux partitions we will add to your computer’s hard drive during the installation of the Wasta Linux system on your computer. </text:span></text:p>
      <text:p text:style-name="P86"/>
      <text:p text:style-name="P86"><text:span text:style-name="T195">First we’ll present some educational background information about partitions and partitioning. But, if you are in a hurry, you can skip down to the section called </text:span><text:a xlink:type="simple" xlink:href="#How_to_recover_the_unusable_space" text:style-name="Internet_20_link" text:visited-style-name="Visited_20_Internet_20_Link"><text:span text:style-name="T195">How to recover the unusable space</text:span></text:a><text:span text:style-name="T195">.</text:span></text:p>
      <text:h text:style-name="Heading_20_4" text:outline-level="4"><text:bookmark-start text:name="Partitions and partitioning – background information"/>Partitions and partitioning – background information<text:bookmark-end text:name="Partitions and partitioning – background information"/></text:h>
      <text:p text:style-name="P125"><text:span text:style-name="T191">In the realm of</text:span> <text:span text:style-name="T191">disk </text:span>partitioning, <text:span text:style-name="T191">there are three types of disk partitions: p</text:span>rimary, extended, and logical partitions. </text:p>
      <text:p text:style-name="P87">There are two partitioning schemes in common use today: <text:s/>the Master Boot Record or <text:span text:style-name="T190">MBR partitioning scheme, and the <text:s/>GUID Partition Table or GPT partitioning scheme. The MBR scheme is older and is gradually being replaced by the newer GPT scheme.</text:span></text:p>
      <text:p text:style-name="P87"/>
      <text:p text:style-name="P124">A disk with a traditional partition table <text:span text:style-name="T191">(MBR) </text:span>can only have up to <text:span text:style-name="T200">4</text:span> partitions. <text:span text:style-name="T191">In the MBR scheme, e</text:span>ach disk can have up to <text:span text:style-name="T200">4</text:span> primary partitions or <text:span text:style-name="T200">3</text:span> primary partitions and <text:span text:style-name="T200">1</text:span> extended partition. If you need <text:span text:style-name="T200">4</text:span> partitions or less, you can just create them as primary partitions. Extended and logical partitions are a way to get around this limitation, <text:span text:style-name="T198">but logical partitions must be created within an extended partition container – and that extended partition container itself must take the place of one of the 4 possible primary partitions</text:span>.</text:p>
      <text:p text:style-name="P153"><text:span text:style-name="T191">If</text:span> you want <text:span text:style-name="T191">to have 6</text:span> partitions on a single drive, <text:span text:style-name="T191">one way to do that is to </text:span>create <text:span text:style-name="T200">3</text:span> primary partitions <text:soft-page-break/><text:span text:style-name="T191">and</text:span> <text:span text:style-name="T200">1</text:span> extended partition <text:span text:style-name="T196">in the last primary partition slot</text:span>. The extended partition effectively functions as a container that allows you to create<text:span text:style-name="T191"> more</text:span> logical partitions <text:span text:style-name="T191">within that extended partition container</text:span>. So <text:span text:style-name="T199">then</text:span>, if you needed <text:span text:style-name="T200">6</text:span> partitions, you <text:span text:style-name="T191">can </text:span>create <text:span text:style-name="T200">3</text:span> primary partitions, <text:span text:style-name="T200">1</text:span> <text:span text:style-name="T200">main </text:span>extended partition, and then <text:span text:style-name="T200">3</text:span> <text:span text:style-name="T199">more </text:span>logical <text:span text:style-name="T191">(extended)</text:span> partitions inside the <text:span text:style-name="T191">main </text:span>extended partition. You could also just create a single primary partition, an extended partition <text:span text:style-name="T199">container</text:span>, and <text:span text:style-name="T191">put 5</text:span> logical <text:span text:style-name="T191">(extended) </text:span>partitions <text:span text:style-name="T191">inside the main extended partition. The main restriction for the MBR scheme is that you cannot have </text:span>more than <text:span text:style-name="T200">4</text:span> primary partitions at a time. </text:p>
      <text:p text:style-name="P155">Here is an example illustrating how the partitioning was done for a typical laptop computer after it had been configured to dual boot to either Windows 10 or to Wasta Linux. <text:span text:style-name="T261">The </text:span>illustration <text:span text:style-name="T261">below </text:span>is derived from the Linux “Disks” program that is part of Wasta Linux. <text:span text:style-name="T261">It is not a view of the partitioning you will see during installation</text:span>:</text:p>
      <text:p text:style-name="P81"><draw:frame draw:style-name="fr3" draw:name="Image40" text:anchor-type="paragraph" svg:width="6.9252in" svg:height="3.422in" draw:z-index="47"><draw:image xlink:href="../wasta-docs-images/Dual_Boot_Disks_View_of_partitions.png" xlink:type="simple" xlink:show="embed" xlink:actuate="onLoad"/></draw:frame></text:p>
      <text:p text:style-name="P93">In the above illustration notice the following:</text:p>
      <text:list xml:id="list2063776167" text:style-name="L8">
        <text:list-item>
          <text:p text:style-name="P191">Partition 1, Partition 2, and Partition 3 are “Primary partitions” <text:span text:style-name="T207">that came with the Windows computer</text:span>. <text:span text:style-name="T207">Partition 1 is the System partition; Partition 2 is the main Windows partition, and Partition 3 is the Recovery partition. Before we added the Extended Partition 4, we shrank down the Windows Partition 2, and moved the Recovery Partition 3 (without changing its size) to the left to align with the right end of the shrunken Windows partition 2. That left about 341 GB of free space at the right end of the drive for creating the Extended partition 4.</text:span></text:p>
        </text:list-item>
        <text:list-item>
          <text:p text:style-name="P191">Partition 4 is an “Extended Partition” - it is a container <text:span text:style-name="T201">residing in the 4</text:span><text:span text:style-name="T202">th</text:span><text:span text:style-name="T201"> primary slot and contains </text:span>additional logical (extended) partitions. Notice that the Extended Partition 4 <text:span text:style-name="T200">becomes a container that </text:span>spans over the <text:span text:style-name="T201">3 </text:span>logical partitions <text:span text:style-name="T207">shown </text:span>below it <text:span text:style-name="T207">in the above illustration</text:span>.</text:p>
        </text:list-item>
        <text:list-item>
          <text:p text:style-name="P191">Partition 5, Partition 6, and Partition 7 are <text:span text:style-name="T207">the logical (extended) partitions existing within the main extended partition 4 that spans above them. Sometimes an installer may skip a partition number when configuring logical partitions – so the logical partitions shown above might become Partition 6, Partition 7 and Partition 8, instead of 5, 6, and 7 as shown above.</text:span></text:p>
        </text:list-item>
        <text:list-item>
          <text:p text:style-name="P192">Notice there are two small areas of “Free Space” - one at the end of the disk space and another <text:soft-page-break/>one between logical partition 6 and 7. The partitioner will create these automatically if needed in order to align the partitions most efficiently.</text:p>
        </text:list-item>
      </text:list>
      <text:p text:style-name="P84"><text:span text:style-name="T261">As mentioned above, the older partitioning </text:span>scheme is the Master Boot Record or <text:span text:style-name="T190">MBR partitioning scheme as described above, but it is still very common and the easiest scheme for installing a Wasta system alongside Windows on a single computer. </text:span>The MBR scheme<text:span text:style-name="T190"> is limited to 4 Windows </text:span><text:span text:style-name="T44">primary</text:span><text:span text:style-name="T190"> partitions (but one of those can be configured as an extended partition for containing logical partitions) as described above. Because of the 4 primary partition limitation of the MBR partitioning scheme, much of this document focuses on how to install additional Linux partitions under the MBR partitioning scheme.</text:span></text:p>
      <text:p text:style-name="P83"/>
      <text:p text:style-name="P91"><text:span text:style-name="T261">Th</text:span>e GUID Partition Table or GPT <text:span text:style-name="T261">scheme</text:span> is a standard for the layout of the partition table on a physical storage device, such as a hard disk drive or solid-state drive, using globally unique identifiers (<text:span text:style-name="T261">called “</text:span>GUID”). GPT is newer partitioning scheme that is becoming increasingly popular since it can directly handle more than 4 partitions (up to 128), and the GPT drive format lets you set up drives that are larger than 4 terabytes (TB) – with each partition size up to 18 exabytes (about 18.8 million terabytes) of space. </text:p>
      <text:p text:style-name="P91"/>
      <text:p text:style-name="P94">Wasta Linux is fully compatible with <text:span text:style-name="T261">both the MBR and </text:span>the GPT partitioning scheme<text:span text:style-name="T261">s</text:span>. A computer equipped with GPT partitioned drive would be an easy environment for installing Linux, except for some complications that can arise due to <text:span text:style-name="T261">the use of a security feature called “Secure Boot”.</text:span></text:p>
      <text:p text:style-name="P90"/>
      <text:p text:style-name="P92"><text:span text:style-name="T262">T</text:span>he GPT partitioning scheme <text:span text:style-name="T262">has</text:span> support<text:span text:style-name="T262">ed the </text:span>“Secure Boot” <text:span text:style-name="T262">feature since</text:span> 2012, <text:span text:style-name="T262">but manufacturers have varied in the way and extent to which they have implemented the feature</text:span>. <text:span text:style-name="T262">For our purposes in installing Linux on a Windows computer, the Secure Boot mechanism - and the way it is implemented - make it more difficult to boot from a “Live” Wasta Linux memory stick and install Wasta Linux. As a result, Wasta documentation gives guidance on how to turn off Secure Boot as part of the Wasta Linux installation process (see the details in Step 1 of the “</text:span><text:a xlink:type="simple" xlink:href="../How%20to%20install%20Wasta%20Linux%20totally%20replacing%20Windows.html#Step%201" text:style-name="Internet_20_link" text:visited-style-name="Visited_20_Internet_20_Link"><text:span text:style-name="T262">How to install Wasta Linux totally replacing Windows</text:span></text:a><text:span text:style-name="T262">” document).</text:span></text:p>
      <text:p text:style-name="P83"/>
      <text:p text:style-name="P88">Hard drives need at least one partition in order to be able to store programs and data. The Windows operating system requires at least one primary partition to boot its system, <text:span text:style-name="T262">and that primary partition needs to be the first partition on the first hard drive (drive 0) recognized by the system</text:span>. The Linux operating system <text:span text:style-name="T262">is the really flexible guy in the neighborhood. Linux </text:span>can boot itself <text:span text:style-name="T262">from almost anywhere - </text:span>without the requirement of having its system being stored on a primary partition, <text:span text:style-name="T262">or the first partition on the first hard drive in the system</text:span>.</text:p>
      <text:p text:style-name="P82"/>
      <text:p text:style-name="P82"><text:span text:style-name="T192">Note: You cannot</text:span> modify a partition while it’s in-use. <text:s/><text:span text:style-name="T192">F</text:span>or example, you can<text:span text:style-name="T192">not </text:span>delete <text:span text:style-name="T192">or resize </text:span>a Windows system partition while <text:span text:style-name="T262">Windows itself is</text:span> running from <text:span text:style-name="T192">that partition</text:span>. <text:span text:style-name="T192">This is one reason that we</text:span> need to boot from a Linux live <text:span text:style-name="T192">memory stick</text:span> to make <text:span text:style-name="T192">partitioning</text:span> changes. <text:span text:style-name="T209">A partition may also be in-use under Windows, if Windows is not fully “shut down”, or is in “sleep” or “hibernation” mode in which it has saved part of its operating system and data to a temporary location without completely shutting down the system. For this reason you should always make sure than Windows is fully shut down – and not sleeping, or hybernating, or in some other temporary state before installing Linux with the Live memory stick.</text:span></text:p>
      <text:p text:style-name="P82"/>
      <text:p text:style-name="P89">The newer partitioning scheme is called GPT which allows virtually unlimited number of partitions on <text:soft-page-break/>a hard drive. </text:p>
      <text:p text:style-name="P81"/>
      <text:p text:style-name="P89"><text:span text:style-name="T263">Manufacturers of Windows computers used to supply separate media disks for Windows system recovery.</text:span> <text:span text:style-name="T263">In more recent times, however, </text:span>it is likely that the manufacturer set up the partitioning for <text:span text:style-name="T263">your</text:span> Windows system with one or more primary partitions <text:span text:style-name="T263">dedicated as</text:span> recovery or backup partitions - in lieu of <text:span text:style-name="T210">supplying you with physical </text:span>DVDs or other external recovery/backup media. </text:p>
      <text:h text:style-name="P206" text:outline-level="4">Default Partition Layout of Windows computers</text:h>
      <text:p text:style-name="P39">The partitions that come on a Windows computer can vary a lot in number, size, order of arrangement and naming. Various computer manufacturers also tend to modify the <text:span text:style-name="T264">recommended partition setup</text:span> that Microsoft specifies, and sometimes add one or more additional partitions. The Windows operating system is much more rigid than Linux as to where the partition <text:span text:style-name="T264">is located </text:span>that contains its system and boot loading files. Generally <text:span text:style-name="T264">for Windows, a </text:span><text:span text:style-name="T46">System</text:span><text:span text:style-name="T206"> partition</text:span> must be the first partition on the first disk that is recognized by the computer system’s firmware.</text:p>
      <text:p text:style-name="P39"/>
      <text:p text:style-name="P40">The tricky part is that various computer manufacturers may put different labels on the partitions they create on their Windows-equipped computers. They may also add one or more additional partitions for backup purposes and also for “value added” things – also commonly called “bloat-ware”. </text:p>
      <text:p text:style-name="P38"/>
      <text:p text:style-name="P5"><text:span text:style-name="T264">Basic Rule: </text:span>Generally speaking, <text:span text:style-name="T264">on a Windows system</text:span>, any partitions that are located before (to the left of) the main (and largest) Windows partition (see the partition layout diagrams below), are critical to the operating of the Windows operating system. <text:span text:style-name="T264">They should not be changed or moved. </text:span>Any partitions that are located after (to the right of) the main Windows partition, are auxiliary and not critical to the day-to-day operation of the Windows system.</text:p>
      <text:h text:style-name="P198" text:outline-level="5">BIOS –<text:span text:style-name="T203"> based Windows computers</text:span></text:h>
      <text:p text:style-name="Standard">For BIOS-based <text:span text:style-name="T205">computers</text:span>, Microsoft specifies a default partition layout <text:span text:style-name="T205">for Windows that includes the following: </text:span>a system partition, a Windows partition, and a recovery tools partition, <text:span text:style-name="T204">as shown in the graphic below:</text:span></text:p>
      <text:p text:style-name="P36"><draw:frame draw:style-name="fr5" draw:name="Image41" text:anchor-type="paragraph" svg:width="6.9252in" svg:height="1.0618in" draw:z-index="48"><draw:image xlink:href="../wasta-docs-images/Partitioning-Win10-default-partition-layout-for-BIOS-pcs.png" xlink:type="simple" xlink:show="embed" xlink:actuate="onLoad"/></draw:frame><text:span text:style-name="T208">Web Reference: </text:span><text:a xlink:type="simple" xlink:href="https://docs.microsoft.com/en-us/windows-hardware/manufacture/desktop/configure-biosmbr-based-hard-drive-partitions" text:style-name="Internet_20_link" text:visited-style-name="Visited_20_Internet_20_Link"><text:span text:style-name="T208">https://docs.microsoft.com/en-us/windows-hardware/manufacture/desktop/configure-biosmbr-based-hard-drive-partitions</text:span></text:a></text:p>
      <text:p text:style-name="P36"/>
      <text:p text:style-name="P37"><text:span text:style-name="T265">I</text:span><text:span text:style-name="T66">mplications f</text:span><text:span text:style-name="T3">or dual booting</text:span>: <text:span text:style-name="T265">I</text:span>f your computer has only 3 partitions similar to what is shown in the above illustration, you can usually just add 1 main <text:span text:style-name="T3">extended</text:span> partition, and create the 3 Linux partitions as logical (extended) partitions within that extended partition. If you find 4 <text:s/>or more primary partitions on your Windows computer, so that after shrinking the Windows partition down to make space available for Linux, that space is “unusable”, you can probably safely delete one <text:span text:style-name="T210">or more </text:span>of the additional partitions <text:span text:style-name="T265">after (to the right of) the main Windows partition - </text:span>leaving the 3 Windows partitions shown above <text:span text:style-name="T211">(System, Windows and Recovery)</text:span>. </text:p>
      <text:h text:style-name="P198" text:outline-level="5">UEFI –<text:span text:style-name="T203"> based Windows computers</text:span></text:h>
      <text:p text:style-name="P154"><text:span text:style-name="T205">For UEFI-based computers, Microsoft specifies a default partition layout for Windows that includes the </text:span><text:soft-page-break/><text:span text:style-name="T205">following:</text:span> a system partition, an M<text:span text:style-name="T205">icrosoft Reserved Partition (called a MSR)</text:span>, a Windows partition, and a recovery tools partition, <text:span text:style-name="T205">as shown in the graphic below:</text:span></text:p>
      <text:p text:style-name="P36"><draw:frame draw:style-name="fr5" draw:name="Image43" text:anchor-type="paragraph" svg:width="6.9252in" svg:height="1.0618in" draw:z-index="49"><draw:image xlink:href="../wasta-docs-images/Partitioning-Win10-default-partition-layout-for-UEFI-pcs.png" xlink:type="simple" xlink:show="embed" xlink:actuate="onLoad"/></draw:frame><text:span text:style-name="T208">Web Reference: <text:s/></text:span><text:a xlink:type="simple" xlink:href="https://docs.microsoft.com/en-us/windows-hardware/manufacture/desktop/configure-uefigpt-based-hard-drive-partitions" text:style-name="Internet_20_link" text:visited-style-name="Visited_20_Internet_20_Link"><text:span text:style-name="T208">https://docs.microsoft.com/en-us/windows-hardware/manufacture/desktop/configure-uefigpt-based-hard-drive-partitions</text:span></text:a></text:p>
      <text:p text:style-name="P36"/>
      <text:p text:style-name="P46"><text:span text:style-name="T265">I</text:span><text:span text:style-name="T66">mplications for dual booting</text:span><text:span text:style-name="T265">: If your computer has 4 partitions (or more) similar to what is shown in the above illustration, and the disk uses the MBR partitioning scheme, you may need to determine which which of the 4 or more primary partitions can be deleted in order to make usable free space to install the Wasta Linux partitions. If, after shrinking the Windows partition down to make space available for Linux, that freed space turns out to be “unusable”, you can probably safely delete the Recovery partition, and any other primary partition to the right of the main Windows partition - leaving the first 3 Windows partitions shown above (System, MSR and the main Windows partition). </text:span></text:p>
      <text:h text:style-name="Heading_20_4" text:outline-level="4"><text:bookmark-start text:name="How_to_recover_the_unusable_space"/>How to recover the unusable space<text:bookmark-end text:name="How_to_recover_the_unusable_space"/></text:h>
      <text:p text:style-name="P98">This section describes how to recover the unusable space, and successfully create an extended partition in that space in preparation for the installation of the Wasta Linux system. It assumes that the reason for the unusable space is that there are already 4 primary partitions as part of the Windows system MBR configuration on the computer’s hard drive. </text:p>
      <text:p text:style-name="P98"/>
      <text:p text:style-name="P98">Our strategy will be the following:</text:p>
      <text:list xml:id="list1038548841" text:style-name="L9">
        <text:list-item>
          <text:p text:style-name="P193">Remove one or more of the non-critical Windows partitions (leaving just 3 primary partitions)</text:p>
        </text:list-item>
        <text:list-item>
          <text:p text:style-name="P193">Move a non-critical Windows partition back to maximize the free space for Linux</text:p>
        </text:list-item>
        <text:list-item>
          <text:p text:style-name="P193">Create an Extended partition within the free space <text:span text:style-name="T266">(where Linux partitions will be created during Linux installation)</text:span></text:p>
        </text:list-item>
      </text:list>
      <text:h text:style-name="Heading_20_5" text:outline-level="5"><text:bookmark-start text:name="Remove one or more of the non-critical Windows partitions"/>Remove one or more of the non-critical Windows partitions<text:bookmark-end text:name="Remove one or more of the non-critical Windows partitions"/> (leaving just 3 primary partitions)</text:h>
      <text:p text:style-name="P99">The following GParted screen illustration shows a<text:span text:style-name="T223">n example</text:span> Windows 10 situation that <text:span text:style-name="T233">already </text:span>has 4 primary partitions, <text:span text:style-name="T223">the</text:span> main partition (sda2) has <text:span text:style-name="T266">also </text:span>been shrunk down by following the first 4 steps of this document:</text:p>
      <text:p text:style-name="P99"/>
      <text:p text:style-name="P97"><draw:frame draw:style-name="fr2" draw:name="Image62" text:anchor-type="paragraph" svg:width="6.9252in" svg:height="4.55in" draw:z-index="61"><draw:image xlink:href="../wasta-docs-images/GParted-select-partition-and-Recover-unusable-space-after-shrinking-main-Windows-partition.png" xlink:type="simple" xlink:show="embed" xlink:actuate="onLoad"/></draw:frame><text:soft-page-break/></text:p>
      <text:p text:style-name="P104">If you<text:span text:style-name="T234">r</text:span> GParted screen does not show a significant amount of unallocated space you should go back up to <text:a xlink:type="simple" xlink:href="#Step 4 - Use GParted to shrink the main Windows partition" text:style-name="Internet_20_link" text:visited-style-name="Visited_20_Internet_20_Link"><text:span text:style-name="T234">Step 4. Use GParted to shrink the main Windows partition</text:span></text:a><text:span text:style-name="T234">, and shrink the main Windows partition, then return here to continue with this procedure.</text:span></text:p>
      <text:p text:style-name="P104"/>
      <text:p text:style-name="P105">In order to add Linux partitions, we need to remove one or more of the non-critical Windows partitions.</text:p>
      <text:p text:style-name="P105"><text:span text:style-name="T235">Assuming GParted shows that you have at least 4 partitions, s</text:span>elect/<text:span text:style-name="T236">highlight</text:span> the <text:span text:style-name="T3">last</text:span> partition in your GParted list of partitions, <text:span text:style-name="T236">as shown in the illustration above </text:span>(it is the sda4 partition <text:span text:style-name="T236">above</text:span>). <text:span text:style-name="T267">Then click on the </text:span><text:span text:style-name="T67">Delete partition icon</text:span><text:span text:style-name="T237"> in the tool bar as shown in the illustration below:</text:span></text:p>
      <text:p text:style-name="P105"/>
      <text:p text:style-name="P105"><draw:frame draw:style-name="fr3" draw:name="Image63" text:anchor-type="paragraph" svg:width="5.3402in" svg:height="3.498in" draw:z-index="62"><draw:image xlink:href="../wasta-docs-images/GParted-select-partition-and-Remove-last-partition-Remove-icon.png" xlink:type="simple" xlink:show="embed" xlink:actuate="onLoad"/></draw:frame><text:soft-page-break/></text:p>
      <text:p text:style-name="P106">The Delete operation is now s<text:span text:style-name="T238">h</text:span>own as a pending operation in the lower pane of the GParted window:</text:p>
      <text:p text:style-name="P106"/>
      <text:p text:style-name="P106"><draw:frame draw:style-name="fr3" draw:name="Image64" text:anchor-type="paragraph" svg:width="5.1945in" svg:height="3.4102in" draw:z-index="63"><draw:image xlink:href="../wasta-docs-images/GParted-select-partition-and-Remove-last-partition-now-pending.png" xlink:type="simple" xlink:show="embed" xlink:actuate="onLoad"/></draw:frame></text:p>
      <text:p text:style-name="P107">Notice that we now have “unallocated” space in two different parts of the hard drive: (1) 168.65 GiB of space that we freed up by shrinking the main Windows partition <text:span text:style-name="T268">earlier</text:span>, and (2) 6.84 GiB that was just freed by the deletion of partition sda4. The sda3 partition is <text:span text:style-name="T240">now located</text:span> in between the two unallocated spaces. To best utilize the hard drive space, we will now <text:span text:style-name="T3">move</text:span> the sda3 partition (labeled “Lenovo_Recovery”) <text:span text:style-name="T3">up</text:span> to reside adjacent to <text:span text:style-name="T239">the sda2 main Windows partition – moving it up without changing its size. That will result in all of the unallocated space merging together and residing at the end of the hard drive – which is more ideal.</text:span></text:p>
      <text:h text:style-name="Heading_20_5" text:outline-level="5"><text:soft-page-break/>Move partition(s) up to maximize the contiguous space</text:h>
      <text:p text:style-name="P107"/>
      <text:p text:style-name="P108">Now <text:span text:style-name="T3">select the partition that needs to be moved up</text:span> (<text:span text:style-name="T241">sda3 labeled Lenovo_Recovery) and click on the </text:span><text:span text:style-name="T54">Resize/Move</text:span><text:span text:style-name="T241"> icon in the tool bar as shown in the illustration below:</text:span></text:p>
      <text:p text:style-name="P108"/>
      <text:p text:style-name="P108"><draw:frame draw:style-name="fr3" draw:name="Image65" text:anchor-type="paragraph" svg:width="5.778in" svg:height="3.7917in" draw:z-index="64"><draw:image xlink:href="../wasta-docs-images/GParted-select-partition-and-Resize-Move-last-partition-Resize-move-icon.png" xlink:type="simple" xlink:show="embed" xlink:actuate="onLoad"/></draw:frame></text:p>
      <text:p text:style-name="P109">The Resize/Move dialog pops up:</text:p>
      <text:p text:style-name="P109"/>
      <text:p text:style-name="P109"><draw:frame draw:style-name="fr3" draw:name="Image66" text:anchor-type="paragraph" svg:width="4.4228in" svg:height="2.3728in" draw:z-index="65"><draw:image xlink:href="../wasta-docs-images/GParted-select-partition-and-Resize-Move-last-partition-Move-drag-left-with-mouse.png" xlink:type="simple" xlink:show="embed" xlink:actuate="onLoad"/></draw:frame></text:p>
      <text:p text:style-name="P110"><text:span text:style-name="T268">Hover your mouse over the green box representing the sda3 partition. The mouse cursor will change to a “hand” indicating the object below it can be moved. </text:span>Click down with the mouse inside <text:span text:style-name="T242">the middle of </text:span>the green box, and drag <text:span text:style-name="T268">it to the left, moving the whole partition</text:span> all the way to the left end of the graphic. <text:span text:style-name="T268">The MiB figures in the size boxes automatically change as the box is moved. </text:span>The Resize/Move dialog should then look similar to this:</text:p>
      <text:p text:style-name="P110"><text:soft-page-break/></text:p>
      <text:p text:style-name="P110"><draw:frame draw:style-name="fr3" draw:name="Image67" text:anchor-type="paragraph" svg:width="5.2445in" svg:height="2.8083in" draw:z-index="66"><draw:image xlink:href="../wasta-docs-images/GParted-select-partition-and-Resize-Move-last-partition-Move-drag-left-at-left-end.png" xlink:type="simple" xlink:show="embed" xlink:actuate="onLoad"/></draw:frame> </text:p>
      <text:p text:style-name="P111">With the partition now at the left end, click on the <text:span text:style-name="T3">Resize/Move</text:span> button as shown above. <text:span text:style-name="T243">The program warns about the action:</text:span></text:p>
      <text:p text:style-name="P111"/>
      <text:p text:style-name="P111"><draw:frame draw:style-name="fr3" draw:name="Image68" text:anchor-type="paragraph" svg:width="4.6154in" svg:height="2.7709in" draw:z-index="67"><draw:image xlink:href="../wasta-docs-images/GParted-select-partition-and-Resize-Move-last-partition-Warning-message.png" xlink:type="simple" xlink:show="embed" xlink:actuate="onLoad"/></draw:frame></text:p>
      <text:p text:style-name="P112"/>
      <text:p text:style-name="P112">The move action is set up as a pending operation. As mentioned earlier, the pending actions are only simulated until the Apply All Operations icon is clicked.</text:p>
      <text:p text:style-name="P112"/>
      <text:p text:style-name="P112"><text:span text:style-name="T269">Notice that t</text:span>here are now two pending actions listed in the lower window pane of the GParted screen <text:span text:style-name="T269">as shown in the illustration below</text:span>:</text:p>
      <text:p text:style-name="P112"/>
      <text:p text:style-name="P112"><draw:frame draw:style-name="fr2" draw:name="Image69" text:anchor-type="paragraph" svg:width="6.9252in" svg:height="4.5472in" draw:z-index="68"><draw:image xlink:href="../wasta-docs-images/GParted-select-partition-and-Resize-Move-last-partition-2-pending-operations.png" xlink:type="simple" xlink:show="embed" xlink:actuate="onLoad"/></draw:frame><text:soft-page-break/></text:p>
      <text:p text:style-name="P113"><draw:frame draw:style-name="fr1" draw:name="Image70" text:anchor-type="paragraph" svg:x="0.011in" svg:y="0.0311in" svg:width="0.528in" svg:height="0.5693in" draw:z-index="69"><draw:image xlink:href="../wasta-docs-images/GParted-Apply-all-operations-icon.png" xlink:type="simple" xlink:show="embed" xlink:actuate="onLoad"/></draw:frame>Click on the <text:span text:style-name="T3">Apply All Operations</text:span> icon (the green tick mark) on the tool bar to apply both of the pending operations. You will see the usual confirmation message:</text:p>
      <text:p text:style-name="P113"/>
      <text:p text:style-name="P113"><draw:frame draw:style-name="fr4" draw:name="Image71" text:anchor-type="paragraph" svg:width="5.8646in" svg:height="1.698in" draw:z-index="70"><draw:image xlink:href="../wasta-docs-images/GParted-select-partition-and-Resize-dialog-resized-confirm-apply-all.png" xlink:type="simple" xlink:show="embed" xlink:actuate="onLoad"/></draw:frame></text:p>
      <text:p text:style-name="P113">Click on the <text:span text:style-name="T3">Apply</text:span> button to execute the changes. <text:span text:style-name="T245">A progress dialog will appear:</text:span></text:p>
      <text:p text:style-name="P113"/>
      <text:p text:style-name="P113"><draw:frame draw:style-name="fr2" draw:name="Image72" text:anchor-type="paragraph" svg:width="6.9252in" svg:height="2.8571in" draw:z-index="71"><draw:image xlink:href="../wasta-docs-images/GParted-select-partition-and-Resize-dialog-resized-applying-pending-progress-move.png" xlink:type="simple" xlink:show="embed" xlink:actuate="onLoad"/></draw:frame><text:soft-page-break/></text:p>
      <text:p text:style-name="P114">followed by a notice of successful completion:</text:p>
      <text:p text:style-name="P114"/>
      <text:p text:style-name="P114"><draw:frame draw:style-name="fr2" draw:name="Image73" text:anchor-type="paragraph" svg:width="6.9252in" svg:height="4.5563in" draw:z-index="72"><draw:image xlink:href="../wasta-docs-images/GParted-select-partition-and-Resize-dialog-resized-completed-move.png" xlink:type="simple" xlink:show="embed" xlink:actuate="onLoad"/></draw:frame></text:p>
      <text:p text:style-name="P115"/>
      <text:p text:style-name="P115">Click on <text:span text:style-name="T3">Close</text:span>. The GParted screen now shows the state of the hard drive:</text:p>
      <text:p text:style-name="P115"/>
      <text:p text:style-name="P115"><draw:frame draw:style-name="fr3" draw:name="Image74" text:anchor-type="paragraph" svg:width="5.6244in" svg:height="3.7in" draw:z-index="73"><draw:image xlink:href="../wasta-docs-images/GParted-select-partition-and-Resize-dialog-resized-move-completed-new-unallocated-space-selected.png" xlink:type="simple" xlink:show="embed" xlink:actuate="onLoad"/></draw:frame><text:soft-page-break/></text:p>
      <text:p text:style-name="P182">Note in the illustration above, that the unallocated space is all located at the end of the drive. </text:p>
      <text:h text:style-name="Heading_20_5" text:outline-level="5">Create an Extended partition in the unallocated space</text:h>
      <text:p text:style-name="P116"><text:span text:style-name="T244">Now, while we have GParted running, we should </text:span><text:span text:style-name="T55">add</text:span><text:span text:style-name="T246"> the Extended partition to the unallocated space:</text:span></text:p>
      <text:p text:style-name="P115"/>
      <text:p text:style-name="P117"><draw:frame draw:style-name="fr3" draw:name="Image75" text:anchor-type="paragraph" svg:width="5.8799in" svg:height="3.8563in" draw:z-index="74"><draw:image xlink:href="../wasta-docs-images/GParted-select-partition-and-Add-New-menu-Extended.png" xlink:type="simple" xlink:show="embed" xlink:actuate="onLoad"/></draw:frame></text:p>
      <text:p text:style-name="P118">With the unallocated line selected/highlighted, click on the <text:span text:style-name="T3">Partition</text:span> menu at the top of the GParted <text:soft-page-break/>program, and select <text:span text:style-name="T3">New</text:span>. <text:span text:style-name="T247">The Create new Partition dialog appears:</text:span></text:p>
      <text:p text:style-name="P100"/>
      <text:p text:style-name="P88"><draw:frame draw:style-name="fr3" draw:name="Image76" text:anchor-type="paragraph" svg:width="6.6516in" svg:height="3.0472in" draw:z-index="75"><draw:image xlink:href="../wasta-docs-images/GParted-select-partition-and-Create-New-Partition-dialog-2.png" xlink:type="simple" xlink:show="embed" xlink:actuate="onLoad"/></draw:frame></text:p>
      <text:p text:style-name="P119">In the <text:span text:style-name="T3">Create new Partition</text:span> dialog, click on the <text:span text:style-name="T3">down arrow</text:span> of the drop-down list next to the <text:span text:style-name="T3">Create as</text:span> field, as shown in the above image, and select <text:span text:style-name="T3">Extended Partition</text:span> from the list:</text:p>
      <text:p text:style-name="P119"/>
      <text:p text:style-name="P119"><draw:frame draw:style-name="fr3" draw:name="Image77" text:anchor-type="paragraph" svg:width="6.698in" svg:height="3.0728in" draw:z-index="76"><draw:image xlink:href="../wasta-docs-images/GParted-select-partition-and-Create-New-Partition-select-Extended-2.png" xlink:type="simple" xlink:show="embed" xlink:actuate="onLoad"/></draw:frame></text:p>
      <text:p text:style-name="P120"/>
      <text:p text:style-name="P120">With the <text:span text:style-name="T3">Extended Partition</text:span> item selected from the <text:span text:style-name="T3">Create as</text:span> list, click on the <text:span text:style-name="T3">Add</text:span> button at the bottom of the dialog as shown below:</text:p>
      <text:p text:style-name="P120"/>
      <text:p text:style-name="P120"><draw:frame draw:style-name="fr3" draw:name="Image78" text:anchor-type="paragraph" svg:width="6.6874in" svg:height="3.0626in" draw:z-index="77"><draw:image xlink:href="../wasta-docs-images/GParted-select-partition-and-Create-New-Partition-select-Extended-Add-2.png" xlink:type="simple" xlink:show="embed" xlink:actuate="onLoad"/></draw:frame><text:soft-page-break/></text:p>
      <text:p text:style-name="P121">The new extended partition is added to the pending operation list:</text:p>
      <text:p text:style-name="P121"/>
      <text:p text:style-name="P121"><draw:frame draw:style-name="fr2" draw:name="Image79" text:anchor-type="paragraph" svg:width="6.9252in" svg:height="4.5299in" draw:z-index="78"><draw:image xlink:href="../wasta-docs-images/GParted-select-partition-and-Create-New-Partition-Extended-pending-operation-2.png" xlink:type="simple" xlink:show="embed" xlink:actuate="onLoad"/></draw:frame></text:p>
      <text:p text:style-name="P121"><draw:frame draw:style-name="fr1" draw:name="Image80" text:anchor-type="paragraph" svg:x="0.011in" svg:y="0.0311in" svg:width="0.528in" svg:height="0.5693in" draw:z-index="79"><draw:image xlink:href="../wasta-docs-images/GParted-Apply-all-operations-icon.png" xlink:type="simple" xlink:show="embed" xlink:actuate="onLoad"/></draw:frame>Click on the <text:span text:style-name="T3">Apply All Operations</text:span> icon (the green tick) shown in the illustration above –<text:span text:style-name="T269"> to create the Extended partition</text:span>. <text:span text:style-name="T248">You will be asked to confirm the operation:</text:span></text:p>
      <text:p text:style-name="P95"/>
      <text:p text:style-name="P95"><draw:frame draw:style-name="fr4" draw:name="Image81" text:anchor-type="paragraph" svg:width="5.8646in" svg:height="1.698in" draw:z-index="80"><draw:image xlink:href="../wasta-docs-images/GParted-select-partition-and-Resize-dialog-resized-confirm-apply-all.png" xlink:type="simple" xlink:show="embed" xlink:actuate="onLoad"/></draw:frame><text:soft-page-break/></text:p>
      <text:p text:style-name="P122">Click on <text:span text:style-name="T3">Apply</text:span> to execute the pending operation. <text:span text:style-name="T270">The change</text:span> will happen quickly and you should see the following “successfully completed” message:</text:p>
      <text:p text:style-name="P122"/>
      <text:p text:style-name="P122"><draw:frame draw:style-name="fr2" draw:name="Image82" text:anchor-type="paragraph" svg:width="6.9252in" svg:height="4.5299in" draw:z-index="81"><draw:image xlink:href="../wasta-docs-images/GParted-select-partition-and-Create-New-Partition-Extended-completed-2.png" xlink:type="simple" xlink:show="embed" xlink:actuate="onLoad"/></draw:frame></text:p>
      <text:p text:style-name="P123"/>
      <text:p text:style-name="P123">Click <text:span text:style-name="T3">Close</text:span>. The Extended partition has now been added to the hard drive, as shown in the following illustration:</text:p>
      <text:p text:style-name="P123"/>
      <text:p text:style-name="P96"><draw:frame draw:style-name="fr2" draw:name="Image83" text:anchor-type="paragraph" svg:width="6.9252in" svg:height="4.5382in" draw:z-index="82"><draw:image xlink:href="../wasta-docs-images/GParted-select-partition-and-Create-New-Partition-Extended-now-showing-2.png" xlink:type="simple" xlink:show="embed" xlink:actuate="onLoad"/></draw:frame><text:soft-page-break/></text:p>
      <text:p text:style-name="P95">If you have followed this Appendix article to remove one or more Windows partitions in order to create an extended partition, <text:span text:style-name="T249">the extended partition is now in place. The extended partition (sda4 above) will now function as a container for the Linux partitions. Y</text:span>ou can now continue with the installation of Wasta Linux on the system by going back to the procedures detailed from <text:a xlink:type="simple" xlink:href="#Step 6 - Start the installer using the desktop icon" text:style-name="Internet_20_link" text:visited-style-name="Visited_20_Internet_20_Link">Step 6</text:a> and on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53</text:page-number></text:span><text:span text:style-name="MT2"> of </text:span><text:span text:style-name="MT2"><text:page-count>5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9H5M3S</meta:editing-duration>
    <meta:editing-cycles>270</meta:editing-cycles>
    <meta:generator>LibreOffice/5.3.5.2$Linux_X86_64 LibreOffice_project/30m0$Build-2</meta:generator>
    <meta:initial-creator>Jerry Pfaff</meta:initial-creator>
    <dc:date>2017-08-28T09:59:37.314622281</dc:date>
    <meta:document-statistic meta:table-count="0" meta:image-count="83" meta:object-count="0" meta:page-count="53" meta:paragraph-count="272" meta:word-count="8869" meta:character-count="52048" meta:non-whitespace-character-count="43401"/>
  </office:meta>
</office:document-meta>
</file>